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e39" style:family="table">
      <style:table-properties style:width="16.984cm" fo:margin-left="0.032cm" fo:margin-right="-0.016cm" table:align="margins"/>
    </style:style>
    <style:style style:name="Table39.A" style:family="table-column">
      <style:table-column-properties style:column-width="16.984cm" style:rel-column-width="65535*"/>
    </style:style>
    <style:style style:name="Table39.A1" style:family="table-cell">
      <style:table-cell-properties fo:background-color="#e6e6e6" fo:padding="0.097cm" fo:border="0.002cm solid #000000">
        <style:background-image/>
      </style:table-cell-properties>
    </style:style>
    <style:style style:name="Table40" style:family="table">
      <style:table-properties style:width="16.984cm" fo:margin-left="0.032cm" fo:margin-right="-0.016cm" table:align="margins"/>
    </style:style>
    <style:style style:name="Table40.A" style:family="table-column">
      <style:table-column-properties style:column-width="16.984cm" style:rel-column-width="65535*"/>
    </style:style>
    <style:style style:name="Table40.A1" style:family="table-cell">
      <style:table-cell-properties fo:background-color="#e6e6e6" fo:padding="0.097cm" fo:border="0.002cm solid #000000">
        <style:background-image/>
      </style:table-cell-properties>
    </style:style>
    <style:style style:name="Table41" style:family="table">
      <style:table-properties style:width="16.984cm" fo:margin-left="0.032cm" fo:margin-right="-0.016cm" table:align="margins"/>
    </style:style>
    <style:style style:name="Table41.A" style:family="table-column">
      <style:table-column-properties style:column-width="16.984cm" style:rel-column-width="65535*"/>
    </style:style>
    <style:style style:name="Table41.A1" style:family="table-cell">
      <style:table-cell-properties fo:background-color="#e6e6e6" fo:padding="0.097cm" fo:border="0.002cm solid #000000">
        <style:background-image/>
      </style:table-cell-properties>
    </style:style>
    <style:style style:name="Table42" style:family="table">
      <style:table-properties style:width="16.984cm" fo:margin-left="0.032cm" fo:margin-right="-0.016cm" table:align="margins"/>
    </style:style>
    <style:style style:name="Table42.A" style:family="table-column">
      <style:table-column-properties style:column-width="16.984cm" style:rel-column-width="65535*"/>
    </style:style>
    <style:style style:name="Table42.A1" style:family="table-cell">
      <style:table-cell-properties fo:background-color="#e6e6e6" fo:padding="0.097cm" fo:border="0.002cm solid #000000">
        <style:background-image/>
      </style:table-cell-properties>
    </style:style>
    <style:style style:name="Table43" style:family="table">
      <style:table-properties style:width="16.984cm" fo:margin-left="0.032cm" fo:margin-right="-0.016cm" table:align="margins"/>
    </style:style>
    <style:style style:name="Table43.A" style:family="table-column">
      <style:table-column-properties style:column-width="16.984cm" style:rel-column-width="65535*"/>
    </style:style>
    <style:style style:name="Table43.A1" style:family="table-cell">
      <style:table-cell-properties fo:background-color="#e6e6e6" fo:padding="0.097cm" fo:border="0.002cm solid #000000">
        <style:background-image/>
      </style:table-cell-properties>
    </style:style>
    <style:style style:name="Table44" style:family="table">
      <style:table-properties style:width="16.984cm" fo:margin-left="0.032cm" fo:margin-right="-0.016cm" table:align="margins"/>
    </style:style>
    <style:style style:name="Table44.A" style:family="table-column">
      <style:table-column-properties style:column-width="16.984cm" style:rel-column-width="65535*"/>
    </style:style>
    <style:style style:name="Table44.A1" style:family="table-cell">
      <style:table-cell-properties fo:background-color="#e6e6e6" fo:padding="0.097cm" fo:border="0.002cm solid #000000">
        <style:background-image/>
      </style:table-cell-properties>
    </style:style>
    <style:style style:name="Table45" style:family="table">
      <style:table-properties style:width="16.984cm" fo:margin-left="0.032cm" fo:margin-right="-0.016cm" table:align="margins"/>
    </style:style>
    <style:style style:name="Table45.A" style:family="table-column">
      <style:table-column-properties style:column-width="16.984cm" style:rel-column-width="65535*"/>
    </style:style>
    <style:style style:name="Table45.A1" style:family="table-cell">
      <style:table-cell-properties fo:background-color="#e6e6e6" fo:padding="0.097cm" fo:border="0.002cm solid #000000">
        <style:background-image/>
      </style:table-cell-properties>
    </style:style>
    <style:style style:name="Table46" style:family="table">
      <style:table-properties style:width="16.984cm" fo:margin-left="0.032cm" fo:margin-right="-0.016cm" table:align="margins"/>
    </style:style>
    <style:style style:name="Table46.A" style:family="table-column">
      <style:table-column-properties style:column-width="16.984cm" style:rel-column-width="65535*"/>
    </style:style>
    <style:style style:name="Table46.A1" style:family="table-cell">
      <style:table-cell-properties fo:background-color="#e6e6e6" fo:padding="0.097cm" fo:border="0.002cm solid #000000">
        <style:background-image/>
      </style:table-cell-properties>
    </style:style>
    <style:style style:name="Table47" style:family="table">
      <style:table-properties style:width="16.984cm" fo:margin-left="0.032cm" fo:margin-right="-0.016cm" table:align="margins"/>
    </style:style>
    <style:style style:name="Table47.A" style:family="table-column">
      <style:table-column-properties style:column-width="16.984cm" style:rel-column-width="65535*"/>
    </style:style>
    <style:style style:name="Table47.A1" style:family="table-cell">
      <style:table-cell-properties fo:background-color="#e6e6e6" fo:padding="0.097cm" fo:border="0.002cm solid #000000">
        <style:background-image/>
      </style:table-cell-properties>
    </style:style>
    <style:style style:name="Table48" style:family="table">
      <style:table-properties style:width="16.984cm" fo:margin-left="0.032cm" fo:margin-right="-0.016cm" table:align="margins"/>
    </style:style>
    <style:style style:name="Table48.A" style:family="table-column">
      <style:table-column-properties style:column-width="16.984cm" style:rel-column-width="65535*"/>
    </style:style>
    <style:style style:name="Table48.A1" style:family="table-cell">
      <style:table-cell-properties fo:background-color="#e6e6e6" fo:padding="0.097cm" fo:border="0.002cm solid #000000">
        <style:background-image/>
      </style:table-cell-properties>
    </style:style>
    <style:style style:name="Table49" style:family="table">
      <style:table-properties style:width="16.984cm" fo:margin-left="0.032cm" fo:margin-right="-0.016cm" table:align="margins"/>
    </style:style>
    <style:style style:name="Table49.A" style:family="table-column">
      <style:table-column-properties style:column-width="16.984cm" style:rel-column-width="65535*"/>
    </style:style>
    <style:style style:name="Table49.A1" style:family="table-cell">
      <style:table-cell-properties fo:background-color="#e6e6e6" fo:padding="0.097cm" fo:border="0.002cm solid #000000">
        <style:background-image/>
      </style:table-cell-properties>
    </style:style>
    <style:style style:name="Table50" style:family="table">
      <style:table-properties style:width="16.984cm" fo:margin-left="0.032cm" fo:margin-right="-0.016cm" table:align="margins"/>
    </style:style>
    <style:style style:name="Table50.A" style:family="table-column">
      <style:table-column-properties style:column-width="16.984cm" style:rel-column-width="65535*"/>
    </style:style>
    <style:style style:name="Table50.A1" style:family="table-cell">
      <style:table-cell-properties fo:background-color="#e6e6e6" fo:padding="0.097cm" fo:border="0.002cm solid #000000">
        <style:background-image/>
      </style:table-cell-properties>
    </style:style>
    <style:style style:name="Table51" style:family="table">
      <style:table-properties style:width="16.984cm" fo:margin-left="0.032cm" fo:margin-right="-0.016cm" table:align="margins"/>
    </style:style>
    <style:style style:name="Table51.A" style:family="table-column">
      <style:table-column-properties style:column-width="16.984cm" style:rel-column-width="65535*"/>
    </style:style>
    <style:style style:name="Table51.A1" style:family="table-cell">
      <style:table-cell-properties fo:background-color="#e6e6e6" fo:padding="0.097cm" fo:border="0.002cm solid #000000">
        <style:background-image/>
      </style:table-cell-properties>
    </style:style>
    <style:style style:name="Table52" style:family="table">
      <style:table-properties style:width="16.984cm" fo:margin-left="0.032cm" fo:margin-right="-0.016cm" table:align="margins"/>
    </style:style>
    <style:style style:name="Table52.A" style:family="table-column">
      <style:table-column-properties style:column-width="16.984cm" style:rel-column-width="65535*"/>
    </style:style>
    <style:style style:name="Table52.A1" style:family="table-cell">
      <style:table-cell-properties fo:background-color="#e6e6e6" fo:padding="0.097cm" fo:border="0.002cm solid #000000">
        <style:background-image/>
      </style:table-cell-properties>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fo:margin-left="0cm" fo:margin-right="0cm" fo:text-indent="0cm" style:auto-text-indent="false">
        <style:tab-stops>
          <style:tab-stop style:position="-1.005cm"/>
        </style:tab-stops>
      </style:paragraph-properties>
      <style:text-properties style:font-name="Courier New" fo:font-size="10pt" style:font-name-asian="Times New Roman" style:font-size-asian="10pt" style:font-name-complex="Courier New" style:font-size-complex="10pt"/>
    </style:style>
    <style:style style:name="P3" style:family="paragraph" style:parent-style-name="Standard">
      <style:paragraph-properties style:snap-to-layout-grid="false"/>
      <style:text-properties fo:font-weight="bold" style:font-weight-asian="bold" style:font-name-complex="Arial"/>
    </style:style>
    <style:style style:name="P4" style:family="paragraph" style:parent-style-name="Standard">
      <style:paragraph-properties fo:text-align="center" style:justify-single-word="false" style:snap-to-layout-grid="false"/>
      <style:text-properties fo:font-weight="bold" style:font-weight-asian="bold" style:font-name-complex="Arial"/>
    </style:style>
    <style:style style:name="P5" style:family="paragraph" style:parent-style-name="Standard">
      <style:paragraph-properties style:snap-to-layout-grid="false"/>
      <style:text-properties style:font-name-complex="Arial"/>
    </style:style>
    <style:style style:name="P6" style:family="paragraph" style:parent-style-name="Standard">
      <style:paragraph-properties fo:text-align="end" style:justify-single-word="false" style:snap-to-layout-grid="false"/>
      <style:text-properties style:font-name-complex="Arial"/>
    </style:style>
    <style:style style:name="P7"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9"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10" style:family="paragraph" style:parent-style-name="Standard">
      <style:text-properties fo:font-size="12pt" fo:font-style="normal" style:font-size-asian="12pt" style:font-style-asian="normal" style:font-size-complex="12pt" style:font-style-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end" style:justify-single-word="false" style:snap-to-layout-grid="false"/>
      <style:text-properties fo:color="#000000" style:font-name-complex="Arial"/>
    </style:style>
    <style:style style:name="P13" style:family="paragraph" style:parent-style-name="Standard">
      <style:text-properties fo:color="#000000" fo:language="es" fo:country="MX" style:text-underline-style="solid" style:text-underline-width="auto" style:text-underline-color="font-color" fo:background-color="transparent"/>
    </style:style>
    <style:style style:name="P14"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5" style:family="paragraph" style:parent-style-name="Standard">
      <style:paragraph-properties style:text-autospace="none"/>
      <style:text-properties fo:color="#000000" fo:background-color="transparent" style:font-name-complex="Arial"/>
    </style:style>
    <style:style style:name="P16"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7"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8"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1" style:family="paragraph" style:parent-style-name="Standard">
      <style:paragraph-properties style:snap-to-layout-grid="false"/>
      <style:text-properties fo:language="es" fo:country="MX" fo:background-color="transparent" style:font-name-complex="Arial"/>
    </style:style>
    <style:style style:name="P22" style:family="paragraph" style:parent-style-name="Standard">
      <style:paragraph-properties fo:text-align="justify" style:justify-single-word="false"/>
      <style:text-properties fo:background-color="transparent" style:font-name-complex="Arial"/>
    </style:style>
    <style:style style:name="P23" style:family="paragraph" style:parent-style-name="Standard">
      <style:paragraph-properties style:text-autospace="none"/>
      <style:text-properties fo:background-color="transparent" style:font-name-complex="Arial"/>
    </style:style>
    <style:style style:name="P24" style:family="paragraph" style:parent-style-name="Standard">
      <style:paragraph-properties style:snap-to-layout-grid="false"/>
      <style:text-properties fo:background-color="transparent" style:font-name-complex="Arial"/>
    </style:style>
    <style:style style:name="P25" style:family="paragraph" style:parent-style-name="Standard">
      <style:paragraph-properties fo:text-align="center" style:justify-single-word="false" style:snap-to-layout-grid="false"/>
      <style:text-properties fo:background-color="transparent" style:font-name-complex="Arial"/>
    </style:style>
    <style:style style:name="P26" style:family="paragraph" style:parent-style-name="Standard">
      <style:text-properties fo:background-color="transparent" style:font-name-asian="MS Mincho"/>
    </style:style>
    <style:style style:name="P27" style:family="paragraph" style:parent-style-name="Standard">
      <style:text-properties fo:background-color="transparent" style:font-name-asian="MS Mincho" style:font-name-complex="Arial"/>
    </style:style>
    <style:style style:name="P28" style:family="paragraph" style:parent-style-name="Standard">
      <style:text-properties fo:language="en" fo:country="US" fo:background-color="transparent" style:font-name-asian="MS Mincho" style:font-name-complex="Arial"/>
    </style:style>
    <style:style style:name="P29" style:family="paragraph" style:parent-style-name="Standard">
      <style:paragraph-properties style:snap-to-layout-grid="false"/>
    </style:style>
    <style:style style:name="P30" style:family="paragraph" style:parent-style-name="Standard">
      <style:paragraph-properties style:snap-to-layout-grid="false"/>
      <style:text-properties fo:color="#ffffff" fo:language="es" fo:country="MX" fo:background-color="transparent" style:font-name-complex="Arial"/>
    </style:style>
    <style:style style:name="P31" style:family="paragraph" style:parent-style-name="Standard">
      <style:paragraph-properties style:snap-to-layout-grid="false"/>
      <style:text-properties fo:color="#ffffff" fo:language="es" fo:country="MX" fo:background-color="transparent" style:font-name-complex="Arial" style:font-weight-complex="bold"/>
    </style:style>
    <style:style style:name="P32" style:family="paragraph" style:parent-style-name="Standard">
      <style:paragraph-properties style:snap-to-layout-grid="false"/>
      <style:text-properties fo:color="#ffffff" fo:background-color="transparent" style:font-name-complex="Arial"/>
    </style:style>
    <style:style style:name="P33" style:family="paragraph" style:parent-style-name="Standard">
      <style:paragraph-properties style:snap-to-layout-grid="false"/>
      <style:text-properties fo:color="#ffffff" fo:background-color="transparent" style:font-name-complex="Arial" style:font-weight-complex="bold"/>
    </style:style>
    <style:style style:name="P34" style:family="paragraph" style:parent-style-name="Standard">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6" style:family="paragraph" style:parent-style-name="Standard">
      <style:paragraph-properties style:snap-to-layout-grid="false"/>
      <style:text-properties fo:font-size="8pt" fo:background-color="transparent" style:font-size-asian="8pt" style:font-name-complex="Arial" style:font-size-complex="8pt"/>
    </style:style>
    <style:style style:name="P37"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8" style:family="paragraph" style:parent-style-name="Standard">
      <style:text-properties style:text-underline-style="solid" style:text-underline-width="auto" style:text-underline-color="font-color"/>
    </style:style>
    <style:style style:name="P39" style:family="paragraph" style:parent-style-name="Standard">
      <style:text-properties style:text-underline-style="solid" style:text-underline-width="auto" style:text-underline-color="font-color" fo:background-color="transparent" style:font-name-asian="MS Mincho"/>
    </style:style>
    <style:style style:name="P40" style:family="paragraph" style:parent-style-name="Standard">
      <style:text-properties fo:language="es" fo:country="AR" fo:background-color="transparen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2"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3" style:family="paragraph" style:parent-style-name="Standard">
      <style:text-properties style:font-name="Tlwg Typo" fo:font-size="10pt" fo:font-style="normal" style:font-size-asian="10pt" style:font-style-asian="normal" style:font-size-complex="10pt" style:font-style-complex="normal"/>
    </style:style>
    <style:style style:name="P44"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Standard">
      <style:text-properties style:font-name="Tlwg Typo" fo:font-size="10pt" fo:font-style="italic" style:font-size-asian="10pt" style:font-style-asian="italic" style:font-size-complex="10pt" style:font-style-complex="italic"/>
    </style:style>
    <style:style style:name="P46" style:family="paragraph" style:parent-style-name="Standard">
      <style:text-properties style:font-name="Tlwg Typo" fo:font-size="12pt" fo:font-style="normal" style:font-size-asian="12pt" style:font-style-asian="normal" style:font-size-complex="12pt" style:font-style-complex="normal"/>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fo:font-style="italic" fo:font-weight="normal" style:font-style-asian="italic" style:font-weight-asian="normal" style:font-style-complex="italic" style:font-weight-complex="normal"/>
    </style:style>
    <style:style style:name="P49" style:family="paragraph" style:parent-style-name="Standard">
      <style:text-properties fo:font-style="italic" fo:font-weight="normal" fo:background-color="transparent" style:font-style-asian="italic" style:font-weight-asian="normal" style:font-style-complex="italic" style:font-weight-complex="normal"/>
    </style:style>
    <style:style style:name="P50" style:family="paragraph" style:parent-style-name="Standard">
      <style:text-properties fo:font-style="normal" style:font-style-asian="normal" style:font-style-complex="normal"/>
    </style:style>
    <style:style style:name="P51" style:family="paragraph" style:parent-style-name="Standard">
      <style:text-properties fo:font-style="normal" fo:font-weight="bold" style:font-style-asian="normal" style:font-weight-asian="bold" style:font-style-complex="normal" style:font-weight-complex="bold"/>
    </style:style>
    <style:style style:name="P52" style:family="paragraph" style:parent-style-name="Standard">
      <style:text-properties fo:font-style="normal" fo:font-weight="normal" style:font-style-asian="normal" style:font-weight-asian="normal" style:font-style-complex="normal" style:font-weight-complex="normal"/>
    </style:style>
    <style:style style:name="P53"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4" style:family="paragraph" style:parent-style-name="Standard">
      <style:text-properties fo:font-variant="normal" fo:text-transform="none" fo:color="#000000" fo:letter-spacing="normal" fo:font-style="normal" fo:font-weight="normal" style:font-style-asian="normal" style:font-style-complex="normal"/>
    </style:style>
    <style:style style:name="P55" style:family="paragraph" style:parent-style-name="Standard">
      <style:text-properties fo:font-weight="normal" style:font-weight-asian="normal" style:font-weight-complex="normal"/>
    </style:style>
    <style:style style:name="P5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57" style:family="paragraph" style:parent-style-name="Text_20_body">
      <style:paragraph-properties fo:text-align="end" style:justify-single-word="false"/>
      <style:text-properties fo:font-weight="bold" style:font-weight-asian="bold" style:font-weight-complex="bold"/>
    </style:style>
    <style:style style:name="P58" style:family="paragraph" style:parent-style-name="Text_20_body">
      <style:text-properties style:text-underline-style="solid" style:text-underline-width="auto" style:text-underline-color="font-color"/>
    </style:style>
    <style:style style:name="P59" style:family="paragraph" style:parent-style-name="Header">
      <style:paragraph-properties style:snap-to-layout-grid="false">
        <style:tab-stops/>
      </style:paragraph-properties>
      <style:text-properties style:font-name-complex="Arial"/>
    </style:style>
    <style:style style:name="P60"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61"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62"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63" style:family="paragraph" style:parent-style-name="Standard">
      <style:paragraph-properties fo:margin-top="0.106cm" fo:margin-bottom="0cm" fo:text-align="justify" style:justify-single-word="false"/>
    </style:style>
    <style:style style:name="P64" style:family="paragraph" style:parent-style-name="Standard">
      <style:paragraph-properties fo:margin-top="0.106cm" fo:margin-bottom="0cm"/>
      <style:text-properties fo:background-color="transparent"/>
    </style:style>
    <style:style style:name="P65" style:family="paragraph" style:parent-style-name="Standard">
      <style:paragraph-properties fo:margin-top="0.106cm" fo:margin-bottom="0cm"/>
      <style:text-properties fo:background-color="transparent" style:font-name-asian="MS Mincho" style:font-name-complex="Arial"/>
    </style:style>
    <style:style style:name="P66" style:family="paragraph" style:parent-style-name="Standard">
      <style:paragraph-properties fo:margin-top="0.106cm" fo:margin-bottom="0cm"/>
      <style:text-properties fo:background-color="transparent" style:font-name-complex="Arial"/>
    </style:style>
    <style:style style:name="P67" style:family="paragraph" style:parent-style-name="Standard">
      <style:paragraph-properties fo:margin-top="0.106cm" fo:margin-bottom="0cm" fo:text-align="justify" style:justify-single-word="false"/>
      <style:text-properties fo:background-color="transparent"/>
    </style:style>
    <style:style style:name="P68"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69" style:family="paragraph" style:parent-style-name="Standard">
      <style:paragraph-properties fo:margin-top="0.106cm" fo:margin-bottom="0cm"/>
      <style:text-properties fo:color="#000000"/>
    </style:style>
    <style:style style:name="P70" style:family="paragraph" style:parent-style-name="Standard">
      <style:paragraph-properties fo:margin-top="0.106cm" fo:margin-bottom="0cm"/>
      <style:text-properties fo:color="#000000" fo:background-color="transparent"/>
    </style:style>
    <style:style style:name="P71" style:family="paragraph" style:parent-style-name="Standard">
      <style:paragraph-properties fo:margin-top="0.212cm" fo:margin-bottom="0cm"/>
    </style:style>
    <style:style style:name="P72" style:family="paragraph" style:parent-style-name="Standard">
      <style:paragraph-properties fo:margin-top="0.212cm" fo:margin-bottom="0cm" fo:text-align="justify" style:justify-single-word="false"/>
      <style:text-properties fo:background-color="transparent" style:font-name-complex="Arial"/>
    </style:style>
    <style:style style:name="P73" style:family="paragraph" style:parent-style-name="Standard">
      <style:paragraph-properties fo:margin-top="0.212cm" fo:margin-bottom="0cm" fo:text-align="justify" style:justify-single-word="false"/>
    </style:style>
    <style:style style:name="P74" style:family="paragraph" style:parent-style-name="Standard">
      <style:paragraph-properties fo:margin-top="0.212cm" fo:margin-bottom="0cm"/>
      <style:text-properties fo:language="es" fo:country="MX" fo:background-color="transparent" style:font-name-complex="Arial"/>
    </style:style>
    <style:style style:name="P75"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76" style:family="paragraph" style:parent-style-name="Standard">
      <style:paragraph-properties fo:margin-left="1.27cm" fo:margin-right="0cm" fo:text-indent="0cm" style:auto-text-indent="false"/>
      <style:text-properties fo:background-color="transparent" style:font-name-complex="Arial"/>
    </style:style>
    <style:style style:name="P77" style:family="paragraph" style:parent-style-name="Standard">
      <style:paragraph-properties fo:margin-left="1.249cm" fo:margin-right="0cm" fo:text-indent="0cm" style:auto-text-indent="false" style:text-autospace="none"/>
    </style:style>
    <style:style style:name="P78" style:family="paragraph" style:parent-style-name="Standard">
      <style:paragraph-properties fo:margin-left="1.249cm" fo:margin-right="0cm" fo:text-indent="0cm" style:auto-text-indent="false">
        <style:tab-stops>
          <style:tab-stop style:position="1.249cm"/>
        </style:tab-stops>
      </style:paragraph-properties>
    </style:style>
    <style:style style:name="P79"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80" style:family="paragraph" style:parent-style-name="Standard">
      <style:paragraph-properties fo:break-before="page"/>
    </style:style>
    <style:style style:name="P81" style:family="paragraph" style:parent-style-name="Standard">
      <style:paragraph-properties fo:break-before="page"/>
      <style:text-properties style:text-underline-style="solid" style:text-underline-width="auto" style:text-underline-color="font-color"/>
    </style:style>
    <style:style style:name="P82" style:family="paragraph" style:parent-style-name="Standard">
      <style:paragraph-properties fo:break-before="page"/>
      <style:text-properties fo:color="#000000" style:text-underline-style="solid" style:text-underline-width="auto" style:text-underline-color="font-color"/>
    </style:style>
    <style:style style:name="P83"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84"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85" style:family="paragraph" style:parent-style-name="WW-Default">
      <style:text-properties style:font-name="Verdana" fo:font-size="10pt" fo:background-color="transparent" style:font-size-asian="10pt" style:font-name-complex="Verdana" style:font-size-complex="10pt"/>
    </style:style>
    <style:style style:name="P86" style:family="paragraph" style:parent-style-name="WW-Default">
      <style:paragraph-properties fo:margin-top="0cm" fo:margin-bottom="0.028cm"/>
    </style:style>
    <style:style style:name="P87"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88"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89" style:family="paragraph" style:parent-style-name="Texto_20_independiente_20_2">
      <style:text-properties fo:color="#000000" fo:language="es" fo:country="MX" fo:background-color="transparent" style:font-name-complex="Arial"/>
    </style:style>
    <style:style style:name="P90" style:family="paragraph" style:parent-style-name="Texto_20_independiente_20_2">
      <style:text-properties fo:font-weight="bold" style:font-weight-asian="bold" style:font-weight-complex="bold"/>
    </style:style>
    <style:style style:name="P91" style:family="paragraph" style:parent-style-name="Texto_20_independiente_20_2">
      <style:text-properties style:text-underline-style="solid" style:text-underline-width="auto" style:text-underline-color="font-color"/>
    </style:style>
    <style:style style:name="P92"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96" style:family="paragraph" style:parent-style-name="Table_20_Contents">
      <style:paragraph-properties fo:text-align="justify" style:justify-single-word="false"/>
      <style:text-properties style:font-name="Tlwg Typo" fo:font-size="10pt" style:font-size-asian="10pt" style:font-size-complex="10pt"/>
    </style:style>
    <style:style style:name="P97"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98" style:family="paragraph" style:parent-style-name="Standard">
      <style:paragraph-properties fo:margin-left="0cm" fo:margin-right="0cm" fo:text-indent="0cm" style:auto-text-indent="true"/>
    </style:style>
    <style:style style:name="P99"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00"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01"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02"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03"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04" style:family="paragraph" style:parent-style-name="Standard" style:list-style-name="WW8Num2">
      <style:paragraph-properties fo:text-align="justify" style:justify-single-word="false"/>
    </style:style>
    <style:style style:name="P105" style:family="paragraph" style:parent-style-name="Standard" style:list-style-name="WW8Num25">
      <style:paragraph-properties fo:text-align="justify" style:justify-single-word="false"/>
    </style:style>
    <style:style style:name="P106" style:family="paragraph" style:parent-style-name="Standard" style:list-style-name="WW8Num21">
      <style:paragraph-properties fo:text-align="justify" style:justify-single-word="false"/>
    </style:style>
    <style:style style:name="P107" style:family="paragraph" style:parent-style-name="Standard" style:list-style-name="WW8Num15">
      <style:paragraph-properties fo:text-align="justify" style:justify-single-word="false"/>
    </style:style>
    <style:style style:name="P108" style:family="paragraph" style:parent-style-name="Standard" style:list-style-name="WW8Num3">
      <style:paragraph-properties fo:text-align="justify" style:justify-single-word="false"/>
    </style:style>
    <style:style style:name="P109" style:family="paragraph" style:parent-style-name="Standard">
      <style:text-properties fo:font-style="normal" style:font-style-asian="normal" style:font-style-complex="normal"/>
    </style:style>
    <style:style style:name="P110" style:family="paragraph" style:parent-style-name="Standard" style:list-style-name="L2">
      <style:text-properties fo:font-style="normal" style:font-style-asian="normal" style:font-style-complex="normal"/>
    </style:style>
    <style:style style:name="P111"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12"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13"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14"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15"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16"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17" style:family="paragraph" style:parent-style-name="Standard" style:list-style-name="WW8Num2">
      <style:paragraph-properties fo:text-align="justify" style:justify-single-word="false"/>
      <style:text-properties fo:background-color="transparent" style:font-name-complex="Arial"/>
    </style:style>
    <style:style style:name="P118" style:family="paragraph" style:parent-style-name="Standard" style:list-style-name="WW8Num8">
      <style:paragraph-properties fo:text-align="justify" style:justify-single-word="false"/>
      <style:text-properties fo:background-color="transparent" style:font-name-complex="Arial"/>
    </style:style>
    <style:style style:name="P119" style:family="paragraph" style:parent-style-name="Standard" style:list-style-name="WW8Num21">
      <style:paragraph-properties fo:text-align="justify" style:justify-single-word="false"/>
      <style:text-properties fo:background-color="transparent" style:font-name-complex="Arial"/>
    </style:style>
    <style:style style:name="P120" style:family="paragraph" style:parent-style-name="Standard" style:list-style-name="WW8Num15">
      <style:paragraph-properties fo:text-align="justify" style:justify-single-word="false"/>
      <style:text-properties fo:background-color="transparent" style:font-name-complex="Arial"/>
    </style:style>
    <style:style style:name="P121" style:family="paragraph" style:parent-style-name="Standard" style:list-style-name="WW8Num13">
      <style:paragraph-properties fo:text-align="justify" style:justify-single-word="false"/>
      <style:text-properties fo:background-color="transparent" style:font-name-complex="Arial"/>
    </style:style>
    <style:style style:name="P122" style:family="paragraph" style:parent-style-name="Standard" style:list-style-name="WW8Num4">
      <style:paragraph-properties fo:text-align="justify" style:justify-single-word="false"/>
      <style:text-properties fo:background-color="transparent" style:font-name-complex="Arial"/>
    </style:style>
    <style:style style:name="P123" style:family="paragraph" style:parent-style-name="Standard" style:list-style-name="WW8Num14">
      <style:paragraph-properties fo:text-align="justify" style:justify-single-word="false"/>
      <style:text-properties fo:background-color="transparent" style:font-name-complex="Arial"/>
    </style:style>
    <style:style style:name="P124" style:family="paragraph" style:parent-style-name="Standard" style:list-style-name="WW8Num10">
      <style:text-properties fo:background-color="transparent" style:font-name-complex="Arial"/>
    </style:style>
    <style:style style:name="P125" style:family="paragraph" style:parent-style-name="Standard" style:list-style-name="WW8Num9">
      <style:text-properties fo:background-color="transparent" style:font-name-asian="MS Mincho" style:font-name-complex="Arial"/>
    </style:style>
    <style:style style:name="P126" style:family="paragraph" style:parent-style-name="Standard" style:list-style-name="WW8Num20">
      <style:text-properties fo:background-color="transparent"/>
    </style:style>
    <style:style style:name="P127"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28"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29" style:family="paragraph" style:parent-style-name="Standard" style:list-style-name="WW8Num16">
      <style:paragraph-properties style:text-autospace="none"/>
    </style:style>
    <style:style style:name="P130" style:family="paragraph" style:parent-style-name="Standard" style:list-style-name="WW8Num9"/>
    <style:style style:name="P131" style:family="paragraph" style:parent-style-name="Standard">
      <style:text-properties style:font-name="Tlwg Typo" fo:font-size="10pt" fo:font-style="italic" style:font-size-asian="10pt" style:font-style-asian="italic" style:font-size-complex="10pt" style:font-style-complex="italic"/>
    </style:style>
    <style:style style:name="P132" style:family="paragraph" style:parent-style-name="Standard">
      <style:text-properties style:font-name="Tlwg Typo" fo:font-size="10pt" fo:font-style="normal" style:font-size-asian="10pt" style:font-style-asian="normal" style:font-size-complex="10pt" style:font-style-complex="normal"/>
    </style:style>
    <style:style style:name="P133" style:family="paragraph" style:parent-style-name="Standard">
      <style:text-properties style:font-name="Times New Roman1" fo:font-size="12pt" fo:font-style="italic" style:font-size-asian="12pt" style:font-style-asian="italic" style:font-size-complex="12pt" style:font-style-complex="italic"/>
    </style:style>
    <style:style style:name="P134"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Times New Roman1" fo:font-size="12pt" fo:font-weight="normal" style:font-size-asian="12pt" style:font-weight-asian="normal" style:font-name-complex="Arial" style:font-size-complex="12pt"/>
    </style:style>
    <style:style style:name="P135" style:family="paragraph" style:parent-style-name="Standard" style:list-style-name="WW8Num25">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136" style:family="paragraph" style:parent-style-name="Standard" style:list-style-name="L1">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37" style:family="paragraph" style:parent-style-name="Standard" style:list-style-name="L1">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38" style:family="paragraph" style:parent-style-name="Standard" style:list-style-name="L1">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39"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40"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41"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42"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43" style:family="paragraph" style:parent-style-name="Standard" style:list-style-name="WW8Num15">
      <style:paragraph-properties fo:margin-left="0.751cm" fo:margin-right="0cm" fo:text-align="justify" style:justify-single-word="false" fo:text-indent="-0.751cm" style:auto-text-indent="false"/>
    </style:style>
    <style:style style:name="P144"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45"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46" style:family="paragraph" style:parent-style-name="Standard" style:list-style-name="WW8Num3">
      <style:paragraph-properties fo:margin-top="0.106cm" fo:margin-bottom="0cm"/>
      <style:text-properties fo:language="es" fo:country="MX" fo:background-color="transparent" style:font-name-complex="Arial"/>
    </style:style>
    <style:style style:name="P147" style:family="paragraph" style:parent-style-name="Standard" style:list-style-name="WW8Num3">
      <style:paragraph-properties fo:margin-top="0.106cm" fo:margin-bottom="0cm"/>
    </style:style>
    <style:style style:name="P148" style:family="paragraph" style:parent-style-name="Standard" style:list-style-name="WW8Num3">
      <style:paragraph-properties fo:margin-top="0.106cm" fo:margin-bottom="0cm" fo:text-align="justify" style:justify-single-word="false"/>
    </style:style>
    <style:style style:name="P149" style:family="paragraph" style:parent-style-name="Standard" style:list-style-name="WW8Num5">
      <style:paragraph-properties fo:margin-top="0.106cm" fo:margin-bottom="0cm" fo:text-align="justify" style:justify-single-word="false"/>
    </style:style>
    <style:style style:name="P150"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51" style:family="paragraph" style:parent-style-name="Standard" style:list-style-name="WW8Num5">
      <style:paragraph-properties fo:margin-top="0.106cm" fo:margin-bottom="0cm"/>
      <style:text-properties fo:background-color="transparent" style:font-name-complex="Arial"/>
    </style:style>
    <style:style style:name="P152"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53"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54" style:family="paragraph" style:parent-style-name="Standard" style:list-style-name="WW8Num11">
      <style:paragraph-properties fo:margin-top="0.212cm" fo:margin-bottom="0cm"/>
      <style:text-properties fo:language="es" fo:country="MX" fo:background-color="transparent" style:font-name-complex="Arial"/>
    </style:style>
    <style:style style:name="P155" style:family="paragraph" style:parent-style-name="Standard" style:list-style-name="WW8Num7">
      <style:paragraph-properties fo:margin-top="0.212cm" fo:margin-bottom="0cm"/>
    </style:style>
    <style:style style:name="P156"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57"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58"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59"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60" style:family="paragraph" style:parent-style-name="Contents_20_Heading" style:master-page-name="Standard">
      <style:paragraph-properties style:page-number="1"/>
    </style:style>
    <style:style style:name="P161" style:family="paragraph" style:parent-style-name="Heading_20_1" style:master-page-name="Standard">
      <style:paragraph-properties style:page-number="1"/>
    </style:style>
    <style:style style:name="P162" style:family="paragraph" style:parent-style-name="Heading_20_1">
      <style:paragraph-properties fo:break-before="page"/>
    </style:style>
    <style:style style:name="P163" style:family="paragraph" style:parent-style-name="Heading_20_2">
      <style:paragraph-properties fo:text-align="justify" style:justify-single-word="false"/>
    </style:style>
    <style:style style:name="P164"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65" style:family="paragraph" style:parent-style-name="Heading_20_2">
      <style:paragraph-properties fo:margin-top="0.423cm" fo:margin-bottom="0.212cm" fo:text-align="justify" style:justify-single-word="false" fo:keep-with-next="always"/>
    </style:style>
    <style:style style:name="P166" style:family="paragraph" style:parent-style-name="Heading_20_2">
      <style:paragraph-properties fo:margin-top="0.423cm" fo:margin-bottom="0.212cm" fo:text-align="justify" style:justify-single-word="false" fo:break-before="page"/>
    </style:style>
    <style:style style:name="P167" style:family="paragraph" style:parent-style-name="Heading_20_2">
      <style:paragraph-properties fo:margin-top="0.423cm" fo:margin-bottom="0.212cm" fo:text-align="justify" style:justify-single-word="false" fo:break-before="page"/>
      <style:text-properties style:font-name="Tlwg Typo" fo:font-size="10pt" fo:font-style="normal" style:font-size-asian="10pt" style:font-style-asian="normal" style:font-size-complex="10pt" style:font-style-complex="normal"/>
    </style:style>
    <style:style style:name="P168" style:family="paragraph" style:parent-style-name="Heading_20_2">
      <style:paragraph-properties fo:margin-top="0.423cm" fo:margin-bottom="0.212cm" fo:text-align="justify" style:justify-single-word="false"/>
    </style:style>
    <style:style style:name="P169" style:family="paragraph" style:parent-style-name="Heading_20_7">
      <style:paragraph-properties fo:text-align="start" style:justify-single-word="false" style:snap-to-layout-grid="false"/>
      <style:text-properties style:font-name-complex="Arial"/>
    </style:style>
    <style:style style:name="P170" style:family="paragraph" style:parent-style-name="Heading_20_7">
      <style:paragraph-properties style:snap-to-layout-grid="false"/>
      <style:text-properties style:font-name-complex="Arial"/>
    </style:style>
    <style:style style:name="P171" style:family="paragraph" style:parent-style-name="Heading_20_6">
      <style:text-properties fo:background-color="transparent" style:font-name-asian="MS Mincho" style:font-name-complex="Arial"/>
    </style:style>
    <style:style style:name="P172" style:family="paragraph" style:parent-style-name="Table_20_Contents">
      <style:text-properties style:font-name="Tlwg Typo" fo:font-size="10pt" style:font-size-asian="10pt" style:font-size-complex="10pt"/>
    </style:style>
    <style:style style:name="P173"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74" style:family="paragraph" style:parent-style-name="Texto_20_independiente_20_2" style:list-style-name="WW8Num19">
      <style:text-properties fo:font-weight="bold" style:font-weight-asian="bold" style:font-weight-complex="bold"/>
    </style:style>
    <style:style style:name="P175"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background-color="transparent" style:font-name-asian="MS Mincho" style:font-name-complex="Arial"/>
    </style:style>
    <style:style style:name="T7" style:family="text">
      <style:text-properties style:font-name="Arial" fo:font-weight="bold" fo:background-color="transparent" style:font-name-asian="MS Mincho" style:font-weight-asian="bold" style:font-name-complex="Arial"/>
    </style:style>
    <style:style style:name="T8" style:family="text">
      <style:text-properties fo:font-size="10pt" fo:background-color="transparent" style:font-size-asian="10pt" style:font-size-complex="10pt"/>
    </style:style>
    <style:style style:name="T9" style:family="text">
      <style:text-properties fo:font-size="10pt" fo:font-weight="bold" fo:background-color="transparent" style:font-size-asian="10pt" style:font-weight-asian="bold" style:font-size-complex="10pt" style:font-weight-complex="bold"/>
    </style:style>
    <style:style style:name="T10" style:family="text">
      <style:text-properties fo:font-style="normal" style:font-style-asian="normal" style:font-style-complex="normal"/>
    </style:style>
    <style:style style:name="T11"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2"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3"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14" style:family="text">
      <style:text-properties fo:font-size="12pt" fo:font-weight="bold" style:font-size-asian="12pt" style:font-weight-asian="bold"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style="italic" fo:font-weight="bold" fo:background-color="transparent" style:font-size-asian="12pt" style:font-style-asian="italic" style:font-weight-asian="bold" style:font-name-complex="Arial"/>
    </style:style>
    <style:style style:name="T17"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18" style:family="text">
      <style:text-properties fo:font-size="12pt" fo:language="es" fo:country="MX" fo:background-color="transparent" style:font-size-asian="12pt" style:font-name-complex="Arial" style:font-size-complex="12pt" style:font-weight-complex="bold"/>
    </style:style>
    <style:style style:name="T19" style:family="text">
      <style:text-properties fo:font-size="12pt" fo:language="es" fo:country="AR" fo:background-color="transparent" style:font-size-asian="12pt" style:font-name-complex="Arial" style:font-size-complex="12pt" style:font-weight-complex="bold"/>
    </style:style>
    <style:style style:name="T20" style:family="text">
      <style:text-properties fo:font-size="12pt" style:font-size-asian="12pt" style:font-size-complex="12pt"/>
    </style:style>
    <style:style style:name="T21"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2" style:family="text">
      <style:text-properties style:font-name="Courier New" fo:font-size="10pt" fo:font-weight="bold" style:font-name-asian="Times New Roman" style:font-size-asian="10pt" style:font-weight-asian="bold" style:font-name-complex="Courier New" style:font-size-complex="10pt"/>
    </style:style>
    <style:style style:name="T23" style:family="text">
      <style:text-properties style:font-name-complex="Arial"/>
    </style:style>
    <style:style style:name="T24" style:family="text">
      <style:text-properties fo:background-color="transparent"/>
    </style:style>
    <style:style style:name="T25" style:family="text">
      <style:text-properties fo:background-color="transparent" style:font-name-complex="Arial"/>
    </style:style>
    <style:style style:name="T26" style:family="text">
      <style:text-properties fo:background-color="transparent" style:font-name-asian="MS Mincho"/>
    </style:style>
    <style:style style:name="T27" style:family="text">
      <style:text-properties fo:background-color="transparent" style:font-name-asian="MS Mincho" style:font-name-complex="Arial"/>
    </style:style>
    <style:style style:name="T28" style:family="text">
      <style:text-properties fo:color="#000000"/>
    </style:style>
    <style:style style:name="T29" style:family="text">
      <style:text-properties fo:color="#000000" fo:background-color="transparent" style:font-name-complex="Arial"/>
    </style:style>
    <style:style style:name="T30" style:family="text">
      <style:text-properties fo:color="#000000" fo:font-weight="bold" fo:background-color="transparent" style:font-weight-asian="bold" style:font-name-complex="Arial"/>
    </style:style>
    <style:style style:name="T31"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2"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3" style:family="text">
      <style:text-properties fo:color="#000000" fo:language="es" fo:country="AR" fo:background-color="transparent" style:language-asian="es" style:country-asian="AR" style:font-name-complex="Arial"/>
    </style:style>
    <style:style style:name="T34" style:family="text">
      <style:text-properties fo:color="#000000" fo:language="es" fo:country="MX" fo:font-weight="bold" fo:background-color="transparent" style:font-weight-asian="bold" style:font-name-complex="Arial"/>
    </style:style>
    <style:style style:name="T35" style:family="text">
      <style:text-properties fo:color="#000000" fo:language="es" fo:country="MX" fo:background-color="transparent" style:font-name-complex="Arial"/>
    </style:style>
    <style:style style:name="T36"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3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fo:language="es" fo:country="MX" fo:background-color="transparent"/>
    </style:style>
    <style:style style:name="T39" style:family="text">
      <style:text-properties fo:language="es" fo:country="MX" fo:background-color="transparent" style:font-name-complex="Arial"/>
    </style:style>
    <style:style style:name="T40" style:family="text">
      <style:text-properties fo:language="es" fo:country="MX" fo:background-color="transparent" style:font-name-complex="Arial" style:font-weight-complex="bold"/>
    </style:style>
    <style:style style:name="T41" style:family="text">
      <style:text-properties fo:language="es" fo:country="MX" fo:font-weight="bold" fo:background-color="transparent" style:font-weight-asian="bold" style:font-name-complex="Arial" style:font-weight-complex="bold"/>
    </style:style>
    <style:style style:name="T42" style:family="text">
      <style:text-properties fo:color="#0000ff" fo:language="es" fo:country="MX" fo:font-weight="bold" fo:background-color="transparent" style:font-weight-asian="bold" style:font-name-complex="Arial"/>
    </style:style>
    <style:style style:name="T43" style:family="text">
      <style:text-properties style:font-name="Verdana" fo:font-size="8pt" fo:background-color="transparent" style:font-size-asian="8pt" style:font-name-complex="Verdana"/>
    </style:style>
    <style:style style:name="T44" style:family="text">
      <style:text-properties style:font-name="Verdana" fo:font-size="10pt" fo:background-color="transparent" style:font-size-asian="10pt" style:font-name-complex="Verdana" style:font-size-complex="10pt"/>
    </style:style>
    <style:style style:name="T45"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6" style:family="text">
      <style:text-properties fo:language="en" fo:country="US" fo:background-color="transparent" style:font-name-asian="MS Mincho" style:font-name-complex="Arial"/>
    </style:style>
    <style:style style:name="T47" style:family="text">
      <style:text-properties fo:font-size="8pt" fo:language="es" fo:country="AR" fo:background-color="transparent" style:font-size-asian="8pt" style:font-name-complex="Arial" style:font-size-complex="8pt" style:font-weight-complex="bold"/>
    </style:style>
    <style:style style:name="T48" style:family="text">
      <style:text-properties fo:font-size="8pt" fo:language="es" fo:country="AR" fo:background-color="transparent" style:font-size-asian="8pt" style:language-asian="es" style:country-asian="AR" style:font-name-complex="Arial" style:font-size-complex="8pt"/>
    </style:style>
    <style:style style:name="T49" style:family="text">
      <style:text-properties fo:font-size="8pt" fo:background-color="transparent" style:font-size-asian="8pt" style:font-name-complex="Arial" style:font-size-complex="8pt"/>
    </style:style>
    <style:style style:name="T50" style:family="text">
      <style:text-properties fo:font-size="8pt" fo:language="es" fo:country="MX" fo:background-color="transparent" style:font-size-asian="8pt" style:font-name-complex="Arial" style:font-size-complex="8pt"/>
    </style:style>
    <style:style style:name="T51" style:family="text">
      <style:text-properties style:font-name="Calibri" fo:background-color="transparent" style:font-name-asian="MS Mincho"/>
    </style:style>
    <style:style style:name="T52" style:family="text">
      <style:text-properties style:text-underline-style="solid" style:text-underline-width="auto" style:text-underline-color="font-color"/>
    </style:style>
    <style:style style:name="T53" style:family="text">
      <style:text-properties fo:font-size="14pt" fo:font-weight="bold" fo:background-color="transparent" style:font-size-asian="14pt" style:font-weight-asian="bold" style:font-size-complex="14pt" style:font-weight-complex="bold"/>
    </style:style>
    <style:style style:name="T54" style:family="text">
      <style:text-properties fo:font-size="44pt" fo:font-style="normal" fo:font-weight="bold" style:font-size-asian="38.5pt" style:font-style-asian="normal" style:font-weight-asian="bold" style:font-size-complex="44pt" style:font-style-complex="normal"/>
    </style:style>
    <style:style style:name="T55" style:family="text">
      <style:text-properties fo:font-style="italic" style:font-style-asian="italic" style:font-style-complex="italic"/>
    </style:style>
    <style:style style:name="T56" style:family="text">
      <style:text-properties fo:font-style="italic" style:font-style-asian="italic" style:font-name-complex="Arial"/>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style:font-name="Tlwg Typo" fo:font-size="10pt" fo:font-style="normal" fo:font-weight="bold" style:font-size-asian="10pt" style:font-style-asian="normal" style:font-weight-asian="bold" style:font-size-complex="10pt" style:font-style-complex="normal"/>
    </style:style>
    <style:style style:name="T59"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0" style:family="text">
      <style:text-properties style:font-name="Tlwg Typo" fo:font-size="10pt" fo:font-style="normal" style:font-size-asian="10pt" style:font-style-asian="normal" style:font-size-complex="10pt" style:font-style-complex="normal"/>
    </style:style>
    <style:style style:name="T61" style:family="text">
      <style:text-properties style:font-name="Tlwg Typo" fo:font-weight="bold" style:font-weight-asian="bold" style:font-weight-complex="bold"/>
    </style:style>
    <style:style style:name="T62"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3"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64" style:family="text">
      <style:text-properties style:font-name="Tlwg Typo" style:text-underline-style="solid" style:text-underline-width="auto" style:text-underline-color="font-color" fo:font-weight="bold" style:font-name-asian="DejaVu Sans" style:font-weight-asian="bold" style:font-name-complex="DejaVu Sans" style:font-weight-complex="bold"/>
    </style:style>
    <style:style style:name="T65"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66" style:family="text">
      <style:text-properties style:font-name="Times New Roman"/>
    </style:style>
    <style:style style:name="T67" style:family="text">
      <style:text-properties style:font-name="Times New Roman" fo:font-style="normal" fo:font-weight="normal" style:font-style-asian="normal" style:font-weight-asian="normal" style:font-style-complex="normal" style:font-weight-complex="normal"/>
    </style:style>
    <style:style style:name="T68" style:family="text">
      <style:text-properties style:font-name="Times New Roman" fo:font-weight="normal" style:font-weight-asian="normal" style:font-weight-complex="normal"/>
    </style:style>
    <style:style style:name="T69" style:family="text">
      <style:text-properties style:font-name="Times New Roman" fo:font-size="12pt" fo:font-weight="normal" style:font-size-asian="12pt" style:font-weight-asian="normal" style:font-size-complex="12pt" style:font-weight-complex="normal"/>
    </style:style>
    <style:style style:name="T7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style:font-name="Times New Roman1"/>
    </style:style>
    <style:style style:name="T72" style:family="text">
      <style:text-properties style:font-name="Times New Roman1" fo:font-style="normal" style:font-style-asian="normal" style:font-style-complex="normal"/>
    </style:style>
    <style:style style:name="T73" style:family="text">
      <style:text-properties style:font-name="Times New Roman1" fo:font-style="normal" style:text-underline-style="solid" style:text-underline-width="auto" style:text-underline-color="font-color" style:font-style-asian="normal" style:font-name-complex="Arial" style:font-style-complex="normal"/>
    </style:style>
    <style:style style:name="T74" style:family="text">
      <style:text-properties style:font-name="Times New Roman1" fo:font-style="normal" style:text-underline-style="solid" style:text-underline-width="auto" style:text-underline-color="font-color" style:font-style-asian="normal" style:font-style-complex="normal"/>
    </style:style>
    <style:style style:name="T75"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76"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77"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78"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79"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0"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1" style:family="text">
      <style:text-properties style:font-name="Times New Roman1" fo:font-size="12pt" fo:font-style="normal" style:font-size-asian="12pt" style:font-style-asian="normal" style:font-size-complex="12pt" style:font-style-complex="normal"/>
    </style:style>
    <style:style style:name="T82" style:family="text">
      <style:text-properties style:font-name="Times New Roman1" fo:font-size="12pt" fo:font-style="normal" style:font-size-asian="12pt" style:font-style-asian="normal" style:font-name-complex="Arial" style:font-size-complex="12pt" style:font-style-complex="normal"/>
    </style:style>
    <style:style style:name="T83" style:family="text">
      <style:text-properties style:font-name="Times New Roman1" fo:font-size="12pt" fo:font-weight="normal" style:font-size-asian="12pt" style:font-weight-asian="normal" style:font-name-complex="Arial" style:font-size-complex="12pt" style:font-weight-complex="normal"/>
    </style:style>
    <style:style style:name="T84"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85" style:family="text">
      <style:text-properties fo:font-variant="normal" fo:text-transform="none" fo:color="#000000" fo:letter-spacing="normal" fo:font-weight="normal"/>
    </style:style>
    <style:style style:name="T86"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87"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88" style:family="text">
      <style:text-properties style:text-underline-style="none"/>
    </style:style>
    <style:style style:name="T89"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90"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3">Tema</text:p>
          </table:table-cell>
          <table:table-cell table:style-name="Tabla1.A1" office:value-type="string">
            <text:p text:style-name="P4">Grupo</text:p>
          </table:table-cell>
          <table:table-cell table:style-name="Tabla1.A1" table:number-columns-spanned="5" office:value-type="string">
            <text:p text:style-name="P4">Ayudante</text:p>
          </table:table-cell>
          <table:covered-table-cell/>
          <table:covered-table-cell/>
          <table:covered-table-cell/>
          <table:covered-table-cell/>
          <table:table-cell table:style-name="Tabla1.A1" table:number-columns-spanned="2" office:value-type="string">
            <text:p text:style-name="P4"/>
          </table:table-cell>
          <table:covered-table-cell/>
          <table:table-cell table:style-name="Tabla1.J1" table:number-columns-spanned="3" office:value-type="string">
            <text:p text:style-name="P4">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69" text:outline-level="7"/>
          </table:table-cell>
          <table:table-cell table:style-name="Tabla1.B2" table:number-rows-spanned="3" office:value-type="string">
            <text:h text:style-name="P170" text:outline-level="7"/>
          </table:table-cell>
          <table:table-cell table:style-name="Tabla1.C2" table:number-rows-spanned="3" table:number-columns-spanned="5" office:value-type="string">
            <text:p text:style-name="P4"><text:s text:c="3"/></text:p>
          </table:table-cell>
          <table:covered-table-cell/>
          <table:covered-table-cell/>
          <table:covered-table-cell/>
          <table:covered-table-cell/>
          <table:table-cell table:style-name="Tabla1.H2" table:number-columns-spanned="2" office:value-type="string">
            <text:p text:style-name="P57">Not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3">Fech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3">Firma</text:p>
          </table:table-cell>
          <table:covered-table-cell/>
          <table:table-cell table:style-name="Tabla1.J4" table:number-columns-spanned="3" office:value-type="string">
            <text:p text:style-name="P4"><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7"/>
          </table:table-cell>
          <table:covered-table-cell/>
        </table:table-row>
        <table:table-row table:style-name="Tabla1.6">
          <table:table-cell table:style-name="Tabla1.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3">Padrón</text:p>
          </table:table-cell>
          <table:table-cell table:style-name="Tabla1.A7" table:number-columns-spanned="3" office:value-type="string">
            <text:p text:style-name="P3">Apellido</text:p>
          </table:table-cell>
          <table:covered-table-cell/>
          <table:covered-table-cell/>
          <table:table-cell table:style-name="Tabla1.A7" table:number-columns-spanned="2" office:value-type="string">
            <text:p text:style-name="P3">Nombre</text:p>
          </table:table-cell>
          <table:covered-table-cell/>
          <table:table-cell table:style-name="Tabla1.A7" table:number-columns-spanned="3" office:value-type="string">
            <text:p text:style-name="P3">Asistencia a Entrega</text:p>
          </table:table-cell>
          <table:covered-table-cell/>
          <table:covered-table-cell/>
          <table:table-cell table:style-name="Tabla1.A7" office:value-type="string">
            <text:p text:style-name="P3">Asistencia a Revisión</text:p>
          </table:table-cell>
          <table:table-cell table:style-name="Tabla1.K7" table:number-columns-spanned="2" office:value-type="string">
            <text:p text:style-name="P3">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5"/>
          </table:table-cell>
          <table:covered-table-cell/>
          <table:covered-table-cell/>
          <table:table-cell table:style-name="Tabla1.H4" office:value-type="string">
            <text:p text:style-name="P5"/>
          </table:table-cell>
          <table:table-cell table:style-name="Tabla1.K13" table:number-columns-spanned="3" office:value-type="string">
            <text:p text:style-name="P5"/>
          </table:table-cell>
          <table:covered-table-cell/>
          <table:covered-table-cell/>
        </table:table-row>
        <table:table-row table:style-name="Tabla1.14">
          <table:table-cell table:style-name="Tabla1.A6" table:number-columns-spanned="12" office:value-type="string">
            <text:p text:style-name="P56">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Aprobada</text:p>
          </table:table-cell>
          <table:covered-table-cell/>
          <table:table-cell table:style-name="Tabla1.C2" office:value-type="string">
            <text:p text:style-name="P5">Se Debe Rehacer</text:p>
          </table:table-cell>
          <table:table-cell table:style-name="Tabla1.C2" table:number-columns-spanned="2" office:value-type="string">
            <text:p text:style-name="P5">No Entrega</text:p>
          </table:table-cell>
          <table:covered-table-cell/>
          <table:table-cell table:style-name="Tabla1.A6" table:number-columns-spanned="4" office:value-type="string">
            <text:p text:style-name="P5"><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esentación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ipótesis Planteada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Diagrama de Proceso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9">Comandos: <text:s text:c="11"/>fepini</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oni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rima</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ag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list</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2">glog, mover, startfe, stopfe</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Comandos Auxiliar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Archivos Auxiliares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oblemas Relevant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oja de Rut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5">Funcionamiento General </text:p>
          </table:table-cell>
          <table:covered-table-cell/>
          <table:covered-table-cell/>
          <table:table-cell table:style-name="Tabla1.A1" table:number-columns-spanned="2" office:value-type="string">
            <text:p text:style-name="P5"/>
          </table:table-cell>
          <table:covered-table-cell/>
          <table:table-cell table:style-name="Tabla1.A1" office:value-type="string">
            <text:p text:style-name="P5"/>
          </table:table-cell>
          <table:table-cell table:style-name="Tabla1.A1" table:number-columns-spanned="2" office:value-type="string">
            <text:p text:style-name="P5"/>
          </table:table-cell>
          <table:covered-table-cell/>
          <table:table-cell table:style-name="Tabla1.J1" table:number-columns-spanned="4" office:value-type="string">
            <text:p text:style-name="P5"/>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4"/></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3">Tema</text:p>
          </table:table-cell>
          <table:table-cell table:style-name="Tabla2.A1" office:value-type="string">
            <text:p text:style-name="P4">Grupo</text:p>
          </table:table-cell>
          <table:table-cell table:style-name="Tabla2.A1" table:number-columns-spanned="5" office:value-type="string">
            <text:p text:style-name="P4">Ayudante</text:p>
          </table:table-cell>
          <table:covered-table-cell/>
          <table:covered-table-cell/>
          <table:covered-table-cell/>
          <table:covered-table-cell/>
          <table:table-cell table:style-name="Tabla2.A1" table:number-columns-spanned="2" office:value-type="string">
            <text:p text:style-name="P4"/>
          </table:table-cell>
          <table:covered-table-cell/>
          <table:table-cell table:style-name="Tabla2.J1" table:number-columns-spanned="3" office:value-type="string">
            <text:p text:style-name="P4">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69" text:outline-level="7"/>
          </table:table-cell>
          <table:table-cell table:style-name="Tabla2.B2" table:number-rows-spanned="3" office:value-type="string">
            <text:h text:style-name="P170" text:outline-level="7"/>
          </table:table-cell>
          <table:table-cell table:style-name="Tabla2.C2" table:number-rows-spanned="3" table:number-columns-spanned="5" office:value-type="string">
            <text:p text:style-name="P4"><text:s text:c="3"/></text:p>
          </table:table-cell>
          <table:covered-table-cell/>
          <table:covered-table-cell/>
          <table:covered-table-cell/>
          <table:covered-table-cell/>
          <table:table-cell table:style-name="Tabla2.H2" table:number-columns-spanned="2" office:value-type="string">
            <text:p text:style-name="P57">Not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3">Fech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3">Firma</text:p>
          </table:table-cell>
          <table:covered-table-cell/>
          <table:table-cell table:style-name="Tabla2.J4" table:number-columns-spanned="3" office:value-type="string">
            <text:p text:style-name="P4"><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7"/>
          </table:table-cell>
          <table:covered-table-cell/>
        </table:table-row>
        <table:table-row table:style-name="Tabla2.6">
          <table:table-cell table:style-name="Tabla2.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3">Padrón</text:p>
          </table:table-cell>
          <table:table-cell table:style-name="Tabla2.A7" table:number-columns-spanned="3" office:value-type="string">
            <text:p text:style-name="P3">Apellido</text:p>
          </table:table-cell>
          <table:covered-table-cell/>
          <table:covered-table-cell/>
          <table:table-cell table:style-name="Tabla2.A7" table:number-columns-spanned="2" office:value-type="string">
            <text:p text:style-name="P3">Nombre</text:p>
          </table:table-cell>
          <table:covered-table-cell/>
          <table:table-cell table:style-name="Tabla2.A7" table:number-columns-spanned="3" office:value-type="string">
            <text:p text:style-name="P3">Asistencia a Entrega</text:p>
          </table:table-cell>
          <table:covered-table-cell/>
          <table:covered-table-cell/>
          <table:table-cell table:style-name="Tabla2.A7" office:value-type="string">
            <text:p text:style-name="P3">Asistencia a Revisión</text:p>
          </table:table-cell>
          <table:table-cell table:style-name="Tabla2.K7" table:number-columns-spanned="2" office:value-type="string">
            <text:p text:style-name="P3">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5"/>
          </table:table-cell>
          <table:covered-table-cell/>
          <table:covered-table-cell/>
          <table:table-cell table:style-name="Tabla2.H4" office:value-type="string">
            <text:p text:style-name="P5"/>
          </table:table-cell>
          <table:table-cell table:style-name="Tabla2.K13" table:number-columns-spanned="3" office:value-type="string">
            <text:p text:style-name="P5"/>
          </table:table-cell>
          <table:covered-table-cell/>
          <table:covered-table-cell/>
        </table:table-row>
        <table:table-row table:style-name="Tabla2.14">
          <table:table-cell table:style-name="Tabla2.A6" table:number-columns-spanned="12" office:value-type="string">
            <text:p text:style-name="P56">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Aprobada</text:p>
          </table:table-cell>
          <table:covered-table-cell/>
          <table:table-cell table:style-name="Tabla2.C2" office:value-type="string">
            <text:p text:style-name="P5">Se Debe Rehacer</text:p>
          </table:table-cell>
          <table:table-cell table:style-name="Tabla2.C2" table:number-columns-spanned="2" office:value-type="string">
            <text:p text:style-name="P5">No Entrega</text:p>
          </table:table-cell>
          <table:covered-table-cell/>
          <table:table-cell table:style-name="Tabla2.A6" table:number-columns-spanned="4" office:value-type="string">
            <text:p text:style-name="P5"><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esentación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ipótesis Planteada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Diagrama de Proceso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9">Comandos: <text:s text:c="11"/>fepini</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oni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rima</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ag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list</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2">glog, mover, startfe, stopfe</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Comandos Auxiliar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Archivos Auxiliares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oblemas Relevant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oja de Rut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5">Funcionamiento General </text:p>
          </table:table-cell>
          <table:covered-table-cell/>
          <table:covered-table-cell/>
          <table:table-cell table:style-name="Tabla2.A1" table:number-columns-spanned="2" office:value-type="string">
            <text:p text:style-name="P5"/>
          </table:table-cell>
          <table:covered-table-cell/>
          <table:table-cell table:style-name="Tabla2.A1" office:value-type="string">
            <text:p text:style-name="P5"/>
          </table:table-cell>
          <table:table-cell table:style-name="Tabla2.A1" table:number-columns-spanned="2" office:value-type="string">
            <text:p text:style-name="P5"/>
          </table:table-cell>
          <table:covered-table-cell/>
          <table:table-cell table:style-name="Tabla2.J1" table:number-columns-spanned="4" office:value-type="string">
            <text:p text:style-name="P5"/>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0">Índice</text:p>
          </text:index-title>
          <text:p text:style-name="P93">Hipótesis y supuestos<text:tab/>1</text:p>
          <text:p text:style-name="P94">Instalar.sh<text:tab/>1</text:p>
          <text:p text:style-name="P94">Fepini.sh <text:tab/>1</text:p>
          <text:p text:style-name="P94">Feponio.sh, Startfe.sh y Stopfe.sh <text:tab/>1</text:p>
          <text:p text:style-name="P94">Feprima.sh<text:tab/>1</text:p>
          <text:p text:style-name="P94">Mover.sh <text:tab/>1</text:p>
          <text:p text:style-name="P93">Problemas relevantes<text:tab/>2</text:p>
          <text:p text:style-name="P93">Archivo README<text:tab/>3</text:p>
          <text:p text:style-name="P94">Pasos de la instalación del tp<text:tab/>3</text:p>
          <text:p text:style-name="P93">Diagrama de Procesos<text:tab/>4</text:p>
          <text:p text:style-name="P93">Hoja de Ruta para la Correción<text:tab/>5</text:p>
          <text:p text:style-name="P93">Comandos solicitados<text:tab/>6</text:p>
          <text:p text:style-name="P94">Fepini.sh <text:tab/>6</text:p>
          <text:p text:style-name="P94">Feponio.sh, Startfe.sh y Stopfe.sh<text:tab/>7</text:p>
          <text:p text:style-name="P94">Feprima.sh<text:tab/>9</text:p>
          <text:p text:style-name="P94">Mover.sh<text:tab/>16</text:p>
          <text:p text:style-name="P94">Glog.sh<text:tab/>19</text:p>
          <text:p text:style-name="P93">Comandos Auxiliares<text:tab/>21</text:p>
          <text:p text:style-name="P93">Archivos Auxiliares<text:tab/>22</text:p>
          <text:p text:style-name="P93">Apéndice A: Condiciones de Resolución y Corrección<text:tab/>23</text:p>
        </text:index-body>
      </text:table-of-content>
      <text:p text:style-name="Contents_20_Heading"><text:span text:style-name="titulo2"><text:span text:style-name="T1"/></text:span></text:p>
      <text:p text:style-name="TITULOS"><text:span text:style-name="titulo2"><text:span text:style-name="T1"/></text:span></text:p>
      <text:h text:style-name="P161" text:outline-level="1"><text:span text:style-name="titulo2"><text:span text:style-name="T1">Hipótesis y supuestos</text:span></text:span></text:h>
      <text:h text:style-name="Heading_20_2" text:outline-level="2"><text:span text:style-name="subtitulo_20_1"><text:span text:style-name="T75">Instalar.sh</text:span></text:span></text:h>
      <text:list xml:id="list2177728149" text:style-name="WW8Num2">
        <text:list-item>
          <text:p text:style-name="P100">Instalar.sh tiene permisos de ejecución.</text:p>
        </text:list-item>
        <text:list-item>
          <text:p text:style-name="P100">El archivo instalar.sh se encuentra en el directorio /home/user/grupo04, al igual que todo el contenido del archivo TP.tar.gz</text:p>
        </text:list-item>
        <text:list-item>
          <text:p text:style-name="P103"><text:span text:style-name="titulo2"><text:span text:style-name="T79">El instalador se ejecuta desde consola, escribiendo en el directorio mencionado anteriormente . ./instalar.sh</text:span></text:span></text:p>
        </text:list-item>
      </text:list>
      <text:h text:style-name="P163" text:outline-level="2"><text:span text:style-name="subtitulo_20_1"><text:span text:style-name="T76">Fepini.sh</text:span></text:span><text:span text:style-name="subtitulo_20_1"><text:span text:style-name="T81"><text:tab/></text:span></text:span></text:h>
      <text:list xml:id="list1401829642" text:continue-list="list2177728149" text:style-name="WW8Num3">
        <text:list-item>
          <text:p text:style-name="P101"><text:span text:style-name="T23">La ejecución del comando se inicia desde consola con </text:span><text:span text:style-name="T56">. fepini.sh</text:span><text:span text:style-name="T23">. Esto es así para que se puedan setear correctamente las variables de ambiente.</text:span></text:p>
        </text:list-item>
        <text:list-item>
          <text:p text:style-name="P101">Las variables que setea fepini.sh, no son modificadas por el usuario, mientras se ejecuten comandos del tp.</text:p>
        </text:list-item>
      </text:list>
      <text:h text:style-name="P163" text:outline-level="2"><text:span text:style-name="subtitulo_20_1"><text:span text:style-name="T76">Feponio.sh, Startfe.sh y Stopfe.sh</text:span></text:span><text:span text:style-name="subtitulo_20_1"><text:span text:style-name="T81"><text:tab/></text:span></text:span></text:h>
      <text:list xml:id="list228318464" text:continue-list="list1401829642" text:style-name="WW8Num2">
        <text:list-item>
          <text:p text:style-name="P100">El nombre de las facturas electrónicas que se encuentran en el directorio Arribos deben ser de 14 dígitos según el &lt;CAE&gt;. Es decir, que solo serán aceptados los nombres que tengan una longitud de 14 caracteres del 0 al 9.</text:p>
        </text:list-item>
        <text:list-item>
          <text:p text:style-name="P104"><text:span text:style-name="titulo2"><text:span text:style-name="T79">Se ejecutará feponio.sh <text:s/>el &amp;(</text:span></text:span><text:bookmark text:name="search"/><text:span text:style-name="Emphasis"><text:span text:style-name="T83">ampersand</text:span></text:span><text:span text:style-name="titulo2"><text:span text:style-name="T80">) ya que por ser un demonio debe lanzarse y correr en “background”.</text:span></text:span></text:p>
        </text:list-item>
        <text:list-item>
          <text:p text:style-name="P104"><text:span text:style-name="titulo2"><text:span text:style-name="T80">Se crearon dos script (startfe.sh y stopfe.sh) para iniciar y parar el demonio cuando el usuario lo desee ejecutando el comando adecuado.</text:span></text:span></text:p>
        </text:list-item>
      </text:list>
      <text:p text:style-name="P19"><text:span text:style-name="titulo2"><text:span text:style-name="T80"/></text:span></text:p>
      <text:h text:style-name="P165" text:outline-level="2"><text:span text:style-name="subtitulo_20_1"><text:span text:style-name="T78">Feprima.sh</text:span></text:span></text:h>
      <text:list xml:id="list1619960603" text:continue-numbering="true" text:style-name="WW8Num2">
        <text:list-item>
          <text:p text:style-name="P104"><text:span text:style-name="titulo2"><text:span text:style-name="T80">Un registro válido incluye todos los campos. Es decir que deben estar todos los separadores de campo.</text:span></text:span></text:p>
        </text:list-item>
      </text:list>
      <text:h text:style-name="Heading_20_2" text:outline-level="2"><text:span text:style-name="subtitulo_20_1"><text:span text:style-name="T77">Mover.sh</text:span></text:span><text:span text:style-name="subtitulo_20_1"><text:span text:style-name="T82"><text:tab/></text:span></text:span></text:h>
      <text:list xml:id="list1304707184" text:continue-list="list1619960603" text:style-name="WW8Num25">
        <text:list-item>
          <text:p text:style-name="P105"><text:span text:style-name="titulo2"><text:span text:style-name="T79">Para ejecutarlo hay que pasarle 2 parámetros obligatorios:</text:span></text:span></text:p>
          <text:p text:style-name="P105"><text:span text:style-name="titulo2"><text:span text:style-name="T79">- Input: <text:s/>serían el archivo a mover. Requiere la ruta absoluta más el nombre del archivo a mover.</text:span></text:span></text:p>
          <text:p text:style-name="P105"><text:span text:style-name="titulo2"><text:span text:style-name="T79">- Output: el directorio al cual moverlo. Requiere la ruta absoluta del destino.</text:span></text:span></text:p>
          <text:p text:style-name="P105"><text:span text:style-name="titulo2"><text:span text:style-name="T79">Existe un tercer parámetro opcional:</text:span></text:span></text:p>
          <text:p text:style-name="P105"><text:span text:style-name="titulo2"><text:span text:style-name="T79">- logOpcional: se invoca para que grabe en el log. El comando termina su ejecución informando en el archivo de log si corresponde.</text:span></text:span></text:p>
        </text:list-item>
      </text:list>
      <text:list xml:id="list880065773" text:style-name="WW8Num25">
        <text:list-item>
          <text:p text:style-name="P102">Tanto el archivo a mover como el directorio destino donde se desea mover el archivo tienen que existir, si no se termina la ejecución y se informa en el log si corresponde.</text:p>
          <text:p text:style-name="P102"><text:span text:style-name="subtitulo_20_1"><text:span text:style-name="T73"/></text:span></text:p>
          <text:p text:style-name="P134"><text:span text:style-name="subtitulo_20_1"><text:span text:style-name="T74">Fepago.pl</text:span></text:span></text:p>
          <text:p text:style-name="P135"/>
        </text:list-item>
      </text:list>
      <text:list xml:id="list504528737" text:continue-list="list1304707184" text:style-name="WW8Num25">
        <text:list-item>
          <text:p text:style-name="P105"><text:span text:style-name="titulo2"><text:span text:style-name="T79">Tanto los contenidos del archvio “apagar.txt” como el archivo “presu.txt” son válidos y están bien formados.</text:span></text:span></text:p>
        </text:list-item>
        <text:list-item>
          <text:p text:style-name="P105"><text:span text:style-name="titulo2"><text:span text:style-name="T79">El usuario ingresa los párametros en el orden y formato correcto.</text:span></text:span></text:p>
        </text:list-item>
      </text:list>
      <text:h text:style-name="P162" text:outline-level="1"><text:span text:style-name="titulo2"><text:span text:style-name="T1">Problemas relevantes</text:span></text:span></text:h>
      <text:p text:style-name="P98"><text:span text:style-name="subtitulo_20_1"><text:span text:style-name="T70">(descripcion de otros problemas)</text:span></text:span></text:p>
      <text:p text:style-name="P98"><text:span text:style-name="subtitulo_20_1"><text:span text:style-name="T70"/></text:span></text:p>
      <text:p text:style-name="P98"><text:span text:style-name="subtitulo_20_1"><text:span text:style-name="T70">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37">(</text:span></text:span><text:span text:style-name="subtitulo_20_1"><text:span text:style-name="T87">-</text:span></text:span><text:span text:style-name="subtitulo_20_1"><text:span text:style-name="T86">type f -o -type d</text:span></text:span><text:span text:style-name="subtitulo_20_1"><text:span text:style-name="T70">)</text:span></text:span></text:p>
      <text:p text:style-name="P98"><text:span text:style-name="subtitulo_20_1"><text:span text:style-name="T70"/></text:span></text:p>
      <text:p text:style-name="P98"><text:span text:style-name="subtitulo_20_1"><text:span text:style-name="T70">Al querer invocar desde Perl un comando creado por nosotros nos encontramos con el interrogante de como poder realizarlo. Hicimos uso de la orden system ofrecida por el lenguaje Perl. Primero lo escribimos de la siguiente forma:</text:span></text:span></text:p>
      <text:p text:style-name="P50"/>
      <table:table table:name="Tabla19" table:style-name="Tabla19">
        <table:table-column table:style-name="Tabla19.A"/>
        <table:table-row>
          <table:table-cell table:style-name="Tabla19.A1" office:value-type="string">
            <text:p text:style-name="Table_20_Contents"><text:span text:style-name="subtitulo_20_1"><text:span text:style-name="T60">system("glog.sh fepago INFO $textIni"); #$textIni variable que contiene un mensaje</text:span></text:span></text:p>
          </table:table-cell>
        </table:table-row>
      </table:table>
      <text:p text:style-name="P98"><text:span text:style-name="subtitulo_20_1"><text:span text:style-name="T70"/></text:span></text:p>
      <text:p text:style-name="P98"><text:span text:style-name="subtitulo_20_1"><text:span text:style-name="T70">Pero no logramos que reconociera el comando glog.sh. Investigando un poco, descubrimos que una forma de invocarlo sería la siguiente:</text:span></text:span></text:p>
      <text:p text:style-name="P50"/>
      <table:table table:name="Tabla20" table:style-name="Tabla20">
        <table:table-column table:style-name="Tabla20.A"/>
        <table:table-row>
          <table:table-cell table:style-name="Tabla20.A1" office:value-type="string">
            <text:p text:style-name="Table_20_Contents"><text:span text:style-name="subtitulo_20_1"><text:span text:style-name="T60">system('glog.sh fepago INFO "$textIni"'); #$textIni variable que contiene un mensaje</text:span></text:span></text:p>
          </table:table-cell>
        </table:table-row>
      </table:table>
      <text:p text:style-name="P98"><text:span text:style-name="subtitulo_20_1"><text:span text:style-name="T70"/></text:span></text:p>
      <text:p text:style-name="P98"><text:span text:style-name="subtitulo_20_1"><text:span text:style-name="T70">Sin embargo, esta solución no resolvía el problema. Si bien ahora reconocía el comando glog.sh no se expandía el contenido de la variable $textIni porque habíamos encerrado todo entre comillas simples.</text:span></text:span></text:p>
      <text:p text:style-name="P98"><text:span text:style-name="subtitulo_20_1"><text:span text:style-name="T70">Buscando un poco mas</text:span></text:span><text:span text:style-name="subtitulo_20_1"><text:span text:style-name="T70"><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0">, logramos encontrar lo que necesitábamos: </text:span></text:span></text:p>
      <text:p text:style-name="P50"/>
      <table:table table:name="Tabla21" table:style-name="Tabla21">
        <table:table-column table:style-name="Tabla21.A"/>
        <table:table-row>
          <table:table-cell table:style-name="Tabla21.A1" office:value-type="string">
            <text:p text:style-name="Table_20_Contents"><text:span text:style-name="subtitulo_20_1"><text:span text:style-name="T60">@args = ('glog.sh',"fepago","INFO","$textIni"); </text:span></text:span></text:p>
            <text:p text:style-name="Table_20_Contents"><text:span text:style-name="subtitulo_20_1"><text:span text:style-name="T60">system(@args); </text:span></text:span></text:p>
          </table:table-cell>
        </table:table-row>
      </table:table>
      <text:p text:style-name="P98"><text:span text:style-name="subtitulo_20_1"><text:span text:style-name="T70"/></text:span></text:p>
      <text:p text:style-name="P98"><text:span text:style-name="subtitulo_20_1"><text:span text:style-name="T70">Resumiendo, creamos un vector args cuyo primer valor es el nombre del comando y los otros son los parámetros para el comando y luego, pasamos ese vector a system.</text:span></text:span></text:p>
      <text:p text:style-name="P98"><text:span text:style-name="subtitulo_20_1"><text:span text:style-name="T70"/></text:span></text:p>
      <text:p text:style-name="P98"><text:span text:style-name="subtitulo_20_1"><text:span text:style-name="T70">Otra cosa que implicó investigar un poco fue el tema de las expresiones regulares en Perl. Necesitábamos validar el monto ingresado por el usuario. En un principio, planteamos lo siguiente:</text:span></text:span></text:p>
      <text:p text:style-name="P50"/>
      <table:table table:name="Tabla22" table:style-name="Tabla22">
        <table:table-column table:style-name="Tabla22.A"/>
        <table:table-row>
          <table:table-cell table:style-name="Tabla22.A1" office:value-type="string">
            <text:p text:style-name="Table_20_Contents"><text:span text:style-name="subtitulo_20_1"><text:span text:style-name="T60">if (`echo "$monto" | grep "^[0-9]*\.[0-9][0-9]$"`)</text:span></text:span></text:p>
          </table:table-cell>
        </table:table-row>
      </table:table>
      <text:p text:style-name="P98"><text:span text:style-name="subtitulo_20_1"><text:span text:style-name="T70"/></text:span></text:p>
      <text:p text:style-name="P98"><text:span text:style-name="subtitulo_20_1"><text:span text:style-name="T70">Aquella línea nos permitía validar algunos números, pero si se ingresaba algo como: f34,45 nos decía que era válido y sucedía lo mismo si colocábamos cualquier letra al principio de un número. Entonces, averiguando un poco en Internet</text:span></text:span><text:span text:style-name="subtitulo_20_1"><text:span text:style-name="T70"><text:note text:id="ftn2" text:note-class="footnote"><text:note-citation>2</text:note-citation><text:note-body><text:p text:style-name="Footnote"><text:a xlink:type="simple" xlink:href="http://www.htmlpoint.com/perl/perl_11.htm">http://www.htmlpoint.com/perl/perl_11.htm</text:a><text:a xlink:type="simple" xlink:href="http://www.htmlpoint.com/perl/perl_11.htm"><text:span text:style-name="T88"> y <text:s/></text:span></text:a><text:a xlink:type="simple" xlink:href="http://www.ulpgc.es/otros/tutoriales/perl/cap6.htm"><text:span text:style-name="T52">http://www.ulpgc.es/otros/tutoriales/perl/cap6.htm</text:span></text:a></text:p></text:note-body></text:note></text:span></text:span><text:span text:style-name="subtitulo_20_1"><text:span text:style-name="T70"> encontramos la forma con la que Perl trabaja <text:s text:c="2"/>expresiones regulares. Por lo que la línea anterior la cambiamos por:</text:span></text:span></text:p>
      <text:p text:style-name="P50"/>
      <table:table table:name="Tabla23" table:style-name="Tabla23">
        <table:table-column table:style-name="Tabla23.A"/>
        <table:table-row>
          <table:table-cell table:style-name="Tabla23.A1" office:value-type="string">
            <text:p text:style-name="Table_20_Contents"><text:span text:style-name="subtitulo_20_1"><text:span text:style-name="T60">if ($monto=~ /^[0-9]*\.[0-9][0-9]$/)</text:span></text:span></text:p>
          </table:table-cell>
        </table:table-row>
      </table:table>
      <text:p text:style-name="P98"><text:span text:style-name="subtitulo_20_1"><text:span text:style-name="T70"/></text:span></text:p>
      <text:p text:style-name="P98"><text:soft-page-break/><text:span text:style-name="subtitulo_20_1"><text:span text:style-name="T70">Con aquella línea conseguimos los resultados esperados.</text:span></text:span></text:p>
      <text:p text:style-name="P98"><text:span text:style-name="subtitulo_20_1"><text:span text:style-name="T70"/></text:span></text:p>
      <text:p text:style-name="P98"><text:span text:style-name="subtitulo_20_1"><text:span text:style-name="T70"/></text:span></text:p>
      <text:h text:style-name="P162" text:outline-level="1"><text:span text:style-name="titulo2"><text:span text:style-name="T1">Archivo README</text:span></text:span></text:h>
      <text:h text:style-name="P164" text:outline-level="2">Pasos de la instalación del tp</text:h>
      <text:list xml:id="list788925904" text:style-name="L1">
        <text:list-item>
          <text:list>
            <text:list-item>
              <text:list>
                <text:list-item>
                  <text:p text:style-name="P137">Inserte el dispositivo de almacenamiento con el contenido del trabajo práctico (cd,pen drive, etc).</text:p>
                </text:list-item>
                <text:list-item>
                  <text:p text:style-name="P138">Crear en el directorio de usuario un subdirectorio grupo04. El path será: home/user/grupo04</text:p>
                </text:list-item>
                <text:list-item>
                  <text:p text:style-name="P138">Copiar el archivo TP.tar.gz en el directorio que se nombró en el punto 2.</text:p>
                </text:list-item>
                <text:list-item>
                  <text:p text:style-name="P139">Descomprimir el archivo TP.tar.gz para poder obtener un TP.tar. Se abre una termina en la ruta especificada en el punto 2 y se ejecuta el siguiente comando:</text:p>
                  <text:list>
                    <text:list-header>
                      <text:p text:style-name="P138">$<text:tab/>tar xzvf TP.tar.gz </text:p>
                    </text:list-header>
                  </text:list>
                </text:list-item>
                <text:list-item>
                  <text:p text:style-name="P139">Luego de descomprimir, ejecutaremos el instalar.sh desde el directorio actual.</text:p>
                  <text:list>
                    <text:list-item>
                      <text:list>
                        <text:list-item>
                          <text:list>
                            <text:list-item>
                              <text:list>
                                <text:list-header>
                                  <text:p text:style-name="P136"><text:tab/><text:tab/>$<text:tab/>./instalar.sh</text:p>
                                  <text:list>
                                    <text:list-header>
                                      <text:p text:style-name="P136"><text:tab/>El instalar descomprime carpeta.tar generando la jerarquías de carpetas necesarias para el tp. </text:p>
                                    </text:list-header>
                                  </text:list>
                                </text:list-header>
                              </text:list>
                            </text:list-item>
                          </text:list>
                        </text:list-item>
                      </text:list>
                    </text:list-item>
                  </text:list>
                </text:list-item>
                <text:list-item>
                  <text:p text:style-name="P139">Una vez ejecutado el instalador.sh, nos dirigimos al subdirectorio comandos de la siguiente manera:</text:p>
                  <text:list>
                    <text:list-header>
                      <text:p text:style-name="P139"><text:s/><text:tab/>$ cd</text:p>
                      <text:list>
                        <text:list-header>
                          <text:p text:style-name="P139"><text:tab/>$ cd comandos</text:p>
                        </text:list-header>
                      </text:list>
                    </text:list-header>
                  </text:list>
                </text:list-item>
                <text:list-item>
                  <text:p text:style-name="P139">Dentro de la ruta actual (home/user/grupo04/comandos), se procede a ejecutar los siguientes comandos, cada uno con sus respectivos parámetros:</text:p>
                  <text:p text:style-name="P139"/>
                  <text:p text:style-name="P139">- Correr el script fepini con el comando: </text:p>
                  <text:p text:style-name="P139"><text:tab/>$ . ./fepini.sh</text:p>
                  <text:p text:style-name="P139">- Para detener el demonio corre el stopfe:</text:p>
                  <text:p text:style-name="P139"><text:tab/>$ stopfe.sh</text:p>
                  <text:p text:style-name="P139">- Para volver a procesar archivos simplemente ejecutar el startfe.</text:p>
                  <text:p text:style-name="P140"><text:tab/>$ startfe.sh</text:p>
                  <text:p text:style-name="P141"/>
                </text:list-item>
                <text:list-item>
                  <text:p text:style-name="P139">Cada comando indicara si la salida fue exitoso o no, enviando por el archivo de log el detalle del mismo.(/comandos/log)</text:p>
                </text:list-item>
              </text:list>
            </text:list-item>
          </text:list>
        </text:list-item>
      </text:list>
      <text:p text:style-name="P2"><text:span text:style-name="titulo2"><text:span text:style-name="T22"/></text:span></text:p>
      <text:h text:style-name="P162" text:outline-level="1"><text:span text:style-name="titulo2"><text:span text:style-name="T1">Diagrama de Procesos</text:span></text:span></text:h>
      <text:h text:style-name="P162" text:outline-level="1"><text:span text:style-name="titulo2"><text:span text:style-name="T1">Hoja de Ruta para la Correción</text:span></text:span></text:h>
      <text:h text:style-name="P163" text:outline-level="2"><text:span text:style-name="titulo2"><text:span text:style-name="T54"/></text:span></text:h>
      <text:h text:style-name="P162" text:outline-level="1"><text:span text:style-name="titulo2"><text:span text:style-name="T1">Comandos solicitados</text:span></text:span></text:h>
      <text:h text:style-name="P163" text:outline-level="2"><text:span text:style-name="subtitulo_20_1"><text:span text:style-name="T11">Fepini.sh</text:span></text:span><text:span text:style-name="subtitulo_20_1"><text:span text:style-name="T10"><text:tab/></text:span></text:span></text:h>
      <text:h text:style-name="P166" text:outline-level="2"><text:span text:style-name="subtitulo_20_1"><text:span text:style-name="T12">Feponio.sh, Startfe.sh y Stopfe.sh</text:span></text:span></text:h>
      <text:p text:style-name="Standard"><text:span text:style-name="T55">Nombre del Comando :</text:span> feponio.sh</text:p>
      <text:p text:style-name="Standard"/>
      <text:p text:style-name="P47">Archivos de Input: <text:span text:style-name="T10">no utliza archivos de input.</text:span></text:p>
      <text:p text:style-name="P47"/>
      <text:p text:style-name="P47">Archivos de Output: <text:span text:style-name="T10">no utliza archivos de output.</text:span></text:p>
      <text:p text:style-name="P47"/>
      <text:p text:style-name="P47">Pre-condición: <text:span text:style-name="T10">el ambiente fue inicializado y los archivos a procesar deben estar en el directorio $grupo/arribos.</text:span></text:p>
      <text:p text:style-name="P50"/>
      <text:p text:style-name="P47">Pos-condición:<text:span text:style-name="T10"> se colocan los archivos en las carpetas correspondientes de acuerdo a si estos fueron aceptados o rechazados según si el nombre de la factura es correcto o no.</text:span></text:p>
      <text:p text:style-name="P47"/>
      <text:p text:style-name="P47">Ejemplos de invocación: </text:p>
      <text:p text:style-name="P47"><text:span text:style-name="subtitulo_20_1"><text:span text:style-name="T67"><text:tab/>Se colocaron las siguientes facturas en el directorio arribos y luego se corrió el feponio. Los resultados fueron los siguentes:</text:span></text:span></text:p>
      <text:p text:style-name="P47"/>
      <text:p text:style-name="P51">Ejemplo 1:</text:p>
      <text:p text:style-name="P51"/>
      <text:p text:style-name="P50"><text:tab/>Factura <text:s/><text:span text:style-name="subtitulo_20_1"><text:span text:style-name="T68">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59">Existen archivos en /home/leonardo/tp/comandos/../arribos </text:span></text:span></text:p>
            <text:p text:style-name="Table_20_Contents"><text:span text:style-name="subtitulo_20_1"><text:span text:style-name="T59">Factura Rechazada. Archivo con nombre incorrecto: 12312341 </text:span></text:span></text:p>
          </table:table-cell>
        </table:table-row>
      </table:table>
      <text:p text:style-name="P50"/>
      <text:p text:style-name="P51">Ejemplo 2:</text:p>
      <text:p text:style-name="P51"/>
      <text:p text:style-name="P50"><text:tab/><text:span text:style-name="T66">Factura </text:span><text:span text:style-name="subtitulo_20_1"><text:span text:style-name="T69">1lalsda1244124 </text:span></text:span><text:span text:style-name="subtitulo_20_1"><text:span text:style-name="T68">(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59">Existen archivos en /home/leonardo/tp/comandos/../arribos </text:span></text:span></text:p>
            <text:p text:style-name="Table_20_Contents"><text:span text:style-name="subtitulo_20_1"><text:span text:style-name="T59">Factura Rechazada. Archivo con nombre incorrecto: 1lalsda1244124</text:span></text:span></text:p>
          </table:table-cell>
        </table:table-row>
      </table:table>
      <text:p text:style-name="P43"/>
      <text:p text:style-name="P51">Ejemplo 3:</text:p>
      <text:p text:style-name="P51"/>
      <text:p text:style-name="P50"><text:tab/><text:span text:style-name="T66">Factura </text:span><text:span text:style-name="subtitulo_20_1"><text:span text:style-name="T69">111214366345768654 </text:span></text:span><text:span text:style-name="subtitulo_20_1"><text:span text:style-name="T68">(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59">Existen archivos en /home/leonardo/tp/comandos/../arribos </text:span></text:span></text:p>
            <text:p text:style-name="P95"><text:span text:style-name="subtitulo_20_1"><text:span text:style-name="T61">Factura Rechazada. Archivo con nombre incorrecto: 111214366345768654</text:span></text:span></text:p>
          </table:table-cell>
        </table:table-row>
      </table:table>
      <text:p text:style-name="P51"/>
      <text:p text:style-name="P51">Ejemplo 4:</text:p>
      <text:p text:style-name="P51"/>
      <text:p text:style-name="P50"><text:tab/>Factura <text:span text:style-name="subtitulo_20_1"><text:span text:style-name="T68">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2">Existen archivos en /home/leonardo/tp/comandos/../arribos </text:span></text:span></text:p>
            <text:p text:style-name="Table_20_Contents"><text:span text:style-name="subtitulo_20_1"><text:span text:style-name="T62">Factura Recibida: 00123409287643 </text:span></text:span></text:p>
          </table:table-cell>
        </table:table-row>
      </table:table>
      <text:p text:style-name="P50"/>
      <text:p text:style-name="Standard"><text:span text:style-name="subtitulo_20_1"><text:span text:style-name="T70"><text:tab/>Se observa claramanete que si el nombre no contiene estrictamente 14 dígitos el</text:span></text:span></text:p>
      <text:p text:style-name="P43"><text:span text:style-name="subtitulo_20_1"><text:span text:style-name="T69">feponio colocá las facturas en el directorio de rechazados.</text:span></text:span></text:p>
      <text:p text:style-name="Standard"><text:span text:style-name="subtitulo_20_1"><text:span text:style-name="T17"/></text:span></text:p>
      <text:p text:style-name="Standard"><text:span text:style-name="T55">Nombre del Comando :</text:span> startfe.sh</text:p>
      <text:p text:style-name="Standard"/>
      <text:p text:style-name="P47">Archivos de Input: <text:span text:style-name="T10">no utliza archivos de input.</text:span></text:p>
      <text:p text:style-name="P47"/>
      <text:p text:style-name="P47">Archivos de Output: <text:span text:style-name="T10">no utliza archivos de output</text:span>.</text:p>
      <text:p text:style-name="P47"><text:soft-page-break/></text:p>
      <text:p text:style-name="P47">Pre-condición: <text:span text:style-name="T10">el demonio no se está en ejecución.</text:span></text:p>
      <text:p text:style-name="P50"/>
      <text:p text:style-name="P47">Pos-condición:<text:span text:style-name="T10"> se inicia la ejecución del feponio de manuualmente.</text:span></text:p>
      <text:p text:style-name="P47"/>
      <text:p text:style-name="P47">Ejemplos de invocación: </text:p>
      <text:p text:style-name="P47"/>
      <text:p text:style-name="P51">Ejemplo 1:</text:p>
      <text:p text:style-name="P51"/>
      <text:p text:style-name="P50"><text:span text:style-name="subtitulo_20_1"><text:span text:style-name="T68"><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59">leonardo@leonardo-laptop:~/tp/comandos$ ./startfe.sh </text:span></text:span></text:p>
            <text:p text:style-name="Table_20_Contents"><text:span text:style-name="subtitulo_20_1"><text:span text:style-name="T59">Se inicia la ejecución de feponio </text:span></text:span></text:p>
            <text:p text:style-name="Table_20_Contents"><text:span text:style-name="subtitulo_20_1"><text:span text:style-name="T59">Demonio corriendo bajo no.:10525 </text:span></text:span></text:p>
          </table:table-cell>
        </table:table-row>
      </table:table>
      <text:p text:style-name="P50"/>
      <text:p text:style-name="P51">Ejemplo 2:</text:p>
      <text:p text:style-name="P51"/>
      <text:p text:style-name="P50"><text:tab/><text:span text:style-name="subtitulo_20_1"><text:span text:style-name="T68">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59">leonardo@leonardo-laptop:~/tp/comandos$ ./startfe.sh </text:span></text:span></text:p>
            <text:p text:style-name="Table_20_Contents"><text:span text:style-name="subtitulo_20_1"><text:span text:style-name="T59">Error: feponio ya se está ejecutando. </text:span></text:span></text:p>
            <text:p text:style-name="Table_20_Contents"><text:span text:style-name="subtitulo_20_1"><text:span text:style-name="T59">Pid=10525 </text:span></text:span></text:p>
          </table:table-cell>
        </table:table-row>
      </table:table>
      <text:p text:style-name="P43"><text:span text:style-name="subtitulo_20_1"><text:span text:style-name="T21"/></text:span></text:p>
      <text:p text:style-name="P43"><text:span text:style-name="subtitulo_20_1"><text:span text:style-name="T21"/></text:span></text:p>
      <text:p text:style-name="Standard"><text:span text:style-name="T55">Nombre del Comando :</text:span> stopfe.sh</text:p>
      <text:p text:style-name="Standard"/>
      <text:p text:style-name="P47">Archivos de Input: <text:span text:style-name="T10">no utliza archivos de input.</text:span></text:p>
      <text:p text:style-name="P47"/>
      <text:p text:style-name="P47">Archivos de Output: <text:span text:style-name="T10">no utliza archivos de output</text:span>.</text:p>
      <text:p text:style-name="P47"/>
      <text:p text:style-name="P47">Pre-condición: <text:span text:style-name="T10">el demonio está en ejecución.</text:span></text:p>
      <text:p text:style-name="P50"/>
      <text:p text:style-name="P47">Pos-condición:<text:span text:style-name="T10"> finaliza la ejecución del feponio.</text:span></text:p>
      <text:p text:style-name="P47"/>
      <text:p text:style-name="P47">Ejemplos de invocación: </text:p>
      <text:p text:style-name="P47"/>
      <text:p text:style-name="P51">Ejemplo 1:</text:p>
      <text:p text:style-name="P51"/>
      <text:p text:style-name="P50"><text:span text:style-name="subtitulo_20_1"><text:span text:style-name="T68"><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59">leonardo@leonardo-laptop:~/tp/comandos$ ./stopfe.sh </text:span></text:span></text:p>
            <text:p text:style-name="Table_20_Contents"><text:span text:style-name="subtitulo_20_1"><text:span text:style-name="T59">Se detiene la ejecución de feponio.</text:span></text:span></text:p>
          </table:table-cell>
        </table:table-row>
      </table:table>
      <text:p text:style-name="P50"/>
      <text:p text:style-name="P50"/>
      <text:p text:style-name="P51">Ejemplo 2:</text:p>
      <text:p text:style-name="P51"/>
      <text:p text:style-name="P50"><text:span text:style-name="subtitulo_20_1"><text:span text:style-name="T68"><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59">leonardo@leonardo-laptop:~/tp/comandos$ ./stopfe.sh </text:span></text:span></text:p>
            <text:p text:style-name="Table_20_Contents"><text:span text:style-name="subtitulo_20_1"><text:span text:style-name="T59">Error: feponio no se está ejecutando </text:span></text:span></text:p>
          </table:table-cell>
        </table:table-row>
      </table:table>
      <text:h text:style-name="P168" text:outline-level="2"><text:span text:style-name="subtitulo_20_1"><text:span text:style-name="T12">Feprima.sh</text:span></text:span></text:h>
      <text:p text:style-name="Standard"><text:span text:style-name="T55">Nombre del Comando :</text:span> feprima.sh</text:p>
      <text:p text:style-name="P47"/>
      <text:p text:style-name="Standard"><text:soft-page-break/><text:span text:style-name="T55">Archivos de Input : </text:span><text:span text:style-name="T10">Utiliza como input archivos que representan facturas ubicados en la carpeta $grupo/recibidos .</text:span></text:p>
      <text:p text:style-name="P50"/>
      <text:p text:style-name="Standard"><text:span text:style-name="T55"><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7"/>
      <text:p text:style-name="P47">Pre-condición: <text:span text:style-name="T10">el ambiente fue inicializado y los archivos a procesar tienen el nombre bien formado.</text:span></text:p>
      <text:p text:style-name="P50"/>
      <text:p text:style-name="P47">Pos-condición:<text:span text:style-name="T10"> se agrega un registro al final del archivo $grupo/facturas/apagar.txt</text:span></text:p>
      <text:p text:style-name="P47"/>
      <text:p text:style-name="P47">Ejemplos de invocación: </text:p>
      <text:p text:style-name="P47"/>
      <text:p text:style-name="P51">Ejemplo 1:</text:p>
      <text:p text:style-name="P51"/>
      <text:p text:style-name="P50"><text:tab/>El archivo de input tiene todos los campos con el formato correcto y datos válidos.</text:p>
      <text:p text:style-name="P50"/>
      <text:p text:style-name="P50">Input: </text:p>
      <text:p text:style-name="P50">Archivo: <text:span text:style-name="T20">$grupo/recibidos/34567890123456</text:span></text:p>
      <table:table table:name="Table1" table:style-name="Table1">
        <table:table-column table:style-name="Table1.A"/>
        <table:table-row>
          <table:table-cell table:style-name="Table1.A1" office:value-type="string">
            <text:p text:style-name="P44">01234567890;C;0045;09080706;2009-09-01;2010-11-03;3.75;598.49;125.68;727.92 </text:p>
            <text:p text:style-name="P44">Gaseosa Coca Cola 600cc x12;43.00;21.00;9.03 </text:p>
            <text:p text:style-name="P44">Gaseosa Coca Cola Light 600cc x12;45.00;21.00;9.45 </text:p>
            <text:p text:style-name="P44">Gaseosa Coca Cola Zero 600cc x12;45.00;21.00;9.45 </text:p>
            <text:p text:style-name="P44">Gaseosa Coca Cola 1500cc x12;75.00;21.00;15.75 </text:p>
            <text:p text:style-name="P44">Gaseosa Coca Cola Ligth 1500cc x8;55.00;21.00;11.55 </text:p>
            <text:p text:style-name="P44">Gaseosa Sprite 600cc x12;44.50;21.00;9.35 </text:p>
            <text:p text:style-name="P44">Gaseosa Sprite Zero 600cc x12;45.00;21.00;9.45 </text:p>
            <text:p text:style-name="P44">Gaseosa Sprite 1500cc x8;35.99;21.00;7.56 </text:p>
            <text:p text:style-name="P44">Gaseosa Coca Cola Light 311cc x6;19.00;21.00;3.99 </text:p>
            <text:p text:style-name="P44">Gaseosa Coca Cola Zero 311cc x6;19.00;21.00;3.99 </text:p>
            <text:p text:style-name="P44">Gaseosa Coca Cola Zero 1500cc x8;55.00;21.00;11.55 </text:p>
            <text:p text:style-name="P44">Gaseosa Fanta 600cc x12;43.00;21.00;9.03 </text:p>
            <text:p text:style-name="P44">Gaseosa Sprite Zero 1500cc x8;55.00;21.00;11.55 </text:p>
            <text:p text:style-name="P44">Gaseosa Sprite Zero en lata 311cc x6;19.00;21.00;3.99 </text:p>
            <text:p text:style-name="P44">Gaseosa Coca Cola 600cc x1;3.75;0.00;0.00</text:p>
          </table:table-cell>
        </table:table-row>
      </table:table>
      <text:p text:style-name="P50"/>
      <text:p text:style-name="P50">Output:</text:p>
      <text:p text:style-name="P50">Archivo: $grupo/comandos/feprima.log </text:p>
      <table:table table:name="Table2" table:style-name="Table2">
        <table:table-column table:style-name="Table2.A"/>
        <table:table-row>
          <table:table-cell table:style-name="Table2.A1" office:value-type="string">
            <text:p text:style-name="P97">2010/10/17 20:17:26 - INFO - ============================================================== </text:p>
            <text:p text:style-name="P97">2010/10/17 20:17:26 - INFO - Inicio de Feprima: 1 </text:p>
            <text:p text:style-name="P97">2010/10/17 20:17:26 - INFO - Archivo a Procesar: 34567890123456 </text:p>
            <text:p text:style-name="P97">2010/10/17 20:17:27 - INFO - Mover exitoso: el archivo /home/ale/Escritorio/tpssoo/comandos/../recibidos/34567890123456 se movio a /home/ale/Escritorio/tpssoo/comandos/../aceptados </text:p>
            <text:p text:style-name="P97">2010/10/17 20:17:27 - INFO - Factura Aceptada: 34567890123456 </text:p>
            <text:p text:style-name="P97">2010/10/17 20:17:27 - INFO - Fin de Feprima </text:p>
            <text:p text:style-name="P97">2010/10/17 20:17:27 - INFO - ==============================================================</text:p>
          </table:table-cell>
        </table:table-row>
      </table:table>
      <text:p text:style-name="P50"/>
      <text:p text:style-name="P50">Archivo: $grupo/facturas/apagar.txt</text:p>
      <table:table table:name="Table3" table:style-name="Table3">
        <table:table-column table:style-name="Table3.A"/>
        <table:table-row>
          <table:table-cell table:style-name="Table3.A1" office:value-type="string">
            <text:p text:style-name="P97">34567890123456;A PAGAR;2009-12-10;727.92</text:p>
          </table:table-cell>
        </table:table-row>
      </table:table>
      <text:p text:style-name="P50"><text:soft-page-break/></text:p>
      <text:p text:style-name="P51">Ejemplo 2:</text:p>
      <text:p text:style-name="P50"><text:tab/></text:p>
      <text:p text:style-name="P50"><text:tab/>Se vuelve a procesar el archivo del ejemplo 1 y lo detecta como duplicado.</text:p>
      <text:p text:style-name="P50">Input: </text:p>
      <text:p text:style-name="P50">Archivo: <text:span text:style-name="T20">$grupo/recibidos/34567890123456 del ejemplo 1.</text:span></text:p>
      <text:p text:style-name="P10"/>
      <text:p text:style-name="P50">Output:</text:p>
      <text:p text:style-name="P50">Archivo: $grupo/comandos/feprima.log </text:p>
      <table:table table:name="Table5" table:style-name="Table5">
        <table:table-column table:style-name="Table5.A"/>
        <table:table-row>
          <table:table-cell table:style-name="Table5.A1" office:value-type="string">
            <text:p text:style-name="P97">2010/10/17 20:22:40 - INFO - ============================================================== </text:p>
            <text:p text:style-name="P97">2010/10/17 20:22:40 - INFO - Inicio de Feprima: 1 </text:p>
            <text:p text:style-name="P97">2010/10/17 20:22:40 - INFO - Archivo a Procesar: 34567890123456 </text:p>
            <text:p text:style-name="P97">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97">2010/10/17 20:22:40 - WARN - Factura Duplicada: 34567890123456 </text:p>
            <text:p text:style-name="P97">2010/10/17 20:22:40 - INFO - Fin de Feprima </text:p>
            <text:p text:style-name="P97">2010/10/17 20:22:40 - INFO - ==============================================================</text:p>
          </table:table-cell>
        </table:table-row>
      </table:table>
      <text:p text:style-name="P43"/>
      <text:p text:style-name="P51">Ejemplo 3:</text:p>
      <text:p text:style-name="P51"/>
      <text:p text:style-name="P50"><text:tab/>El archivo de input tiene un dato inválido en el campo <text:span text:style-name="T55">numeroPuntoVenta </text:span>del registro cabecera. Se inicializan los directorios de modo que los ejemplos anteriores no afecten al siguiente.</text:p>
      <text:p text:style-name="P50"/>
      <text:p text:style-name="P50">Input: </text:p>
      <text:p text:style-name="P50">Archivo: <text:span text:style-name="T20">$grupo/recibidos/34567890123456</text:span></text:p>
      <table:table table:name="Table4" table:style-name="Table4">
        <table:table-column table:style-name="Table4.A"/>
        <table:table-row>
          <table:table-cell table:style-name="Table4.A1" office:value-type="string">
            <text:p text:style-name="P44">01234567890;C;<text:span text:style-name="T57">0000</text:span>;09080706;2009-09-01;2010-11-03;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6" table:style-name="Table6">
        <table:table-column table:style-name="Table6.A"/>
        <table:table-row>
          <table:table-cell table:style-name="Table6.A1" office:value-type="string">
            <text:p text:style-name="P97">2010/10/17 20:40:36 - INFO - ============================================================== </text:p>
            <text:p text:style-name="P97">2010/10/17 20:40:36 - INFO - Inicio de Feprima: 1 </text:p>
            <text:p text:style-name="P97">2010/10/17 20:40:36 - INFO - Archivo a Procesar: 34567890123456 </text:p>
            <text:p text:style-name="P97">2010/10/17 20:40:36 - ERRO - Factura Errónea en registro cabecera: 34567890123456 </text:p>
            <text:p text:style-name="P97">2010/10/17 20:40:36 - INFO - Mover exitoso: el archivo /home/ale/Escritorio/tpssoo/comandos/../recibidos/34567890123456 se movio a /home/ale/Escritorio/tpssoo/comandos/../rechazados </text:p>
            <text:p text:style-name="P97">2010/10/17 20:40:36 - INFO - Fin de Feprima </text:p>
            <text:p text:style-name="P97">2010/10/17 20:40:36 - INFO - ==============================================================</text:p>
          </table:table-cell>
        </table:table-row>
      </table:table>
      <text:p text:style-name="P51"/>
      <text:p text:style-name="P51">Ejemplo 4:</text:p>
      <text:p text:style-name="P51"/>
      <text:p text:style-name="P50"><text:tab/>El archivo de input representa una factura vencida. Se inicializan los directorios de modo <text:soft-page-break/>que los ejemplos anteriores no afecten al siguiente.</text:p>
      <text:p text:style-name="P50"/>
      <text:p text:style-name="P50">Input: </text:p>
      <text:p text:style-name="P50">Archivo: <text:span text:style-name="T20">$grupo/recibidos/34567890123456</text:span></text:p>
      <table:table table:name="Table7" table:style-name="Table7">
        <table:table-column table:style-name="Table7.A"/>
        <table:table-row>
          <table:table-cell table:style-name="Table7.A1" office:value-type="string">
            <text:p text:style-name="P44">01234567890;C;0045;09080706;2009-11-03;<text:span text:style-name="T57">2009-12-03</text:span>;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8" table:style-name="Table8">
        <table:table-column table:style-name="Table8.A"/>
        <table:table-row>
          <table:table-cell table:style-name="Table8.A1" office:value-type="string">
            <text:p text:style-name="P97">2010/10/17 20:54:43 - INFO - ============================================================== </text:p>
            <text:p text:style-name="P97">2010/10/17 20:54:43 - INFO - Inicio de Feprima: 1 </text:p>
            <text:p text:style-name="P97">2010/10/17 20:54:43 - INFO - Archivo a Procesar: 34567890123456 </text:p>
            <text:p text:style-name="P97">2010/10/17 20:54:43 - WARN - Factura Vencida: 34567890123456 </text:p>
            <text:p text:style-name="P97">2010/10/17 20:54:43 - INFO - Mover exitoso: el archivo /home/ale/Escritorio/tpssoo/comandos/../recibidos/34567890123456 se movio a /home/ale/Escritorio/tpssoo/comandos/../rechazados </text:p>
            <text:p text:style-name="P97">2010/10/17 20:54:43 - INFO - Fin de Feprima </text:p>
            <text:p text:style-name="P97">2010/10/17 20:54:43 - INFO - ==============================================================</text:p>
          </table:table-cell>
        </table:table-row>
      </table:table>
      <text:p text:style-name="P43"/>
      <text:p text:style-name="P51">Ejemplo 5:</text:p>
      <text:p text:style-name="P51"/>
      <text:p text:style-name="P50"><text:tab/>El archivo de input representa una factura que se emitió con fecha posterior al día de ejecución del comando. Se inicializan los directorios de modo que los ejemplos anteriores no afecten al siguiente.</text:p>
      <text:p text:style-name="P50"/>
      <text:p text:style-name="P50">Input: </text:p>
      <text:p text:style-name="P50">Archivo: <text:span text:style-name="T20">$grupo/recibidos/34567890123456</text:span></text:p>
      <table:table table:name="Table11" table:style-name="Table11">
        <table:table-column table:style-name="Table11.A"/>
        <table:table-row>
          <table:table-cell table:style-name="Table11.A1" office:value-type="string">
            <text:p text:style-name="P44">01234567890;C;0045;09080706;<text:span text:style-name="T57">2011-11-03</text:span>;2011-12-03;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12" table:style-name="Table12">
        <table:table-column table:style-name="Table12.A"/>
        <table:table-row>
          <table:table-cell table:style-name="Table12.A1" office:value-type="string">
            <text:p text:style-name="P97">2010/10/17 21:27:22 - INFO - ============================================================== </text:p>
            <text:p text:style-name="P97">2010/10/17 21:27:22 - INFO - Inicio de Feprima: 1 </text:p>
            <text:p text:style-name="P97">2010/10/17 21:27:22 - INFO - Archivo a Procesar: 34567890123456 </text:p>
            <text:p text:style-name="P97">2010/10/17 21:27:22 - ERRO - Factura Errónea en registro cabecera: 34567890123456 </text:p>
            <text:p text:style-name="P97">2010/10/17 21:27:22 - INFO - Mover exitoso: el archivo /home/ale/Escritorio/tpssoo/comandos/../recibidos/34567890123456 se movio a /home/ale/Escritorio/tpssoo/comandos/../rechazados </text:p>
            <text:p text:style-name="P97">2010/10/17 21:27:22 - INFO - Fin de Feprima </text:p>
            <text:p text:style-name="P97">2010/10/17 21:27:22 - INFO - ==============================================================</text:p>
          </table:table-cell>
        </table:table-row>
      </table:table>
      <text:p text:style-name="P43"/>
      <text:p text:style-name="P51"/>
      <text:p text:style-name="P51"><text:soft-page-break/>Ejemplo 6:</text:p>
      <text:p text:style-name="P51"/>
      <text:p text:style-name="P50"><text:tab/>El archivo de input tiene un dato inválido en el campo <text:span text:style-name="T55">importeGravado</text:span> del registro cabecera. Se inicializan los directorios de modo que los ejemplos anteriores no afecten al siguiente.</text:p>
      <text:p text:style-name="P50"/>
      <text:p text:style-name="P50">Input: </text:p>
      <text:p text:style-name="P50">Archivo: <text:span text:style-name="T20">$grupo/recibidos/34567890123456</text:span></text:p>
      <table:table table:name="Table9" table:style-name="Table9">
        <table:table-column table:style-name="Table9.A"/>
        <table:table-row>
          <table:table-cell table:style-name="Table9.A1" office:value-type="string">
            <text:p text:style-name="P44">01234567890;C;0045;09080706;2009-09-01;2010-11-03;3.75;<text:span text:style-name="T57">598</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10" table:style-name="Table10">
        <table:table-column table:style-name="Table10.A"/>
        <table:table-row>
          <table:table-cell table:style-name="Table10.A1" office:value-type="string">
            <text:p text:style-name="P97">2010/10/17 21:29:37 - INFO - ============================================================== </text:p>
            <text:p text:style-name="P97">2010/10/17 21:29:38 - INFO - Inicio de Feprima: 1 </text:p>
            <text:p text:style-name="P97">2010/10/17 21:29:38 - INFO - Archivo a Procesar: 34567890123456 </text:p>
            <text:p text:style-name="P97">2010/10/17 21:29:38 - ERRO - Factura Errónea en registro cabecera: 34567890123456 </text:p>
            <text:p text:style-name="P97">2010/10/17 21:29:38 - INFO - Mover exitoso: el archivo /home/ale/Escritorio/tpssoo/comandos/../recibidos/34567890123456 se movio a /home/ale/Escritorio/tpssoo/comandos/../rechazados </text:p>
            <text:p text:style-name="P97">2010/10/17 21:29:38 - INFO - Fin de Feprima </text:p>
            <text:p text:style-name="P97">2010/10/17 21:29:38 - INFO - ==============================================================</text:p>
          </table:table-cell>
        </table:table-row>
      </table:table>
      <text:p text:style-name="P43"/>
      <text:p text:style-name="P51">Ejemplo 7:</text:p>
      <text:p text:style-name="P51"/>
      <text:p text:style-name="P50"><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50"/>
      <text:p text:style-name="P50">Input: </text:p>
      <text:p text:style-name="P50">Archivo: <text:span text:style-name="T20">$grupo/recibidos/34567890123456</text:span></text:p>
      <table:table table:name="Table13" table:style-name="Table13">
        <table:table-column table:style-name="Table13.A"/>
        <table:table-row>
          <table:table-cell table:style-name="Table13.A1" office:value-type="string">
            <text:p text:style-name="P44">01234567890;C;0045;09080706;2009-09-01;2010-11-03;3.75;<text:span text:style-name="T57">598.00</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14" table:style-name="Table14">
        <table:table-column table:style-name="Table14.A"/>
        <table:table-row>
          <table:table-cell table:style-name="Table14.A1" office:value-type="string">
            <text:p text:style-name="P97">2010/10/17 21:39:05 - INFO - ============================================================== </text:p>
            <text:p text:style-name="P97">2010/10/17 21:39:05 - INFO - Inicio de Feprima: 1 </text:p>
            <text:p text:style-name="P97">2010/10/17 21:39:05 - INFO - Archivo a Procesar: 34567890123456 </text:p>
            <text:p text:style-name="P97">2010/10/17 21:39:06 - ERRO - Factura Errónea no coinciden los totales: 34567890123456 </text:p>
            <text:p text:style-name="P97">2010/10/17 21:39:06 - INFO - Mover exitoso: el archivo /home/ale/Escritorio/tpssoo/comandos/../recibidos/34567890123456 se movio a /home/ale/Escritorio/tpssoo/comandos/../rechazados </text:p>
            <text:p text:style-name="P97">2010/10/17 21:39:06 - INFO - Fin de Feprima </text:p>
            <text:p text:style-name="P97"><text:soft-page-break/>2010/10/17 21:39:06 - INFO - ==============================================================</text:p>
          </table:table-cell>
        </table:table-row>
      </table:table>
      <text:p text:style-name="P43"/>
      <text:p text:style-name="P51">Ejemplo 8:</text:p>
      <text:p text:style-name="P51"/>
      <text:p text:style-name="P50"><text:tab/>El archivo de input representa una factura que tiene todos los registros bien formados pero el valor del campo <text:span text:style-name="T55">montoIVAItem </text:span>del primer item está mal calculado. Se inicializan los directorios de modo que los ejemplos anteriores no afecten al siguiente.</text:p>
      <text:p text:style-name="P50"/>
      <text:p text:style-name="P50">Input: </text:p>
      <text:p text:style-name="P50">Archivo: <text:span text:style-name="T20">$grupo/recibidos/34567890123456</text:span></text:p>
      <table:table table:name="Table15" table:style-name="Table15">
        <table:table-column table:style-name="Table15.A"/>
        <table:table-row>
          <table:table-cell table:style-name="Table15.A1" office:value-type="string">
            <text:p text:style-name="P44">01234567890;C;0045;09080706;2009-09-01;2010-11-03;3.75;598.49;125.68;727.92 </text:p>
            <text:p text:style-name="P44">Gaseosa Coca Cola 600cc x12;43.00;21.00;<text:span text:style-name="T57">10.03</text:span></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16" table:style-name="Table16">
        <table:table-column table:style-name="Table16.A"/>
        <table:table-row>
          <table:table-cell table:style-name="Table16.A1" office:value-type="string">
            <text:p text:style-name="P97">2010/10/17 21:49:25 - INFO - ============================================================== </text:p>
            <text:p text:style-name="P97">2010/10/17 21:49:25 - INFO - Inicio de Feprima: 1 </text:p>
            <text:p text:style-name="P97">2010/10/17 21:49:25 - INFO - Archivo a Procesar: 34567890123456 </text:p>
            <text:p text:style-name="P97">2010/10/17 21:49:25 - ERRO - Factura Errónea en registro item: 34567890123456 </text:p>
            <text:p text:style-name="P97">2010/10/17 21:49:25 - INFO - Mover exitoso: el archivo /home/ale/Escritorio/tpssoo/comandos/../recibidos/34567890123456 se movio a /home/ale/Escritorio/tpssoo/comandos/../rechazados </text:p>
            <text:p text:style-name="P97">2010/10/17 21:49:25 - INFO - Fin de Feprima </text:p>
            <text:p text:style-name="P97">2010/10/17 21:49:25 - INFO - ==============================================================</text:p>
          </table:table-cell>
        </table:table-row>
      </table:table>
      <text:p text:style-name="P43"/>
      <text:p text:style-name="P51">Ejemplo 9:</text:p>
      <text:p text:style-name="P51"/>
      <text:p text:style-name="P50"><text:tab/>El archivo de input representa una factura que tiene todos los registros bien formados pero el valor del campo <text:span text:style-name="T55">tasaIVAItem </text:span>del primer item es negativo. Se inicializan los directorios de modo que los ejemplos anteriores no afecten al siguiente.</text:p>
      <text:p text:style-name="P50"/>
      <text:p text:style-name="P50">Input: </text:p>
      <text:p text:style-name="P50">Archivo: <text:span text:style-name="T20">$grupo/recibidos/34567890123456</text:span></text:p>
      <table:table table:name="Table17" table:style-name="Table17">
        <table:table-column table:style-name="Table17.A"/>
        <table:table-row>
          <table:table-cell table:style-name="Table17.A1" office:value-type="string">
            <text:p text:style-name="P44">01234567890;C;0045;09080706;2009-09-01;2010-11-03;3.75;598.49;125.68;727.92 </text:p>
            <text:p text:style-name="P44">Gaseosa Coca Cola 600cc x12;43.00;<text:span text:style-name="T57">-21.00</text:span>;9.03</text:p>
            <text:p text:style-name="P44">Gaseosa Coca Cola Light 600cc x12;45.00;21.00;9.45 </text:p>
            <text:p text:style-name="P44">Gaseosa Coca Cola Zero 600cc x12;45.00;21.00;9.45 </text:p>
            <text:p text:style-name="P44">...</text:p>
          </table:table-cell>
        </table:table-row>
      </table:table>
      <text:p text:style-name="P50"/>
      <text:p text:style-name="P50">Output:</text:p>
      <text:p text:style-name="P50">Archivo: $grupo/comandos/feprima.log </text:p>
      <table:table table:name="Table18" table:style-name="Table18">
        <table:table-column table:style-name="Table18.A"/>
        <table:table-row>
          <table:table-cell table:style-name="Table18.A1" office:value-type="string">
            <text:p text:style-name="P97">2010/10/17 22:05:14 - INFO - ============================================================== </text:p>
            <text:p text:style-name="P97">2010/10/17 22:05:14 - INFO - Inicio de Feprima: 1 </text:p>
            <text:p text:style-name="P97">2010/10/17 22:05:14 - INFO - Archivo a Procesar: 34567890123456 </text:p>
            <text:p text:style-name="P97">2010/10/17 22:05:14 - ERRO - Factura Errónea en registro item: 34567890123456 </text:p>
            <text:p text:style-name="P97">2010/10/17 22:05:14 - INFO - Mover exitoso: el archivo /home/ale/Escritorio/tpssoo/comandos/../recibidos/34567890123456 se movio a <text:soft-page-break/>/home/ale/Escritorio/tpssoo/comandos/../rechazados </text:p>
            <text:p text:style-name="P97">2010/10/17 22:05:14 - INFO - Fin de Feprima </text:p>
            <text:p text:style-name="P97">2010/10/17 22:05:14 - INFO - ==============================================================</text:p>
          </table:table-cell>
        </table:table-row>
      </table:table>
      <text:p text:style-name="P43"><text:span text:style-name="titulo2"><text:span text:style-name="T58"/></text:span></text:p>
      <text:h text:style-name="P166" text:outline-level="2"><text:span text:style-name="subtitulo_20_1"><text:span text:style-name="T12">Mover.sh</text:span></text:span></text:h>
      <text:p text:style-name="Standard"><text:span text:style-name="T55">Nombre del Comando :</text:span> Mover</text:p>
      <text:p text:style-name="P47"/>
      <text:p text:style-name="Standard"><text:span text:style-name="T55">Archivos de Input : </text:span><text:span text:style-name="T10">Es el nombre del archivo que queremos mover de directorio.</text:span></text:p>
      <text:p text:style-name="P50"/>
      <text:p text:style-name="Standard"><text:span text:style-name="T55"><text:s/>Archivos de Output</text:span> : <text:tab/>Es el archivo que se movió al directorio destino si la operación resulto exitosa. El Mover no crea ni borra ningún archivo, solo los mueve.</text:p>
      <text:p text:style-name="P47"/>
      <text:p text:style-name="P47">Pre-condición: <text:span text:style-name="T10">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50"/>
      <text:p text:style-name="Standard"><text:span text:style-name="T55">Pos-condición</text:span>:<text:span text:style-name="T10">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7"/>
      <text:p text:style-name="P47">Ejemplos de invocación: </text:p>
      <text:p text:style-name="P53"><text:tab/>Para realizar las pruebas trabajamos con dos archivos de prueba:</text:p>
      <text:list xml:id="list2009415554" text:style-name="L2">
        <text:list-item>
          <text:p text:style-name="P110">mover1 cuyo contenido es: Este es el primer archivo de prueba</text:p>
        </text:list-item>
        <text:list-item>
          <text:p text:style-name="P110">mover2 cuyo contenido es: Este es otro archivo para la prueba de mover.</text:p>
        </text:list-item>
      </text:list>
      <text:p text:style-name="P50">ambos en el directorio prueba. También, crearemos un archivo test.log para poder observar los resultados de la operación. Este archivo estará en $grupo/comandos/log/test.log ya que el mover emplea el glog.sh.</text:p>
      <text:p text:style-name="P50"/>
      <text:p text:style-name="P47"/>
      <text:p text:style-name="P51">Ejemplo 1:</text:p>
      <text:p text:style-name="P54"/>
      <text:p text:style-name="P50"><text:span text:style-name="T85"><text:tab/></text:span>Primero, intentaremos mover un archivo que no existe. Por ejemplo, escribimos:</text:p>
      <text:p text:style-name="P50"/>
      <table:table table:name="Table36" table:style-name="Table36">
        <table:table-column table:style-name="Table36.A"/>
        <table:table-row>
          <table:table-cell table:style-name="Table36.A1" office:value-type="string">
            <text:p text:style-name="P44">Mover $grupo/pruebas/mover $grupo/pruebas/ test.log</text:p>
          </table:table-cell>
        </table:table-row>
      </table:table>
      <text:p text:style-name="P50"/>
      <text:p text:style-name="P50">Como no existe ningún archivo mover en la carpeta pruebas en el log tendremos el siguiente resultado:</text:p>
      <text:p text:style-name="P50"/>
      <text:p text:style-name="P50">Output: </text:p>
      <text:p text:style-name="P50">Archivo: <text:span text:style-name="T20">$grupo/comandos/log/test.log</text:span></text:p>
      <table:table table:name="Tabla10" table:style-name="Tabla10">
        <table:table-column table:style-name="Tabla10.A"/>
        <table:table-row>
          <table:table-cell table:style-name="Tabla10.A1" office:value-type="string">
            <text:p text:style-name="P44">2010/10/17 20:34:24 - ERRO - Mover fallido: el archivo /home/xxx/tpssoo/comandos/../pruebas/mover no se puede mover porque no existe</text:p>
          </table:table-cell>
        </table:table-row>
      </table:table>
      <text:p text:style-name="P50"/>
      <text:p text:style-name="P51">Ejemplo 2:</text:p>
      <text:p text:style-name="P51"/>
      <text:p text:style-name="P50"><text:span text:style-name="T2"><text:tab/></text:span>Ahora, intentaremos mover el archivo mover1 a un directorio que no exista. Por ejemplo, tipeamos:</text:p>
      <text:p text:style-name="P50"/>
      <table:table table:name="Table37" table:style-name="Table37">
        <table:table-column table:style-name="Table37.A"/>
        <text:soft-page-break/>
        <table:table-row>
          <table:table-cell table:style-name="Table37.A1" office:value-type="string">
            <text:p text:style-name="P44">Mover "$grupo/pruebas/mover1" "$grupo/pruebas/archivos" test.log</text:p>
          </table:table-cell>
        </table:table-row>
      </table:table>
      <text:p text:style-name="P50"/>
      <text:p text:style-name="P50"><text:tab/>El resultado es el siguiente:</text:p>
      <text:p text:style-name="P50">Output: </text:p>
      <text:p text:style-name="P50">Archivo: <text:span text:style-name="T20">$grupo/comandos/log/test.log</text:span></text:p>
      <table:table table:name="Tabla11" table:style-name="Tabla11">
        <table:table-column table:style-name="Tabla11.A"/>
        <table:table-row>
          <table:table-cell table:style-name="Tabla11.A1" office:value-type="string">
            <text:p text:style-name="P44">2010/10/17 20:44:50 - ERRO - Mover fallido: el directorio destino /home/xxx/tpssoo/comandos/../pruebas/archivos no existe</text:p>
          </table:table-cell>
        </table:table-row>
      </table:table>
      <text:p text:style-name="P50"/>
      <text:p text:style-name="P51">Ejemplo 3:</text:p>
      <text:p text:style-name="P50"/>
      <text:p text:style-name="P50"><text:tab/>Ademas, si quisiéramos mover un archivo a su mismo directorio. Es decir, que el archivo a mover tiene como destino el mismo directorio donde se encuentra, el comando no nos lo permitiría. Si intentamos lo siguiente:</text:p>
      <text:p text:style-name="P50"/>
      <table:table table:name="Tabla12" table:style-name="Tabla12">
        <table:table-column table:style-name="Tabla12.A"/>
        <table:table-row>
          <table:table-cell table:style-name="Tabla12.A1" office:value-type="string">
            <text:p text:style-name="P44">Mover "$grupo/pruebas/mover1" "$grupo/pruebas" test.log</text:p>
          </table:table-cell>
        </table:table-row>
      </table:table>
      <text:p text:style-name="P50"/>
      <text:p text:style-name="P50"><text:tab/>La respuesta sera esta:</text:p>
      <text:p text:style-name="P50">Output: </text:p>
      <text:p text:style-name="P50">Archivo: <text:span text:style-name="T20">$grupo/comandos/log/test.log</text:span></text:p>
      <table:table table:name="Tabla13" table:style-name="Tabla13">
        <table:table-column table:style-name="Tabla13.A"/>
        <table:table-row>
          <table:table-cell table:style-name="Tabla13.A1" office:value-type="string">
            <text:p text:style-name="P44">2010/10/17 20:48:03 - WARN - Mover: el archivo /home/Amalia/Documentos/SSOO/tpssoo/comandos/../pruebas/mover1 no se movio. El directorio destino y origen son iguales.</text:p>
          </table:table-cell>
        </table:table-row>
      </table:table>
      <text:p text:style-name="P50"/>
      <text:p text:style-name="P50"><text:tab/>El glog.sh en este caso nos devuelve un WARN, ya que solo es una alerta. Para los dos primeros casos, tenemos un ERRO ya que o bien el destino no existe o bien el origen no existe.</text:p>
      <text:p text:style-name="P50"/>
      <text:p text:style-name="P51">Ejemplo 4:</text:p>
      <text:p text:style-name="P50"/>
      <text:p text:style-name="P50"><text:tab/>Si ahora escribimos lo siguiente:</text:p>
      <text:p text:style-name="P50"/>
      <table:table table:name="Tabla14" table:style-name="Tabla14">
        <table:table-column table:style-name="Tabla14.A"/>
        <table:table-row>
          <table:table-cell table:style-name="Tabla14.A1" office:value-type="string">
            <text:p text:style-name="P44">Mover "$grupo/pruebas/mover1" "$grupo/pruebas/pruebaMover" test.log</text:p>
          </table:table-cell>
        </table:table-row>
      </table:table>
      <text:p text:style-name="P50"/>
      <text:p text:style-name="P50"><text:tab/>Este caso no debería falla. Efectivamente, se pudo realizar la operación, la salida que obtenemos en test.log es la siguiente:</text:p>
      <text:p text:style-name="P50">Output: </text:p>
      <text:p text:style-name="P50">Archivo: <text:span text:style-name="T20">$grupo/comandos/log/test.log</text:span></text:p>
      <table:table table:name="Tabla15" table:style-name="Tabla15">
        <table:table-column table:style-name="Tabla15.A"/>
        <table:table-row>
          <table:table-cell table:style-name="Tabla15.A1" office:value-type="string">
            <text:p text:style-name="P44">2010/10/17 20:56:16 - INFO - Mover exitoso: el archivo /home/xxx/tpssoo/comandos/../pruebas/mover1 se movio a /home/xxx/tpssoo/comandos/../pruebas/pruebaMover</text:p>
          </table:table-cell>
        </table:table-row>
      </table:table>
      <text:p text:style-name="P50"/>
      <text:p text:style-name="P51">Ejemplo 5:</text:p>
      <text:p text:style-name="P50"><text:tab/></text:p>
      <text:p text:style-name="P50"><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50"><text:tab/>Primero, le cambiamos el nombre al archivo mover2 por mover1. Desde consola, se hace con la siguiene linea:</text:p>
      <text:p text:style-name="P50"/>
      <table:table table:name="Tabla16" table:style-name="Tabla16">
        <table:table-column table:style-name="Tabla16.A"/>
        <table:table-row>
          <table:table-cell table:style-name="Tabla16.A1" office:value-type="string">
            <text:p text:style-name="P44">mv "$grupo/pruebas/mover2" "$grupo/pruebas/mover1"</text:p>
          </table:table-cell>
        </table:table-row>
      </table:table>
      <text:p text:style-name="P50"/>
      <text:p text:style-name="P50"><text:soft-page-break/><text:tab/> Paso siguiente, procedemos a cambiar de directorio el archivo mover1.</text:p>
      <text:p text:style-name="P50"/>
      <table:table table:name="Tabla18" table:style-name="Tabla18">
        <table:table-column table:style-name="Tabla18.A"/>
        <table:table-row>
          <table:table-cell table:style-name="Tabla18.A1" office:value-type="string">
            <text:p text:style-name="P44">Mover "$grupo/pruebas/mover1" "$grupo/pruebas/pruebaMover" test.log</text:p>
          </table:table-cell>
        </table:table-row>
      </table:table>
      <text:p text:style-name="P50"/>
      <text:p text:style-name="P50"><text:tab/>La salida que obtenemos en el log es la siguiente:</text:p>
      <text:p text:style-name="P50">Output: </text:p>
      <text:p text:style-name="P50">Archivo: <text:span text:style-name="T20">$grupo/comandos/log/test.log</text:span></text:p>
      <table:table table:name="Tabla17" table:style-name="Tabla17">
        <table:table-column table:style-name="Tabla17.A"/>
        <table:table-row>
          <table:table-cell table:style-name="Tabla17.A1" office:value-type="string">
            <text:p text:style-name="P44">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50"/>
      <text:p text:style-name="P50"><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50"/>
      <text:p text:style-name="P50"><text:tab/>Para finalizar, borramos el archivo que habíamos generado: el test.log escribiendo:</text:p>
      <text:p text:style-name="P50"/>
      <table:table table:name="Table38" table:style-name="Table38">
        <table:table-column table:style-name="Table38.A"/>
        <table:table-row>
          <table:table-cell table:style-name="Table38.A1" office:value-type="string">
            <text:p text:style-name="P44">rm "$grupo/comandos/log/test.log"</text:p>
          </table:table-cell>
        </table:table-row>
      </table:table>
      <text:p text:style-name="P45"/>
      <text:p text:style-name="P45">Listado del código</text:p>
      <table:table table:name="Tabla26" table:style-name="Tabla26">
        <table:table-column table:style-name="Tabla26.A"/>
        <table:table-row>
          <table:table-cell table:style-name="Tabla26.A1" office:value-type="string">
            <text:p text:style-name="P172">#!/bin/bash</text:p>
            <text:p text:style-name="P172"># mover input output logOpcional</text:p>
            <text:p text:style-name="P172"></text:p>
            <text:p text:style-name="P172">#input path del archivo que se desea mover. Ejemplo: $grupo/arribos/factura1</text:p>
            <text:p text:style-name="P172"></text:p>
            <text:p text:style-name="P172">#output path hacia donde se mueve. Ejemplo: $grupo/recibidos</text:p>
            <text:p text:style-name="P172"></text:p>
            <text:p text:style-name="P172">###############################################################################</text:p>
            <text:p text:style-name="P172">#<text:tab/><text:tab/>Codigo de salidas</text:p>
            <text:p text:style-name="P172">#<text:tab/><text:tab/>=================</text:p>
            <text:p text:style-name="P172">#<text:tab/>0....Se realizo la operacion</text:p>
            <text:p text:style-name="P172">#<text:tab/>1....Cantidad de parametros recibidos no es 2 o 3</text:p>
            <text:p text:style-name="P172">#<text:tab/>2....El archivo que se quiere mover no existe<text:tab/> </text:p>
            <text:p text:style-name="P172">#<text:tab/>3....El destino y el origen son iguales</text:p>
            <text:p text:style-name="P172">#<text:tab/>4....El destino no existe</text:p>
            <text:p text:style-name="P172">#</text:p>
            <text:p text:style-name="P172">###############################################################################</text:p>
            <text:p text:style-name="P172"></text:p>
            <text:p text:style-name="P172">###############################################################################</text:p>
            <text:p text:style-name="P172"># Funcion validarCantParametros</text:p>
            <text:p text:style-name="P172">#</text:p>
            <text:p text:style-name="P172"># verifica que la canecho $PWDtidad de parametros recibidos por el comando sea 2 o 3</text:p>
            <text:p text:style-name="P172">#</text:p>
            <text:p text:style-name="P172"># en caso de que la cantidad de parametros no sea la esperada sale del comando </text:p>
            <text:p text:style-name="P172"># <text:tab/>devolviendo 1</text:p>
            <text:p text:style-name="P172">###############################################################################</text:p>
            <text:p text:style-name="P172"></text:p>
            <text:p text:style-name="P172">function validarCantParametros(){</text:p>
            <text:p text:style-name="P172"><text:tab/>if [ $1 -ne 2 ] </text:p>
            <text:p text:style-name="P172"><text:tab/>then</text:p>
            <text:p text:style-name="P172"><text:tab/><text:tab/>if [ $1 -ne 3 ]</text:p>
            <text:p text:style-name="P172"><text:tab/><text:tab/>then</text:p>
            <text:p text:style-name="P172"><text:soft-page-break/><text:tab/><text:tab/><text:tab/>echo "Incorrecto empleo del comando mover."</text:p>
            <text:p text:style-name="P172"><text:tab/><text:tab/><text:tab/>echo "La cantidad de parametros esperados son dos o tres."</text:p>
            <text:p text:style-name="P172"><text:tab/><text:tab/><text:tab/>exit 1 </text:p>
            <text:p text:style-name="P172"><text:tab/><text:tab/>fi<text:tab/></text:p>
            <text:p text:style-name="P172"><text:tab/>fi </text:p>
            <text:p text:style-name="P172">}</text:p>
            <text:p text:style-name="P172"></text:p>
            <text:p text:style-name="P172">###############################################################################</text:p>
            <text:p text:style-name="P172"># Funcion existeArchivo</text:p>
            <text:p text:style-name="P172">#</text:p>
            <text:p text:style-name="P172"># verifica si el archivo recibido por parametro existe</text:p>
            <text:p text:style-name="P172">#</text:p>
            <text:p text:style-name="P172"># si el archivo no existe devuelve 0, caso contrario 1.</text:p>
            <text:p text:style-name="P172">###############################################################################</text:p>
            <text:p text:style-name="P172"></text:p>
            <text:p text:style-name="P172">function existeArchivo(){</text:p>
            <text:p text:style-name="P172"><text:tab/>if [ -f "$1" ] </text:p>
            <text:p text:style-name="P172"><text:tab/>then </text:p>
            <text:p text:style-name="P172"><text:tab/><text:tab/># ya existe un archivo con ese nombre</text:p>
            <text:p text:style-name="P172"><text:tab/><text:tab/>return 1</text:p>
            <text:p text:style-name="P172"><text:tab/>else</text:p>
            <text:p text:style-name="P172"><text:tab/><text:tab/># el fichero no existe</text:p>
            <text:p text:style-name="P172"><text:tab/><text:tab/>return 0</text:p>
            <text:p text:style-name="P172"><text:tab/>fi</text:p>
            <text:p text:style-name="P172">}</text:p>
            <text:p text:style-name="P172"></text:p>
            <text:p text:style-name="P172">###############################################################################</text:p>
            <text:p text:style-name="P172"># Funcion directDup</text:p>
            <text:p text:style-name="P172">#</text:p>
            <text:p text:style-name="P172"># verifica si existe una carpeta llamada dup en el directorio pasado por parametro</text:p>
            <text:p text:style-name="P172">#</text:p>
            <text:p text:style-name="P172"># Si no existe esa carpeta, se crea.</text:p>
            <text:p text:style-name="P172">###############################################################################</text:p>
            <text:p text:style-name="P172"></text:p>
            <text:p text:style-name="P172">function directDup(){</text:p>
            <text:p text:style-name="P172"><text:tab/>local direct="$1/dup"</text:p>
            <text:p text:style-name="P172"><text:tab/>if [ ! -d "$direct" ]</text:p>
            <text:p text:style-name="P172"><text:tab/>then</text:p>
            <text:p text:style-name="P172"><text:tab/><text:tab/>mkdir -p "$direct"</text:p>
            <text:p text:style-name="P172"><text:tab/>fi</text:p>
            <text:p text:style-name="P172">}</text:p>
            <text:p text:style-name="P172"></text:p>
            <text:p text:style-name="P172">###############################################################################</text:p>
            <text:p text:style-name="P172"># Funcion escribirLog</text:p>
            <text:p text:style-name="P172">#</text:p>
            <text:p text:style-name="P172"># si el comando que invoca a este otro tiene un archivo log, se escribira en el </text:p>
            <text:p text:style-name="P172"># <text:tab/>mismo el resultado de la operacion </text:p>
            <text:p text:style-name="P172">#</text:p>
            <text:p text:style-name="P172"># Parametros:</text:p>
            <text:p text:style-name="P172">#<text:tab/>1 nombre del archivo log o cadena vacia en caso de que el comando que</text:p>
            <text:p text:style-name="P172">#<text:tab/><text:tab/>llamo al mover no tiene log</text:p>
            <text:p text:style-name="P172">#<text:tab/>2 tipo de mensaje</text:p>
            <text:p text:style-name="P172">#<text:tab/>3 descripcion del mensaje</text:p>
            <text:p text:style-name="P172">###############################################################################</text:p>
            <text:p text:style-name="P172"></text:p>
            <text:p text:style-name="P172">function escribirLog(){</text:p>
            <text:p text:style-name="P172"><text:tab/>if [ "$1" != "-" ]</text:p>
            <text:p text:style-name="P172"><text:tab/>then</text:p>
            <text:p text:style-name="P172"><text:soft-page-break/><text:tab/>local comando=`echo "$1" | sed 's/\(.*\).log/\1/'`</text:p>
            <text:p text:style-name="P172"><text:tab/><text:tab/>glog.sh "$comando" "$2" "$3"</text:p>
            <text:p text:style-name="P172"><text:tab/>fi</text:p>
            <text:p text:style-name="P172">}</text:p>
            <text:p text:style-name="P172"></text:p>
            <text:p text:style-name="P172">###############################################################################</text:p>
            <text:p text:style-name="P172"># Funcion destinoOrigen</text:p>
            <text:p text:style-name="P172">#</text:p>
            <text:p text:style-name="P172"># si el comando que invoca a este otro tiene un archivo log, se escribira en el </text:p>
            <text:p text:style-name="P172"># <text:tab/>mismo el resultado de la operacion </text:p>
            <text:p text:style-name="P172">#</text:p>
            <text:p text:style-name="P172"># Parametros:</text:p>
            <text:p text:style-name="P172">#<text:tab/>1 ruta del archivo que se quiere mover</text:p>
            <text:p text:style-name="P172">#<text:tab/>2 nombre que tomara el archivo a mover</text:p>
            <text:p text:style-name="P172">#<text:tab/>3 descripcion del mensaje</text:p>
            <text:p text:style-name="P172">###############################################################################</text:p>
            <text:p text:style-name="P172"></text:p>
            <text:p text:style-name="P172">function destinoOrigen(){</text:p>
            <text:p text:style-name="P172"><text:tab/></text:p>
            <text:p text:style-name="P172"><text:tab/>local archivo=`dirname "$1"` #extraigo nombre del arch</text:p>
            <text:p text:style-name="P172"></text:p>
            <text:p text:style-name="P172"><text:tab/>if [ "$archivo" = "$2" ]</text:p>
            <text:p text:style-name="P172"><text:tab/>then</text:p>
            <text:p text:style-name="P172"><text:tab/><text:tab/>echo "El destino y el origen son iguales. No se movio el archivo $1"</text:p>
            <text:p text:style-name="P172"><text:tab/><text:tab/>escribirLog "$3" "WARN" "Mover: el archivo $1 no se movio. El directorio destino y origen son iguales."<text:tab/><text:tab/></text:p>
            <text:p text:style-name="P172"><text:tab/><text:tab/>exit 3</text:p>
            <text:p text:style-name="P172"><text:tab/>fi</text:p>
            <text:p text:style-name="P172">}</text:p>
            <text:p text:style-name="P172"></text:p>
            <text:p text:style-name="P172">###############################################################################</text:p>
            <text:p text:style-name="P172">#<text:tab/><text:tab/><text:tab/><text:tab/><text:tab/><text:tab/><text:tab/><text:tab/><text:tab/> <text:s text:c="5"/>#</text:p>
            <text:p text:style-name="P172">#<text:tab/><text:tab/><text:tab/><text:tab/> <text:s text:c="2"/>MOVER<text:tab/><text:tab/><text:tab/><text:tab/> <text:s text:c="5"/>#</text:p>
            <text:p text:style-name="P172">#<text:tab/><text:tab/><text:tab/><text:tab/><text:tab/><text:tab/><text:tab/><text:tab/><text:tab/> <text:s text:c="5"/>#</text:p>
            <text:p text:style-name="P172">###############################################################################</text:p>
            <text:p text:style-name="P172"></text:p>
            <text:p text:style-name="P172"># primero: validamos que la cantidad de parametros recibidos</text:p>
            <text:p text:style-name="P172">validarCantParametros $#</text:p>
            <text:p text:style-name="P172"></text:p>
            <text:p text:style-name="P172"># creo una variable log para saber si tengo que escribir o no en un archivo log</text:p>
            <text:p text:style-name="P172">log="-"</text:p>
            <text:p text:style-name="P172">if [ $# -eq 3 ]</text:p>
            <text:p text:style-name="P172">then</text:p>
            <text:p text:style-name="P172"><text:tab/>log="$3"</text:p>
            <text:p text:style-name="P172">fi</text:p>
            <text:p text:style-name="P172"></text:p>
            <text:p text:style-name="P172"># segundo: verificamos que el archivo que queremos mover exista</text:p>
            <text:p text:style-name="P172">existeArchivo "$1"</text:p>
            <text:p text:style-name="P172"><text:tab/># guardo el retorno de la funcion. Si es 0 quiere decir que no existe el archivo</text:p>
            <text:p text:style-name="P172"><text:tab/># por lo tanto termina el comando con codigo 2</text:p>
            <text:p text:style-name="P172"><text:tab/>aux=`echo $?`</text:p>
            <text:p text:style-name="P172"><text:tab/>if [ $aux -eq 0 ]</text:p>
            <text:p text:style-name="P172"><text:tab/>then</text:p>
            <text:p text:style-name="P172"><text:tab/><text:tab/>echo "El archivo $1 que se quiere mover no existe"</text:p>
            <text:p text:style-name="P172"><text:tab/><text:tab/>escribirLog "$log" "ERROR" "Mover fallido: el archivo $1 no se puede mover porque no existe"<text:tab/><text:tab/></text:p>
            <text:p text:style-name="P172"><text:tab/><text:tab/>exit 2</text:p>
            <text:p text:style-name="P172"><text:soft-page-break/><text:tab/>fi</text:p>
            <text:p text:style-name="P172"></text:p>
            <text:p text:style-name="P172"># verifico si existe el directorio destino</text:p>
            <text:p text:style-name="P172">if [ ! -d "$2" ]</text:p>
            <text:p text:style-name="P172">then</text:p>
            <text:p text:style-name="P172"><text:tab/>escribirLog "$log" "ERROR" "Mover fallido: el directorio destino $2 no existe"</text:p>
            <text:p text:style-name="P172"><text:tab/>exit 4</text:p>
            <text:p text:style-name="P172">fi</text:p>
            <text:p text:style-name="P172"></text:p>
            <text:p text:style-name="P172"># tercero: verificamos si el destino y el origen son distintos</text:p>
            <text:p text:style-name="P172">destinoOrigen "$1" "$2" "$log" </text:p>
            <text:p text:style-name="P172"></text:p>
            <text:p text:style-name="P172"># cuarto: verificamos que no exista un archivo con el mismo nombre en el directorio que </text:p>
            <text:p text:style-name="P172">#<text:tab/>se va a mover</text:p>
            <text:p text:style-name="P172"></text:p>
            <text:p text:style-name="P172">existeArchivo "$2/`basename "$1"`"</text:p>
            <text:p text:style-name="P172"><text:tab/># guardo el retorno de la funcion. Si es 0 quiere decir que no existe el archivo</text:p>
            <text:p text:style-name="P172"><text:tab/>aux=`echo $?`</text:p>
            <text:p text:style-name="P172"><text:tab/>if [ $aux -eq 0 ]</text:p>
            <text:p text:style-name="P172"><text:tab/>then</text:p>
            <text:p text:style-name="P172"><text:tab/><text:tab/># si no existe, simplemente muevo el archivo</text:p>
            <text:p text:style-name="P172"><text:tab/><text:tab/>#echo "El archivo se movio a $2"</text:p>
            <text:p text:style-name="P172"><text:tab/><text:tab/>mv "$1" "$2"</text:p>
            <text:p text:style-name="P172"><text:tab/><text:tab/>escribirLog "$log" "INFO" "Mover exitoso: el archivo $1 se movio a $2"<text:tab/><text:tab/></text:p>
            <text:p text:style-name="P172"><text:tab/>else</text:p>
            <text:p text:style-name="P172"><text:tab/><text:tab/># ya existe un archivo con ese nombre en ese directorio</text:p>
            <text:p text:style-name="P172"><text:tab/><text:tab/># creo la carpeta de archivos duplicados si es que no existe<text:tab/><text:tab/></text:p>
            <text:p text:style-name="P172"><text:tab/><text:tab/>archivo="$2"</text:p>
            <text:p text:style-name="P172"><text:tab/><text:tab/>directDup "$archivo"</text:p>
            <text:p text:style-name="P172"><text:tab/><text:tab/># armo el nuevo nombre para el archivo a mover a la carpeta de </text:p>
            <text:p text:style-name="P172"><text:tab/><text:tab/># duplicados</text:p>
            <text:p text:style-name="P172"><text:tab/><text:tab/>archivo="$archivo/dup/"</text:p>
            <text:p text:style-name="P172"><text:tab/><text:tab/>#calculo la cantidad de archivos que tiene la carpeta dup</text:p>
            <text:p text:style-name="P172"><text:tab/><text:tab/>cantArch=`find "$archivo" -maxdepth 1 -type f | wc -l`</text:p>
            <text:p text:style-name="P172"><text:tab/><text:tab/>archivo="$archivo`basename "$1"`.$cantArch"</text:p>
            <text:p text:style-name="P172"><text:tab/><text:tab/>#echo "El archivo se movio a $archivo"</text:p>
            <text:p text:style-name="P172"><text:tab/><text:tab/>mv "$1" "$archivo"</text:p>
            <text:p text:style-name="P172"><text:tab/><text:tab/>escribirLog "$log" "WARN" "Mover exitoso: el archivo $1 no se pudo mover a $2 porque ya existe un archivo con ese nombre. El archivo se movio a $archivo"<text:tab/><text:tab/></text:p>
            <text:p text:style-name="P172"><text:tab/>fi</text:p>
            <text:p text:style-name="P172">exit 0</text:p>
          </table:table-cell>
        </table:table-row>
      </table:table>
      <text:p text:style-name="P45"/>
      <text:h text:style-name="P166" text:outline-level="2"><text:span text:style-name="subtitulo_20_1"><text:span text:style-name="T12">Glog.sh</text:span></text:span></text:h>
      <text:p text:style-name="Standard"><text:span text:style-name="T55">Nombre del Comando :</text:span> glog.sh</text:p>
      <text:p text:style-name="P47"/>
      <text:p text:style-name="Standard"><text:span text:style-name="T55">Archivos de Input : </text:span><text:span text:style-name="T10">No emplea archivos de entrada.</text:span></text:p>
      <text:p text:style-name="P50"/>
      <text:p text:style-name="Standard"><text:span text:style-name="T55"><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7"/>
      <text:p text:style-name="P47">Pre-condición: <text:span text:style-name="T10">el ambiente fue inicializado de forma tal que se tenga los permisos correspondientes para la creación de los directorios y archivos necesarios. </text:span></text:p>
      <text:p text:style-name="P50"/>
      <text:p text:style-name="Standard">Pos-condición:<text:span text:style-name="T10"> se crea una carpeta log dentro del directorio comando en caso de que </text:span><text:span text:style-name="T72">é</text:span><text:span text:style-name="T10">sta no existiese. También se creara el archivo .log correspondiente dentro de $grupo/comandos/log en caso de que aún no haya sido creado. Por último se asentará en aquel archivo las descripciones pasadas por el comando respetando el formato: &lt;nombre_comando&gt; &lt;log_type&gt; &lt;descripcion&gt;</text:span></text:p>
      <text:p text:style-name="P47"/>
      <text:p text:style-name="P47">Ejemplos de invocación: </text:p>
      <text:p text:style-name="P47"/>
      <text:p text:style-name="P51">Ejemplo 1:</text:p>
      <text:p text:style-name="P50"><text:tab/></text:p>
      <text:p text:style-name="P50"><text:tab/>Supongamos que queremos agregar al archivo historial del comando fecha.sh un registro de que la operación de validar una fecha salio bien. La llamada ser<text:span text:style-name="T71">í</text:span>a la siguiente:</text:p>
      <text:p text:style-name="P50"/>
      <table:table table:name="Table27" table:style-name="Table27">
        <table:table-column table:style-name="Table27.A"/>
        <table:table-row>
          <table:table-cell table:style-name="Table27.A1" office:value-type="string">
            <text:p text:style-name="P44">glog.sh "fecha" "INFO" "La fecha se valido correctamente" </text:p>
          </table:table-cell>
        </table:table-row>
      </table:table>
      <text:p text:style-name="P50"/>
      <text:p text:style-name="P50"><text:tab/>No importa que no tengamos ningún comando fecha.sh ya que el glog no valida la existencia del comando. Por otro lado, podremos ver que se genero el archivo <text:span text:style-name="T20">$grupo/comandos/log/fecha.log</text:span></text:p>
      <text:p text:style-name="P50"/>
      <text:p text:style-name="P50">Output: </text:p>
      <text:p text:style-name="P50">Archivo: <text:span text:style-name="T20">$grupo/comandos/log/fecha.log</text:span></text:p>
      <table:table table:name="Table28" table:style-name="Table28">
        <table:table-column table:style-name="Table28.A"/>
        <table:table-row>
          <table:table-cell table:style-name="Table28.A1" office:value-type="string">
            <text:p text:style-name="P44">2010/10/17 22:45:40 - INFO - La fecha se valido correctamente</text:p>
          </table:table-cell>
        </table:table-row>
      </table:table>
      <text:p text:style-name="P50"/>
      <text:p text:style-name="P51">Ejemplo 2:</text:p>
      <text:p text:style-name="P50"/>
      <text:p text:style-name="P50"><text:tab/>Ahora, estábamos validando otra fecha y la fecha corresponde a un día que todavía no paso y deseamos que quede registrado en el log como una alerta. Entonces, la llama al comando debería ser de la siguiente forma:</text:p>
      <text:p text:style-name="P50"/>
      <table:table table:name="Table29" table:style-name="Table29">
        <table:table-column table:style-name="Table29.A"/>
        <table:table-row>
          <table:table-cell table:style-name="Table29.A1" office:value-type="string">
            <text:p text:style-name="P44">glog.sh "fecha" "WARN" "La fecha ingresada corresponde a una fecha futura" </text:p>
          </table:table-cell>
        </table:table-row>
      </table:table>
      <text:p text:style-name="P50"/>
      <text:p text:style-name="P50">Output: </text:p>
      <text:p text:style-name="P50">Archivo: <text:span text:style-name="T20">$grupo/comandos/log/fecha.log</text:span></text:p>
      <table:table table:name="Table30" table:style-name="Table30">
        <table:table-column table:style-name="Table30.A"/>
        <table:table-row>
          <table:table-cell table:style-name="Table30.A1" office:value-type="string">
            <text:p text:style-name="P44">2010/10/17 22:57:15 - WARN - La fecha ingresada corresponde a una fecha futura</text:p>
          </table:table-cell>
        </table:table-row>
      </table:table>
      <text:p text:style-name="P50"/>
      <text:p text:style-name="P51">Ejemplo 3:</text:p>
      <text:p text:style-name="P51"><text:soft-page-break/></text:p>
      <text:p text:style-name="P50"><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50"/>
      <text:p text:style-name="P50"/>
      <table:table table:name="Table31" table:style-name="Table31">
        <table:table-column table:style-name="Table31.A"/>
        <table:table-row>
          <table:table-cell table:style-name="Table31.A1" office:value-type="string">
            <text:p text:style-name="P44">glog.sh "fecha" "ERROR" "La fecha ingresada no es valida" </text:p>
          </table:table-cell>
        </table:table-row>
      </table:table>
      <text:p text:style-name="P50"/>
      <text:p text:style-name="P50">Output: </text:p>
      <text:p text:style-name="P50">Archivo: <text:span text:style-name="T20">$grupo/comandos/log/fecha.log</text:span></text:p>
      <table:table table:name="Table32" table:style-name="Table32">
        <table:table-column table:style-name="Table32.A"/>
        <table:table-row>
          <table:table-cell table:style-name="Table32.A1" office:value-type="string">
            <text:p text:style-name="P44">2010/10/17 23:03:39 - ERRO - La fecha ingresada no es valida</text:p>
          </table:table-cell>
        </table:table-row>
      </table:table>
      <text:p text:style-name="P51"/>
      <text:p text:style-name="P51">Ejemplo 4:</text:p>
      <text:p text:style-name="P51"/>
      <text:p text:style-name="P50"><text:tab/>Por último, imaginemos que lo recibido por el comando fecha.sh no cumple con el formato <text:s/>esperado, hasta podría ser una palabra. En este caso, quisiéramos informar un error severo. Lo podríamos hacer de la siguiente forma:</text:p>
      <text:p text:style-name="P50"/>
      <text:p text:style-name="P50"/>
      <table:table table:name="Table33" table:style-name="Table33">
        <table:table-column table:style-name="Table33.A"/>
        <table:table-row>
          <table:table-cell table:style-name="Table33.A1" office:value-type="string">
            <text:p text:style-name="P44">glog.sh "fecha" "SERROR" "El valor ingresado no cumple con el formato de fecha esperado" </text:p>
          </table:table-cell>
        </table:table-row>
      </table:table>
      <text:p text:style-name="P50"/>
      <text:p text:style-name="P50">Output: </text:p>
      <text:p text:style-name="P50">Archivo: <text:span text:style-name="T20">$grupo/comandos/log/fecha.log</text:span></text:p>
      <table:table table:name="Table34" table:style-name="Table34">
        <table:table-column table:style-name="Table34.A"/>
        <table:table-row>
          <table:table-cell table:style-name="Table34.A1" office:value-type="string">
            <text:p text:style-name="P44">2010/10/17 23:12:44 - SEVE - El valor ingresado no cumple con el formato de fecha esperado</text:p>
          </table:table-cell>
        </table:table-row>
      </table:table>
      <text:p text:style-name="P43"/>
      <text:p text:style-name="P50"><text:tab/>Para finalizar, debemos eliminar el archivo que creamos con el comando glog.sh. Como este siempre generara los archivos en el directorio $grupo/comandos/log tecleamos lo siguiente en la misma consola donde estuvimos corriendo las pruebas:</text:p>
      <text:p text:style-name="P50"/>
      <table:table table:name="Table35" table:style-name="Table35">
        <table:table-column table:style-name="Table35.A"/>
        <table:table-row>
          <table:table-cell table:style-name="Table35.A1" office:value-type="string">
            <text:p text:style-name="P44">rm "$grupo/comandos/log/fecha.log"</text:p>
          </table:table-cell>
        </table:table-row>
      </table:table>
      <text:p text:style-name="P43"/>
      <text:p text:style-name="P133">Listado del código</text:p>
      <table:table table:name="Tabla27" table:style-name="Tabla27">
        <table:table-column table:style-name="Tabla27.A"/>
        <table:table-row>
          <table:table-cell table:style-name="Tabla27.A1" office:value-type="string">
            <text:p text:style-name="P172">#!/bin/bash</text:p>
            <text:p text:style-name="P172"></text:p>
            <text:p text:style-name="P172"># #############################################</text:p>
            <text:p text:style-name="P172"># Muestra el Help y termina.</text:p>
            <text:p text:style-name="P172">#</text:p>
            <text:p text:style-name="P172"># Nota: Utiliza la variable "logHelpExit" para</text:p>
            <text:p text:style-name="P172"># <text:s text:c="6"/>salir del script. En caso de no existir</text:p>
            <text:p text:style-name="P172">#<text:tab/>termina la ejecucion con "0".</text:p>
            <text:p text:style-name="P172"></text:p>
            <text:p text:style-name="P172">function Help {</text:p>
            <text:p text:style-name="P172"></text:p>
            <text:p text:style-name="P172"><text:tab/>echo "Glog v0.1"</text:p>
            <text:p text:style-name="P172"><text:tab/>echo "Usage: Glog command type message"</text:p>
            <text:p text:style-name="P172"></text:p>
            <text:p text:style-name="P172"><text:tab/>exit ${logHelpExit:-"0"}</text:p>
            <text:p text:style-name="P172">}</text:p>
            <text:p text:style-name="P172"></text:p>
            <text:p text:style-name="P172"># ####################################################################</text:p>
            <text:p text:style-name="P172"># Valido y obtengo los Argumentos del script</text:p>
            <text:p text:style-name="P172"><text:soft-page-break/></text:p>
            <text:p text:style-name="P172"># Valida la cantidad de argumentos</text:p>
            <text:p text:style-name="P172">if [ $# -ne 3 ]</text:p>
            <text:p text:style-name="P172">then</text:p>
            <text:p text:style-name="P172"></text:p>
            <text:p text:style-name="P172"><text:tab/>if [ $# -ne 1 -o "$1" != "--help" -a "$1" != "--HELP" ]</text:p>
            <text:p text:style-name="P172"><text:tab/>then</text:p>
            <text:p text:style-name="P172"><text:tab/><text:tab/>logHelpExit="2"</text:p>
            <text:p text:style-name="P172"><text:tab/>fi</text:p>
            <text:p text:style-name="P172"><text:tab/></text:p>
            <text:p text:style-name="P172"><text:tab/>Help</text:p>
            <text:p text:style-name="P172">fi</text:p>
            <text:p text:style-name="P172"></text:p>
            <text:p text:style-name="P172"># Obtengo los Argumentos con sus respectivos valores...</text:p>
            <text:p text:style-name="P172">logCommand=`echo "$1" | tr [:upper:] [:lower:]`</text:p>
            <text:p text:style-name="P172">logMessage="$3"</text:p>
            <text:p text:style-name="P172"></text:p>
            <text:p text:style-name="P172"># Valido el tipo de mensaje...</text:p>
            <text:p text:style-name="P172">case "$2" in</text:p>
            <text:p text:style-name="P172"></text:p>
            <text:p text:style-name="P172"><text:tab/>info <text:s text:c="2"/>| Info <text:s text:c="2"/>| INFO <text:s/>)<text:tab/>logType="INFO";<text:tab/> ;;</text:p>
            <text:p text:style-name="P172"><text:tab/>warn <text:s text:c="2"/>| Warn <text:s text:c="2"/>| WARN <text:s/>)<text:tab/>logType="WARN"; <text:s/>;;</text:p>
            <text:p text:style-name="P172"><text:tab/>error <text:s/>| Error <text:s/>| ERROR )<text:tab/>logType="ERRO"; <text:s/>;;</text:p>
            <text:p text:style-name="P172"><text:tab/>Serror | SError | SERROR)<text:tab/>logType="SEVE"; <text:s/>;;</text:p>
            <text:p text:style-name="P172"><text:tab/>*)<text:tab/>logHelpExit="3"; Help; ;;</text:p>
            <text:p text:style-name="P172"></text:p>
            <text:p text:style-name="P172">esac;</text:p>
            <text:p text:style-name="P172"></text:p>
            <text:p text:style-name="P172"># ###################################################################</text:p>
            <text:p text:style-name="P172"># Verifico si debo crear la carpeta donde se guardan los logs.</text:p>
            <text:p text:style-name="P172">#</text:p>
            <text:p text:style-name="P172"># Nota: Si la variable "GRUPO" no esta definida pone en el path el PWD</text:p>
            <text:p text:style-name="P172"></text:p>
            <text:p text:style-name="P172">logPath="${grupo:-$PWD}/comandos/log"</text:p>
            <text:p text:style-name="P172"></text:p>
            <text:p text:style-name="P172"># Verifico que exista el directorio</text:p>
            <text:p text:style-name="P172">if [ -d "${logPath}" ]</text:p>
            <text:p text:style-name="P172">then</text:p>
            <text:p text:style-name="P172"><text:tab/></text:p>
            <text:p text:style-name="P172"><text:tab/># Verifico que pueda escribir en el directorio...</text:p>
            <text:p text:style-name="P172"><text:tab/>if [ ! -w "${logPath}" ]</text:p>
            <text:p text:style-name="P172"><text:tab/>then</text:p>
            <text:p text:style-name="P172"><text:tab/><text:tab/>echo "No tiene permiso de escritura en el directorio \"${logPath}\"."</text:p>
            <text:p text:style-name="P172"><text:tab/><text:tab/>exit 10</text:p>
            <text:p text:style-name="P172"><text:tab/>fi</text:p>
            <text:p text:style-name="P172"></text:p>
            <text:p text:style-name="P172">else</text:p>
            <text:p text:style-name="P172"></text:p>
            <text:p text:style-name="P172"><text:tab/># Verifico que pueda escribir en el directorio padre...</text:p>
            <text:p text:style-name="P172"><text:tab/>if [ ! -w "${grupo:-$PWD}" ]</text:p>
            <text:p text:style-name="P172"><text:tab/>then</text:p>
            <text:p text:style-name="P172"><text:tab/><text:tab/>echo "No tiene permisos para crear el directorio \"${logPath}\"."</text:p>
            <text:p text:style-name="P172"><text:tab/><text:tab/>exit 20</text:p>
            <text:p text:style-name="P172"><text:tab/>fi</text:p>
            <text:p text:style-name="P172"></text:p>
            <text:p text:style-name="P172"><text:tab/># Creo el directorio...</text:p>
            <text:p text:style-name="P172"><text:tab/>mkdir -m 755 -p "${logPath}"</text:p>
            <text:p text:style-name="P172"></text:p>
            <text:p text:style-name="P172">fi</text:p>
            <text:p text:style-name="P172"><text:soft-page-break/></text:p>
            <text:p text:style-name="P172"># ####################################################################</text:p>
            <text:p text:style-name="P172"># Verifico el tamaño del archivo del log</text:p>
            <text:p text:style-name="P172"></text:p>
            <text:p text:style-name="P172">logFile="${logCommand}.log"</text:p>
            <text:p text:style-name="P172">logName="${logPath}/${logFile}"</text:p>
            <text:p text:style-name="P172"></text:p>
            <text:p text:style-name="P172"># Verifico si existe el archivo de log...</text:p>
            <text:p text:style-name="P172">if [ -e "${logName}" ]</text:p>
            <text:p text:style-name="P172">then</text:p>
            <text:p text:style-name="P172"></text:p>
            <text:p text:style-name="P172"><text:tab/># Verifico que pueda escribir el log...</text:p>
            <text:p text:style-name="P172"><text:tab/>if [ ! -w "${logName}" ]</text:p>
            <text:p text:style-name="P172"><text:tab/>then</text:p>
            <text:p text:style-name="P172"><text:tab/><text:tab/>echo "No tiene permiso de escritura sobre el log \"${logName}\"."</text:p>
            <text:p text:style-name="P172"><text:tab/><text:tab/>exit 11</text:p>
            <text:p text:style-name="P172"><text:tab/>fi</text:p>
            <text:p text:style-name="P172"></text:p>
            <text:p text:style-name="P172"><text:tab/># Verifico si debo truncar el log...</text:p>
            <text:p text:style-name="P172"><text:tab/>logMaxSize=${GLOG_MAX_SIZE:-"1048576"}</text:p>
            <text:p text:style-name="P172"><text:tab/>logSize=`ls -l "$logName" | cut -d' ' -f5`</text:p>
            <text:p text:style-name="P172"><text:tab/>logSizeWillBe=`expr ${logSize} + ${#2} + 30`</text:p>
            <text:p text:style-name="P172"></text:p>
            <text:p text:style-name="P172"><text:tab/>if [ $logSizeWillBe -gt $logMaxSize <text:s/>]</text:p>
            <text:p text:style-name="P172"><text:tab/>then</text:p>
            <text:p text:style-name="P172"></text:p>
            <text:p text:style-name="P172"><text:tab/><text:tab/>echo "Log&lt;$logFile&gt; excedido de tamaño (${logMaxSize} b)."</text:p>
            <text:p text:style-name="P172"><text:tab/><text:tab/>logSaveLast=${GLOG_LAST:-"15"}</text:p>
            <text:p text:style-name="P172"></text:p>
            <text:p text:style-name="P172"><text:tab/><text:tab/>if [ $logSaveLast -gt 0 ]</text:p>
            <text:p text:style-name="P172"><text:tab/><text:tab/>then</text:p>
            <text:p text:style-name="P172"></text:p>
            <text:p text:style-name="P172"><text:tab/><text:tab/><text:tab/>echo "Log&lt;${logFile}&gt; guardara los ultimos ${logSaveLast} registros." </text:p>
            <text:p text:style-name="P172"><text:tab/><text:tab/><text:tab/>tail -$logSaveLast $logName &gt; "${logName}.tmp"</text:p>
            <text:p text:style-name="P172"><text:tab/><text:tab/><text:tab/>mv --force "${logName}.tmp" "${logName}"</text:p>
            <text:p text:style-name="P172"></text:p>
            <text:p text:style-name="P172"><text:tab/><text:tab/>else</text:p>
            <text:p text:style-name="P172"><text:tab/><text:tab/><text:tab/>echo -n "" &gt; "${logName}"</text:p>
            <text:p text:style-name="P172"><text:tab/><text:tab/>fi</text:p>
            <text:p text:style-name="P172"><text:tab/>fi</text:p>
            <text:p text:style-name="P172"></text:p>
            <text:p text:style-name="P172">fi</text:p>
            <text:p text:style-name="P172"></text:p>
            <text:p text:style-name="P172"># ####################################################################</text:p>
            <text:p text:style-name="P172"># Creo el resto de la variables que uso para el registro del log</text:p>
            <text:p text:style-name="P172">logTime=$( date +"%Y/%m/%d %H:%M:%S" )</text:p>
            <text:p text:style-name="P172"></text:p>
            <text:p text:style-name="P172"># ####################################################################</text:p>
            <text:p text:style-name="P172"># Escribo en el log</text:p>
            <text:p text:style-name="P172">echo "${logTime} - ${logType} - ${logMessage}" &gt;&gt; "${logName}"</text:p>
            <text:p text:style-name="P172">exit 0</text:p>
          </table:table-cell>
        </table:table-row>
      </table:table>
      <text:p text:style-name="P43"/>
      <text:h text:style-name="P167" text:outline-level="2"><text:span text:style-name="subtitulo_20_1"><text:span text:style-name="T89">Fepago.pl</text:span></text:span></text:h>
      <text:p text:style-name="P55"><text:span text:style-name="T55">Nombre del Comando :</text:span> fepago.pl</text:p>
      <text:p text:style-name="P47"/>
      <text:p text:style-name="Standard"><text:span text:style-name="T57">Archivos de Input:</text:span><text:span text:style-name="T55"> </text:span><text:span text:style-name="T10">Utiliza como input el archivo “apagar.txt” cuyos registros representan facturas <text:s/>a pagar (ubicado en la carpeta $grupo/facturas/) y el archivo “presu,txt” el cual incluye los presupuestos para cada una de las fuentes (ubicado en $grupo/prim/).</text:span></text:p>
      <text:p text:style-name="P50"/>
      <text:p text:style-name="Standard"><text:span text:style-name="T57">Archivos de Output</text:span><text:span text:style-name="T90">:</text:span> <text:tab/>Genera el archivo de log <text:s/><text:span text:style-name="T24">$grupo/comandos/fepago.log </text:span>donde registra todas las secuencias de parámetros ingresadas por el usuario durante la ejecución del comando. Además muestra un listado de las facturas comprometidas por pantalla.</text:p>
      <text:p text:style-name="P47"/>
      <text:p text:style-name="P47"><text:span text:style-name="T90">Pre-condición:</text:span> <text:span text:style-name="T10">el ambiente fue inicializado, feprima no está corriendo, no hay otro comando fepago en ejecución y los archivos a procesar tienen el nombre bien formado.</text:span></text:p>
      <text:p text:style-name="P50"/>
      <text:p text:style-name="P47"><text:span text:style-name="T90">Pos-condición:</text:span><text:span text:style-name="T10"> en caso de ejecutarse en modo -ma (actualizacíon), refresca la información contenida en los archivos de input. <text:s/></text:span></text:p>
      <text:p text:style-name="P47"/>
      <text:p text:style-name="P48">Modos de ejecución:</text:p>
      <text:p text:style-name="P50"/>
      <text:p text:style-name="P50">El usuario deberá ingresar el comando deseado de acuerdo al siguiente formato:</text:p>
      <text:p text:style-name="P50"/>
      <text:p text:style-name="P52">modoEjecucion modoBarrido parametro1 parametro2 parametro3</text:p>
      <text:p text:style-name="P51"/>
      <text:p text:style-name="P52">Donde:</text:p>
      <text:p text:style-name="P52">modoEjecucion = -ms (modo simualación) | -ma (modo actualización)</text:p>
      <text:p text:style-name="P52">modoBarrido = -bi (barrido por importes) | -bf (barrido por fechas) | -bfi (barrido por fechas e <text:tab/><text:tab/><text:tab/><text:tab/>importes)</text:p>
      <text:p text:style-name="P52"><text:tab/>Parámetros</text:p>
      <text:p text:style-name="P52"><text:tab/>Para -bi: montoDesde montoHasta</text:p>
      <text:p text:style-name="P52"><text:tab/>Para -bf: fechaDesde fechaHasta</text:p>
      <text:p text:style-name="P52"><text:tab/>Para -bfi: fechaDesde montoDesde montoHasta</text:p>
      <text:p text:style-name="P47"/>
      <text:p text:style-name="P49">Ejemplos de invocación: </text:p>
      <text:p text:style-name="P50"/>
      <text:p text:style-name="P50">Input: </text:p>
      <text:p text:style-name="P50">Archivo: <text:span text:style-name="T20">$grupo/facturas/apagar.txt</text:span></text:p>
      <table:table table:name="Table39" table:style-name="Table39">
        <table:table-column table:style-name="Table39.A"/>
        <table:table-row>
          <table:table-cell table:style-name="Table39.A1" office:value-type="string">
            <text:p text:style-name="P44">34567890123456;A PAGAR;2009-12-10;727.92</text:p>
            <text:p text:style-name="P44">45678901234567;A PAGAR;2010-04-01;1053.67</text:p>
          </table:table-cell>
        </table:table-row>
      </table:table>
      <text:p text:style-name="P50"/>
      <text:p text:style-name="P50">Archivo: <text:span text:style-name="T20">$grupo/facturas/presu.txt</text:span></text:p>
      <table:table table:name="Table40" table:style-name="Table40">
        <table:table-column table:style-name="Table40.A"/>
        <table:table-row>
          <table:table-cell table:style-name="Table40.A1" office:value-type="string">
            <text:p text:style-name="P44">11;500;2010-09-21;usuario</text:p>
            <text:p text:style-name="P44">12;20000;2010-09-22;usuario</text:p>
            <text:p text:style-name="P44">13;100000;2010-09-25;usuario</text:p>
            <text:p text:style-name="P44">14;300000;2010-09-29;usuario</text:p>
            <text:p text:style-name="P44">15;500000;2010-10-01;usuario</text:p>
          </table:table-cell>
        </table:table-row>
      </table:table>
      <text:p text:style-name="P10"/>
      <text:p text:style-name="P10">Nota: todos los ejemplos fueron ejecutados con los mismos archivos de input.</text:p>
      <text:p text:style-name="P10"/>
      <text:p text:style-name="P50"><text:span text:style-name="T20">Ejemplos utilizando el </text:span><text:span text:style-name="T15">modo simulación</text:span><text:span text:style-name="T20"> (solo se procesan datos en memoria sin persistirse los </text:span><text:soft-page-break/><text:span text:style-name="T20">cambios)</text:span></text:p>
      <text:p text:style-name="P10"/>
      <text:p text:style-name="P51">Ejemplo 1</text:p>
      <text:p text:style-name="P52">Comando ingresado:</text:p>
      <text:p text:style-name="P50"><text:span text:style-name="T20"><text:tab/></text:span><text:span text:style-name="T15">-ms -bi 500.00 2000.00</text:span></text:p>
      <text:p text:style-name="P10"/>
      <text:p text:style-name="P50">Salida por pantalla:</text:p>
      <text:p text:style-name="P50"/>
      <table:table table:name="Table41" table:style-name="Table41">
        <table:table-column table:style-name="Table41.A"/>
        <table:table-row>
          <table:table-cell table:style-name="Table41.A1" office:value-type="string">
            <text:p text:style-name="P44">34567890123456 - 2009-12-10 - 727.92 - A PAGAR</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51"/>
      <text:p text:style-name="P51"/>
      <text:p text:style-name="P51">Ejemplo 2</text:p>
      <text:p text:style-name="P52">Comando ingresado:</text:p>
      <text:p text:style-name="P50"><text:span text:style-name="T20"><text:tab/></text:span><text:span text:style-name="T15">-ms -bf 2010-01-01 2010-10-01</text:span></text:p>
      <text:p text:style-name="P10"/>
      <text:p text:style-name="P50">Salida por pantalla:</text:p>
      <text:p text:style-name="P50"/>
      <table:table table:name="Table42" table:style-name="Table42">
        <table:table-column table:style-name="Table42.A"/>
        <table:table-row>
          <table:table-cell table:style-name="Table42.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10"/>
      <text:p text:style-name="P51">Ejemplo 3</text:p>
      <text:p text:style-name="P52">Comando ingresado:</text:p>
      <text:p text:style-name="P50"><text:span text:style-name="T20"><text:tab/></text:span><text:span text:style-name="T15">-ms -bfi 2010-01-01 500.00 2000.00</text:span></text:p>
      <text:p text:style-name="P10"/>
      <text:p text:style-name="P50">Salida por pantalla:</text:p>
      <text:p text:style-name="P50"/>
      <table:table table:name="Table43" table:style-name="Table43">
        <table:table-column table:style-name="Table43.A"/>
        <table:table-row>
          <table:table-cell table:style-name="Table43.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0"/>
      <text:p text:style-name="P50"><text:span text:style-name="T20">Ejemplos utilizando el </text:span><text:span text:style-name="T15">modo actualización</text:span><text:span text:style-name="T20"> (se procesan datos en memoria y luego se persisten los cambios)</text:span></text:p>
      <text:p text:style-name="P10"/>
      <text:p text:style-name="P51">Ejemplo 4</text:p>
      <text:p text:style-name="P52"><text:soft-page-break/>Comando ingresado:</text:p>
      <text:p text:style-name="P50"><text:span text:style-name="T20"><text:tab/></text:span><text:span text:style-name="T15">-ma -bi 500.00 2000.00</text:span></text:p>
      <text:p text:style-name="P10"/>
      <text:p text:style-name="P50">Salida por pantalla:</text:p>
      <text:p text:style-name="P50"/>
      <table:table table:name="Table44" table:style-name="Table44">
        <table:table-column table:style-name="Table44.A"/>
        <table:table-row>
          <table:table-cell table:style-name="Table44.A1" office:value-type="string">
            <text:p text:style-name="P44">34567890123456 - 2009-12-10 - 727.92 - A PAGAR</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51"/>
      <text:p text:style-name="P50">Archivos de output</text:p>
      <text:p text:style-name="P50"/>
      <text:p text:style-name="P50">apagar.txt:</text:p>
      <text:p text:style-name="P50"/>
      <table:table table:name="Table45" table:style-name="Table45">
        <table:table-column table:style-name="Table45.A"/>
        <table:table-row>
          <table:table-cell table:style-name="Table45.A1" office:value-type="string">
            <text:p text:style-name="P44">34567890123456;A PAGAR;2009-12-10;727.92</text:p>
            <text:p text:style-name="P44">45678901234567;LIBERADA;2010-04-01;1053.67</text:p>
          </table:table-cell>
        </table:table-row>
      </table:table>
      <text:p text:style-name="P11"/>
      <text:p text:style-name="P50">presu.txt:</text:p>
      <text:p text:style-name="P50"/>
      <table:table table:name="Table46" table:style-name="Table46">
        <table:table-column table:style-name="Table46.A"/>
        <table:table-row>
          <table:table-cell table:style-name="Table46.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
      <text:p text:style-name="P51"/>
      <text:p text:style-name="P51">Ejemplo 5</text:p>
      <text:p text:style-name="P52">Comando ingresado:</text:p>
      <text:p text:style-name="P50"><text:span text:style-name="T20"><text:tab/></text:span><text:span text:style-name="T15">-ma -bf 2010-01-01 2010-10-01</text:span></text:p>
      <text:p text:style-name="P10"/>
      <text:p text:style-name="P50">Salida por pantalla:</text:p>
      <text:p text:style-name="P50"/>
      <table:table table:name="Table47" table:style-name="Table47">
        <table:table-column table:style-name="Table47.A"/>
        <table:table-row>
          <table:table-cell table:style-name="Table47.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0">apagar.txt:</text:p>
      <text:p text:style-name="P50"/>
      <table:table table:name="Table48" table:style-name="Table48">
        <table:table-column table:style-name="Table48.A"/>
        <table:table-row>
          <table:table-cell table:style-name="Table48.A1" office:value-type="string">
            <text:p text:style-name="P44">34567890123456;A PAGAR;2009-12-10;727.92</text:p>
            <text:p text:style-name="P44">45678901234567;LIBERADA;2010-04-01;1053.67</text:p>
          </table:table-cell>
        </table:table-row>
      </table:table>
      <text:p text:style-name="P11"/>
      <text:p text:style-name="P50">presu.txt:</text:p>
      <text:p text:style-name="P50"/>
      <table:table table:name="Table49" table:style-name="Table49">
        <table:table-column table:style-name="Table49.A"/>
        <table:table-row>
          <table:table-cell table:style-name="Table49.A1" office:value-type="string">
            <text:p text:style-name="P44">11;500;2010-09-21;usuario</text:p>
            <text:p text:style-name="P44"><text:soft-page-break/>12;18946.33;2010-09-22;usuario</text:p>
            <text:p text:style-name="P44">13;100000;2010-09-25;usuario</text:p>
            <text:p text:style-name="P44">14;300000;2010-09-29;usuario</text:p>
            <text:p text:style-name="P44">15;500000;2010-10-01;usuario</text:p>
          </table:table-cell>
        </table:table-row>
      </table:table>
      <text:p text:style-name="P11"/>
      <text:p text:style-name="P10"/>
      <text:p text:style-name="P51">Ejemplo 6</text:p>
      <text:p text:style-name="P52">Comando ingresado:</text:p>
      <text:p text:style-name="P50"><text:span text:style-name="T20"><text:tab/></text:span><text:span text:style-name="T15">-ma -bfi 2010-01-01 500.00 2000.00</text:span></text:p>
      <text:p text:style-name="P10"/>
      <text:p text:style-name="P50">Salida por pantalla:</text:p>
      <text:p text:style-name="P50"/>
      <table:table table:name="Table50" table:style-name="Table50">
        <table:table-column table:style-name="Table50.A"/>
        <table:table-row>
          <table:table-cell table:style-name="Table50.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46"/>
      <text:p text:style-name="P50">apagar.txt:</text:p>
      <text:p text:style-name="P50"/>
      <table:table table:name="Table51" table:style-name="Table51">
        <table:table-column table:style-name="Table51.A"/>
        <table:table-row>
          <table:table-cell table:style-name="Table51.A1" office:value-type="string">
            <text:p text:style-name="P44">34567890123456;A PAGAR;2009-12-10;727.92</text:p>
            <text:p text:style-name="P44">45678901234567;A PAGAR;2010-04-01;1053.67</text:p>
          </table:table-cell>
        </table:table-row>
      </table:table>
      <text:p text:style-name="P11"/>
      <text:p text:style-name="P50">presu.txt:</text:p>
      <text:p text:style-name="P50"/>
      <table:table table:name="Table52" table:style-name="Table52">
        <table:table-column table:style-name="Table52.A"/>
        <table:table-row>
          <table:table-cell table:style-name="Table52.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99"><text:span text:style-name="subtitulo_20_1"><text:span text:style-name="T63"/></text:span></text:p>
      <text:h text:style-name="P162" text:outline-level="1"><text:span text:style-name="titulo2"><text:span text:style-name="T1">Comandos Auxiliares</text:span></text:span></text:h>
      <text:h text:style-name="Heading_20_2" text:outline-level="2"><text:span text:style-name="subtitulo_20_1"><text:span text:style-name="T13">fechaEsValida</text:span></text:span></text:h>
      <text:p text:style-name="Standard"><text:span text:style-name="T55">Nombre del Comando :</text:span> fechaEsValida</text:p>
      <text:p text:style-name="Standard"/>
      <text:p text:style-name="P47">Uso: C<text:span text:style-name="T10">omo era necesario en más de un script validar que una fecha sea correcta y verificar el formato de la misma, se creo un comando aparte que se encarga de ambas cosas.</text:span></text:p>
      <text:p text:style-name="P47"/>
      <text:p text:style-name="P47">Parámetros: <text:span text:style-name="T10">una fecha a validar.</text:span></text:p>
      <text:p text:style-name="P50"/>
      <text:p text:style-name="P50">Salida: <text:s/>1 si la fecha es valida, 0 en caso contrario.</text:p>
      <text:p text:style-name="P50"/>
      <text:p text:style-name="P47">Ejemplos de invocación: </text:p>
      <text:p text:style-name="P47"><text:span text:style-name="subtitulo_20_1"><text:span text:style-name="T67"><text:tab/>Por ejemplo, invocación del comando en fepago.pl: </text:span></text:span></text:p>
      <text:p text:style-name="P50"/>
      <table:table table:name="Tabla24" table:style-name="Tabla24">
        <table:table-column table:style-name="Tabla24.A"/>
        <table:table-row>
          <table:table-cell table:style-name="Tabla24.A1" office:value-type="string">
            <text:p text:style-name="P44"><text:tab/>@args1 = ('fechaEsValida',"$fecha"); </text:p>
            <text:p text:style-name="P44"><text:tab/>system(@args1); </text:p>
            <text:p text:style-name="P44"><text:tab/>if ( $? == 0){ </text:p>
            <text:p text:style-name="P44"><text:tab/><text:tab/>print "Formato fecha invalido: $fecha\n"; </text:p>
            <text:p text:style-name="P44"><text:tab/><text:tab/>print "Formato fecha valido: YYYY-MM-DD\n"; </text:p>
            <text:p text:style-name="P44"><text:tab/><text:tab/>@args2 = ('glog.sh',"fepago","ERROR","Error. Fecha invalida: $fecha"); </text:p>
            <text:p text:style-name="P44"><text:tab/><text:tab/>system(@args2); </text:p>
            <text:p text:style-name="P44"><text:tab/><text:tab/>exit 1; </text:p>
            <text:p text:style-name="P44"><text:tab/>}<text:tab/> </text:p>
          </table:table-cell>
        </table:table-row>
      </table:table>
      <text:p text:style-name="Standard"><text:span text:style-name="subtitulo_20_1"><text:span text:style-name="T65"/></text:span></text:p>
      <text:p text:style-name="Standard"><text:span text:style-name="subtitulo_20_1"><text:span text:style-name="T84">Listado del codigo:</text:span></text:span></text:p>
      <text:p text:style-name="Standard"><text:span text:style-name="subtitulo_20_1"><text:span text:style-name="T84"/></text:span></text:p>
      <table:table table:name="Tabla25" table:style-name="Tabla25">
        <table:table-column table:style-name="Tabla25.A"/>
        <table:table-row>
          <table:table-cell table:style-name="Tabla25.A1" office:value-type="string">
            <text:p text:style-name="P96">#!/bin/bash </text:p>
            <text:p text:style-name="P96"/>
            <text:p text:style-name="P96">##################################################################### </text:p>
            <text:p text:style-name="P96">#<text:tab/>Verifica si una fecha es valida, tanto el formato como los dias<text:tab/># </text:p>
            <text:p text:style-name="P96">#<text:tab/>Return: <text:tab/>1 &lt;-&gt; Valida<text:tab/>0 &lt;-&gt; Invalida<text:tab/><text:tab/><text:tab/><text:tab/><text:tab/><text:tab/># </text:p>
            <text:p text:style-name="P96">##################################################################### </text:p>
            <text:p text:style-name="P96">#verifica que el formato de la fecha sera de la forma YYYY/MM/DD</text:p>
            <text:p text:style-name="P96">rdo=`echo "$1" | grep "^[0-9]\{4\}-[0-1][0-9]-[0-3][0-9]$"` </text:p>
            <text:p text:style-name="P96">if [ -z $rdo ] </text:p>
            <text:p text:style-name="P96">then </text:p>
            <text:p text:style-name="P96"><text:tab/>exit 0 #invalida </text:p>
            <text:p text:style-name="P96">fi </text:p>
            <text:p text:style-name="P96"/>
            <text:p text:style-name="P96">OIFS=$IFS </text:p>
            <text:p text:style-name="P96">IFS='-' </text:p>
            <text:p text:style-name="P96">arr=($1) </text:p>
            <text:p text:style-name="P96"/>
            <text:p text:style-name="P96">dd=${arr[2]} </text:p>
            <text:p text:style-name="P96">mm=${arr[1]} </text:p>
            <text:p text:style-name="P96">yy=${arr[0]} </text:p>
            <text:p text:style-name="P96"><text:s/></text:p>
            <text:p text:style-name="P96">days=0 </text:p>
            <text:p text:style-name="P96"><text:s/></text:p>
            <text:p text:style-name="P96"><text:soft-page-break/>if [ $mm -eq 0 ] || [ $mm -gt 12 ] </text:p>
            <text:p text:style-name="P96">then </text:p>
            <text:p text:style-name="P96"><text:s text:c="4"/>IFS=$OFS </text:p>
            <text:p text:style-name="P96"><text:s text:c="4"/>exit 0 #invalida </text:p>
            <text:p text:style-name="P96">fi </text:p>
            <text:p text:style-name="P96">#cantidad de días por mes</text:p>
            <text:p text:style-name="P96">case $mm in </text:p>
            <text:p text:style-name="P96"><text:s text:c="3"/>01) days=31;; </text:p>
            <text:p text:style-name="P96"><text:s text:c="3"/>02) days=28 ;; </text:p>
            <text:p text:style-name="P96"><text:s text:c="3"/>03) days=31 ;; </text:p>
            <text:p text:style-name="P96"><text:s text:c="3"/>04) days=30 ;; </text:p>
            <text:p text:style-name="P96"><text:s text:c="3"/>05) days=31 ;; </text:p>
            <text:p text:style-name="P96"><text:s text:c="3"/>06) days=30 ;; </text:p>
            <text:p text:style-name="P96"><text:s text:c="3"/>07) days=31 ;; </text:p>
            <text:p text:style-name="P96"><text:s text:c="3"/>08) days=31 ;; </text:p>
            <text:p text:style-name="P96"><text:s text:c="3"/>09) days=30 ;; </text:p>
            <text:p text:style-name="P96"><text:s text:c="3"/>10) days=31 ;; </text:p>
            <text:p text:style-name="P96"><text:s text:c="3"/>11) days=30 ;; </text:p>
            <text:p text:style-name="P96"><text:s text:c="3"/>12) days=31 ;; </text:p>
            <text:p text:style-name="P96"><text:s text:c="4"/>*) <text:s/>days=-1 ;; </text:p>
            <text:p text:style-name="P96">esac </text:p>
            <text:p text:style-name="P96">#verifica la cantidad de días que le corresponde a Febrero si es o no viciesto</text:p>
            <text:p text:style-name="P96">if [ $mm -eq 2 ] </text:p>
            <text:p text:style-name="P96">then </text:p>
            <text:p text:style-name="P96"><text:tab/>if [ $((yy % 4)) -eq 0 ] </text:p>
            <text:p text:style-name="P96"><text:tab/>then </text:p>
            <text:p text:style-name="P96"><text:tab/><text:tab/>if [ $((yy % 100)) -ne 0 ] || [ $((yy % 400)) -eq 0 ] </text:p>
            <text:p text:style-name="P96"><text:tab/><text:tab/>then </text:p>
            <text:p text:style-name="P96"><text:tab/><text:tab/><text:tab/>days=29 </text:p>
            <text:p text:style-name="P96"><text:tab/><text:tab/>fi </text:p>
            <text:p text:style-name="P96"><text:tab/>fi </text:p>
            <text:p text:style-name="P96">fi </text:p>
            <text:p text:style-name="P96"/>
            <text:p text:style-name="P96">if [ $dd -eq 0 ] || [ $dd -gt $days ] </text:p>
            <text:p text:style-name="P96">then </text:p>
            <text:p text:style-name="P96"><text:tab/>IFS=$OFS </text:p>
            <text:p text:style-name="P96"><text:tab/>exit 0 #invalida </text:p>
            <text:p text:style-name="P96">fi </text:p>
            <text:p text:style-name="P96"/>
            <text:p text:style-name="P96">IFS=$OFS </text:p>
            <text:p text:style-name="P96">exit 1 #valida </text:p>
          </table:table-cell>
        </table:table-row>
      </table:table>
      <text:p text:style-name="P99"><text:span text:style-name="subtitulo_20_1"><text:span text:style-name="T64"/></text:span></text:p>
      <text:h text:style-name="P162" text:outline-level="1"><text:span text:style-name="titulo2"><text:span text:style-name="T1">Archivos Auxiliares</text:span></text:span></text:h>
      <text:h text:style-name="P162" text:outline-level="1"><text:span text:style-name="titulo2"><text:span text:style-name="T1">Apéndice A: </text:span></text:span><text:span text:style-name="T23">Condiciones de Resolución y Corrección</text:span></text:h>
      <text:p text:style-name="P58">Introducción</text:p>
      <text:list xml:id="list1803852867" text:continue-list="list504528737" text:style-name="WW8Num2">
        <text:list-item>
          <text:p text:style-name="P111">Se deberá tener en cuenta para la resolución TODAS las condiciones que se enuncian.</text:p>
        </text:list-item>
        <text:list-item>
          <text:p text:style-name="P111">Se deben respetar los formatos de archivos especificados</text:p>
        </text:list-item>
        <text:list-item>
          <text:p text:style-name="P111">Se debe respetar la estructura de directorios planteada</text:p>
        </text:list-item>
        <text:list-item>
          <text:p text:style-name="P112">Cada comando deberá ser resuelto utilizando el lenguaje indicado. </text:p>
        </text:list-item>
        <text:list-item>
          <text:p text:style-name="P173">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04"><text:span text:style-name="T25">Posterior a la entrega se podrá acordar entre el Ayudante y el Grupo el intercambio de correspondencia a través de la cuenta </text:span><text:a xlink:type="simple" xlink:href="mailto:so7508@hotmail.com"><text:span text:style-name="Internet_20_link"><text:span text:style-name="T25">so7508@gmail.com</text:span></text:span></text:a><text:span text:style-name="T25">.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04"><text:span text:style-name="T25">Dentro de los ítems a chequear el ayudante evaluará </text:span><text:span text:style-name="T4">aspectos formales</text:span><text:span text:style-name="T25"> (como ser la forma de presentación de la carpeta), </text:span><text:span text:style-name="T4">aspectos funcionales</text:span><text:span text:style-name="T25"> (como ser que el TP funcione) y </text:span><text:span text:style-name="T4">aspectos operativos</text:span><text:span text:style-name="T25">: que el TP resuelva el problema planteado.</text:span></text:p>
          <text:p text:style-name="P117"/>
        </text:list-item>
      </text:list>
      <text:p text:style-name="P58"><text:bookmark-start text:name="__RefHeading__87_745995179"/>Documentación a Presentar<text:bookmark-end text:name="__RefHeading__87_745995179"/></text:p>
      <text:p text:style-name="P60">Se deberá hacer entrega de:</text:p>
      <text:list xml:id="list1539837922" text:style-name="WW8Num8">
        <text:list-item>
          <text:p text:style-name="P118">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18">Un archivo con el formato y contenido solicitado mas adelante</text:p>
          <text:p text:style-name="P118"/>
        </text:list-item>
      </text:list>
      <text:p text:style-name="P60"><text:bookmark-start text:name="__RefHeading__89_745995179"/>Contenido de la Carpeta<text:bookmark-end text:name="__RefHeading__89_745995179"/></text:p>
      <text:list xml:id="list1757347317" text:style-name="WW8Num21">
        <text:list-item>
          <text:p text:style-name="P106"><text:span text:style-name="T3">Carátula</text:span><text:span text:style-name="T25">: La entregada en este mismo documento con los datos completos en 2 COPIAS.</text:span></text:p>
        </text:list-item>
        <text:list-item>
          <text:p text:style-name="P106"><text:span text:style-name="T3">Índice del Contenido de la Carpeta</text:span><text:span text:style-name="T25">.</text:span></text:p>
        </text:list-item>
        <text:list-item>
          <text:p text:style-name="P106"><text:span text:style-name="T3">Hipótesis y Aclaraciones:</text:span><text:span text:style-name="T25"> todas las hipótesis que han sido consideradas en la resolución del TP y cualquier otra aclaración que se considere necesaria.</text:span></text:p>
        </text:list-item>
        <text:list-item>
          <text:p text:style-name="P106"><text:span text:style-name="T3">Problemas relevantes: </text:span><text:span text:style-name="T25">Enumeración de los problemas relevantes que se les hayan presentado durante el desarrollo y prueba de los comandos y como los solucionaron.</text:span></text:p>
        </text:list-item>
        <text:list-item>
          <text:p text:style-name="P127">Archivo README: Instructivo de Instalación</text:p>
        </text:list-item>
        <text:list-item>
          <text:p text:style-name="P106"><text:span text:style-name="T4">Diagrama de Procesos:</text:span><text:span text:style-name="T25"> Diagrama de proceso a alto nivel indicando los comandos, las entradas y las salidas.</text:span></text:p>
        </text:list-item>
        <text:list-item>
          <text:p text:style-name="P106"><text:span text:style-name="T3">Hoja de Ruta para la Corrección: </text:span><text:span text:style-name="T25">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27">Comandos Solicitados</text:p>
          <text:list>
            <text:list-item>
              <text:p text:style-name="P127">Nombre del Comando</text:p>
            </text:list-item>
            <text:list-item>
              <text:p text:style-name="P127"><text:soft-page-break/>Archivos de Input</text:p>
            </text:list-item>
            <text:list-item>
              <text:p text:style-name="P127">Archivos de Output</text:p>
            </text:list-item>
            <text:list-item>
              <text:p text:style-name="P106"><text:span text:style-name="T3">Parámetros, </text:span><text:span text:style-name="T25">si corresponde</text:span></text:p>
            </text:list-item>
            <text:list-item>
              <text:p text:style-name="P106"><text:span text:style-name="T3">Opciones</text:span><text:span text:style-name="T25">, si corresponde</text:span></text:p>
            </text:list-item>
            <text:list-item>
              <text:p text:style-name="P106"><text:span text:style-name="T3">Ejemplos de invocación </text:span><text:span text:style-name="T25">con distintos parámetros y valores, indicando en que oportunidad es usado y cuál es el resultado previsto.</text:span></text:p>
            </text:list-item>
            <text:list-item>
              <text:p text:style-name="P106"><text:span text:style-name="T3">Listado del código</text:span><text:span text:style-name="T25"> del comando: éste deberá incluir comentarios útiles para la comprensión del código.</text:span></text:p>
            </text:list-item>
          </text:list>
        </text:list-item>
        <text:list-item>
          <text:p text:style-name="P127">Comandos Auxiliares</text:p>
          <text:list>
            <text:list-item>
              <text:p text:style-name="P127">Nombre del Comando</text:p>
            </text:list-item>
            <text:list-item>
              <text:p text:style-name="P127">Justificación de su uso </text:p>
            </text:list-item>
            <text:list-item>
              <text:p text:style-name="P127">Archivos de Input</text:p>
            </text:list-item>
            <text:list-item>
              <text:p text:style-name="P127">Archivos de Output</text:p>
            </text:list-item>
            <text:list-item>
              <text:p text:style-name="P106"><text:span text:style-name="T3">Parámetros, </text:span><text:span text:style-name="T25">si corresponde</text:span></text:p>
            </text:list-item>
            <text:list-item>
              <text:p text:style-name="P106"><text:span text:style-name="T3">Opciones</text:span><text:span text:style-name="T25">, si corresponde</text:span></text:p>
            </text:list-item>
            <text:list-item>
              <text:p text:style-name="P106"><text:span text:style-name="T3">Ejemplos de invocación </text:span><text:span text:style-name="T25">con distintos parámetros y valores, indicando en que oportunidad es usado y cuál es el resultado previsto.</text:span></text:p>
            </text:list-item>
            <text:list-item>
              <text:p text:style-name="P106"><text:span text:style-name="T3">Listado del código</text:span><text:span text:style-name="T25"> del comando: éste deberá incluir comentarios útiles para la comprensión del código.</text:span></text:p>
            </text:list-item>
          </text:list>
        </text:list-item>
        <text:list-item>
          <text:p text:style-name="P127">Archivos Auxiliares</text:p>
          <text:list>
            <text:list-item>
              <text:p text:style-name="P106"><text:span text:style-name="T3">Archivos auxiliares: </text:span><text:span text:style-name="T25">Por cada archivo auxiliar que se utilice indicar: </text:span></text:p>
              <text:list>
                <text:list-item>
                  <text:p text:style-name="P119">Nombre del Archivo y Estructura</text:p>
                </text:list-item>
                <text:list-item>
                  <text:p text:style-name="P119">Justificación de su uso</text:p>
                </text:list-item>
              </text:list>
            </text:list-item>
          </text:list>
        </text:list-item>
        <text:list-item>
          <text:p text:style-name="P127">Apéndice A</text:p>
          <text:list>
            <text:list-item>
              <text:p text:style-name="P119">El presente documento.</text:p>
            </text:list-item>
          </text:list>
        </text:list-item>
      </text:list>
      <text:p text:style-name="P91"><text:bookmark-start text:name="__RefHeading__91_745995179"/>Formato y contenido del Archivo<text:bookmark-end text:name="__RefHeading__91_745995179"/></text:p>
      <text:p text:style-name="P19"><text:span text:style-name="T25">El archivo de Trabajo Práctico deberá ser enviado a la cuenta </text:span><text:a xlink:type="simple" xlink:href="mailto:so7508@gmail.com"><text:span text:style-name="Internet_20_link"><text:span text:style-name="T25">so7508@gmail.com</text:span></text:span></text:a><text:span text:style-name="T25"> dentro de las 24hs posteriores a la corrección. D</text:span><text:span text:style-name="T29">eberá ser un único </text:span><text:span text:style-name="T25">archivo instalable en formato “.tgz” con todos los archivos y directorios empaquetados en un archivo “tar” y luego comprimido con “gzip”. </text:span></text:p>
      <text:p text:style-name="P61"/>
      <text:p text:style-name="P22">MUY IMPORTANTE: cuando se efectúa el “tar” se debe usar la opción de “directorio relativo” para evitar problemas cuando se proceda a la instalación en la facultad para su corrección.</text:p>
      <text:p text:style-name="P22"/>
      <text:p text:style-name="Text_20_body"><text:bookmark-start text:name="__RefHeading__93_745995179"/><text:bookmark-start text:name="_Observaciones_a_tener"/>O<text:bookmark-end text:name="_Observaciones_a_tener"/><text:span text:style-name="T52">bservaciones a tener en cuenta en la instalación</text:span><text:bookmark-end text:name="__RefHeading__93_745995179"/></text:p>
      <text:list xml:id="list249335548" text:style-name="WW8Num15">
        <text:list-item>
          <text:p text:style-name="P115">Generar un script para la instalación</text:p>
        </text:list-item>
        <text:list-item>
          <text:p text:style-name="P142">Los usuarios disponibles son solo tres: prueba01(pw test01), prueba02 (pw test02), prueba03 (pw test03). Debido a esto cada grupo deberá crear un subdirectorio llamado grupoxx (donde xx es el nro de grupo)</text:p>
        </text:list-item>
        <text:list-item>
          <text:p text:style-name="P115">El instalable deberá contener:</text:p>
          <text:list>
            <text:list-item>
              <text:p text:style-name="P120">Los scripts desarrollados (según se detallan mas adelante)</text:p>
            </text:list-item>
            <text:list-item>
              <text:p text:style-name="P120">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20">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294654609" text:style-name="WW8Num13">
        <text:list-item>
          <text:list>
            <text:list-item>
              <text:p text:style-name="P121">Insertar el dispositivo de almacenamiento con el contenido del tp (pen drive, cd, etc)</text:p>
            </text:list-item>
            <text:list-item>
              <text:p text:style-name="P121">Crear en el directorio corriente un subdirectorio grupoxx</text:p>
            </text:list-item>
            <text:list-item>
              <text:p text:style-name="P121"><text:soft-page-break/>Copiar el archivo *.tgz en ese directorio </text:p>
            </text:list-item>
            <text:list-item>
              <text:p text:style-name="P121">Descomprimir el *.tgz de manera de generar un *.tar</text:p>
            </text:list-item>
            <text:list-item>
              <text:p text:style-name="P121">Extraer los archivos del tar. </text:p>
            </text:list-item>
            <text:list-item>
              <text:p text:style-name="P121">… etc.</text:p>
            </text:list-item>
          </text:list>
        </text:list-item>
      </text:list>
      <text:list xml:id="list1624276375" text:continue-list="list249335548" text:style-name="WW8Num15">
        <text:list-item>
          <text:list>
            <text:list-item>
              <text:p text:style-name="P120">Cualquier otro archivo que el grupo considere necesario (ej: resultado de las pruebas por Uds. Efectuadas, logs, etc.)</text:p>
            </text:list-item>
            <text:list-item>
              <text:p text:style-name="P107"><text:span text:style-name="T40">Los</text:span><text:span text:style-name="T40"> comandos deben almacenarse en $grupo/comandos</text:span></text:p>
            </text:list-item>
            <text:list-item>
              <text:p text:style-name="P115">Los datos de prueba deben almacenarse en $grupo/prueba</text:p>
            </text:list-item>
            <text:list-item>
              <text:p text:style-name="P115">Los archivos de Proveedores y de Presupuesto deben almacenarse en $grupo/prin</text:p>
            </text:list-item>
          </text:list>
        </text:list-item>
        <text:list-item>
          <text:p text:style-name="P143"><text:span text:style-name="T40">Todo el camino (path) desde la </text:span><text:span text:style-name="T40">raíz hasta el directorio de trabajo por Uds. elegido lo llamaremos “$grupo” para simplificar el enunciado.</text:span></text:p>
        </text:list-item>
      </text:list>
      <text:p text:style-name="P20"/>
      <text:p text:style-name="P58"><text:bookmark-start text:name="__RefHeading__95_745995179"/>Observaciones a tener en cuenta en el desarrollo<text:bookmark-end text:name="__RefHeading__95_745995179"/></text:p>
      <text:list xml:id="list1600040345" text:style-name="WW8Num3">
        <text:list-item>
          <text:p text:style-name="P116">Código de Retorno:</text:p>
          <text:list>
            <text:list-item>
              <text:p text:style-name="P108"><text:span text:style-name="T25">Toda invocación desde un comando a otro debe devolver un código de retorno cero (0) si fue exitoso o distinto de cero si tuvo errores. </text:span><text:span text:style-name="T39">Siempre al finalizar el comando se debe indicar si finalizó correctamente o con errores.</text:span></text:p>
            </text:list-item>
          </text:list>
        </text:list-item>
        <text:list-item>
          <text:p text:style-name="P116">Pasos Sugeridos:</text:p>
          <text:list>
            <text:list-item>
              <text:p text:style-name="P108"><text:span text:style-name="T25">En la descripción de los comandos se sugieren los pasos de ejecución. Estos deben considerarse indicativos, ya que el programador puede alterar este orden según su conveniencia siempre que no afecte el resultado final esperado. </text:span><text:span text:style-name="T27">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16">Errores y Mensajes:</text:p>
          <text:list>
            <text:list-item>
              <text:p text:style-name="P144">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44">Siempre se debe explicar el error con un mensaje amigable.</text:p>
            </text:list-item>
            <text:list-item>
              <text:p text:style-name="P144">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16">Archivos de Log, Función de escritura de log</text:p>
          <text:list>
            <text:list-item>
              <text:p text:style-name="P147"><text:span text:style-name="T39">Todos los comandos indican si deben o no </text:span><text:span text:style-name="T39">grabar un archivo de log llamado: $grupo/comandos/log/&lt;nombre del comando&gt;.log</text:span></text:p>
            </text:list-item>
            <text:list-item>
              <text:p text:style-name="P147"><text:span text:style-name="T39">Si e</text:span><text:span text:style-name="T39">l archivo de log no existe, se debe crear. Si existe se le deben agregar los registros.</text:span></text:p>
            </text:list-item>
            <text:list-item>
              <text:p text:style-name="P146">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48"><text:span text:style-name="T39">La escritura en el archivo de Log debe ser homogénea para todos los comandos que generan registros de log, por lo tanto debe estar centralizada a través de una función </text:span><text:span text:style-name="T34">Glog.</text:span></text:p>
            </text:list-item>
            <text:list-item>
              <text:p text:style-name="P148"><text:span text:style-name="T35">Esta función</text:span><text:span text:style-name="T34"> Glog </text:span><text:span text:style-name="T39">debe contemplar el uso de los siguientes parámetros: nombre del comando y mensaje a grabar</text:span></text:p>
            </text:list-item>
            <text:list-item>
              <text:p text:style-name="P144">Debe permitir ser invocada desde la línea de comando</text:p>
            </text:list-item>
            <text:list-item>
              <text:p text:style-name="P148"><text:span text:style-name="T39">Cuando </text:span><text:span text:style-name="T39">se graba una línea de log siempre se debe indicar: fecha y hora, tipo de mensaje </text:span><text:soft-page-break/><text:span text:style-name="T39">y mensaje.</text:span></text:p>
            </text:list-item>
            <text:list-item>
              <text:p text:style-name="P144">Existen cuatro tipos de mensajes:</text:p>
            </text:list-item>
          </text:list>
        </text:list-item>
      </text:list>
      <text:list xml:id="list1559458239" text:style-name="WW8Num4">
        <text:list-item>
          <text:p text:style-name="P122">I = INFORMATIVO: En el Archivo de Log se registran eventualmente mensajes informativos sobre el curso de ejecución del comando. Ej: Inicio de Ejecución</text:p>
        </text:list-item>
        <text:list-item>
          <text:p text:style-name="P122">W = WARNING (de alerta): En el Archivo de Log se registran eventualmente mensajes de alerta sobre el curso de ejecución del comando. Ej: Archivo ya procesado</text:p>
        </text:list-item>
        <text:list-item>
          <text:p text:style-name="P122">E = ERROR: En el Archivo de Log se registran SIEMPRE mensajes de error Ej: Archivo Inexistente.</text:p>
        </text:list-item>
        <text:list-item>
          <text:p text:style-name="P122">SE = ERROR SEVERO: En el Archivo de Log se registran SIEMPRE mensajes severos de error Ej: Comando Inexistente.</text:p>
        </text:list-item>
      </text:list>
      <text:list xml:id="list2163068264" text:continue-list="list1600040345" text:style-name="WW8Num3">
        <text:list-item>
          <text:p text:style-name="P108"><text:span text:style-name="T41">Movimiento de </text:span><text:span text:style-name="T41">Archivos, Función de movimiento de Archivos: </text:span></text:p>
          <text:list>
            <text:list-item>
              <text:p text:style-name="P148"><text:span text:style-name="T39">En líneas generales no se borra ningún archivo, excepto los archivos temporales por Uds</text:span><text:span text:style-name="T39">. definidos. Debido a esto muchos comandos mueven archivos de un directorio a otro.</text:span></text:p>
            </text:list-item>
            <text:list-item>
              <text:p text:style-name="P148"><text:span text:style-name="T39">El movimiento de archivos debe ser homogéneo para todos los comandos, por lo tanto debe estar centralizado a través de una función </text:span><text:span text:style-name="T42">Mover</text:span></text:p>
            </text:list-item>
          </text:list>
        </text:list-item>
      </text:list>
      <text:p text:style-name="Standard"/>
      <text:p text:style-name="P41"><text:bookmark-start text:name="__RefHeading__97_745995179"/>Enunciado – Factura Electrónica de Proveedores<text:bookmark-end text:name="__RefHeading__97_745995179"/></text:p>
      <text:p text:style-name="P72">Una empresa necesita implementar el pago a proveedores con factura electrónica. Para ello establece un proceso que consta de los siguientes pasos:</text:p>
      <text:p text:style-name="P38"/>
      <text:p text:style-name="P38"><text:bookmark-start text:name="__RefHeading__99_745995179"/>Primer Paso<text:bookmark-end text:name="__RefHeading__99_745995179"/></text:p>
      <text:p text:style-name="P72">El Proceso se inicia con la configuración del ambiente y el aseguramiento de la disponibilidad de la información para llevar adelante el proceso total.</text:p>
      <text:p text:style-name="P72">Es indispensable contar con: </text:p>
      <text:p text:style-name="P72">El archivo maestro de proveedores, disponible para su lectura pero no para su actualización.</text:p>
      <text:p text:style-name="P72">El archivo de presupuesto, disponible para su lectura y eventual actualización.</text:p>
      <text:p text:style-name="P73"><text:span text:style-name="T25">A los efectos exclusivos de este tp solo validaremos la existencia de estos archivos no desarrollaremos su carga. Esta actividad debe estar reflejada en el comando </text:span><text:span text:style-name="T16">fepini.</text:span></text:p>
      <text:p text:style-name="P38"/>
      <text:p text:style-name="P38"><text:bookmark-start text:name="__RefHeading__101_745995179"/>Segundo Paso<text:bookmark-end text:name="__RefHeading__101_745995179"/></text:p>
      <text:p text:style-name="P73"><text:span text:style-name="T25">Luego tenemos el proceso de recepción de facturas. Cada proveedor nos hace llegar la factura en formato electrónico. La factura viene en un archivo cuyo nombres es el CAE (</text:span><text:span text:style-name="T43">Código de Autorización Electrónico</text:span><text:span text:style-name="T25">) que previamente el proveedor gestionó con la AFIP.</text:span></text:p>
      <text:p text:style-name="P72">A los efectos de este tp organizaremos la recepción en dos actividades:</text:p>
      <text:p text:style-name="P73"><text:span text:style-name="T25">La primera de ellas será detectar el arribo de los archivos de facturas electrónicas a un directorio específico y la validación del nombre del archivo. Esta actividad debe estar reflejada en el comando </text:span><text:span text:style-name="T16">feponio.</text:span></text:p>
      <text:p text:style-name="P72">La segunda de ellas será la validación a nivel de registro de cada archivo.</text:p>
      <text:p text:style-name="P73"><text:span text:style-name="T25">Como resultado de esto se obtiene el archivo de facturas a pagar. Esta actividad debe estar reflejada en el comando </text:span><text:span text:style-name="T16">feprima.</text:span></text:p>
      <text:p text:style-name="P38"/>
      <text:p text:style-name="P38"><text:bookmark-start text:name="__RefHeading__103_745995179"/>Tercer Paso <text:bookmark-end text:name="__RefHeading__103_745995179"/></text:p>
      <text:p text:style-name="P72">Luego tenemos el proceso de determinación de disponibilidad. Para cada factura a pagar debemos <text:soft-page-break/>ver si hay disponibilidad presupuestaria para liberar su pago.</text:p>
      <text:p text:style-name="P73"><text:span text:style-name="T25">Para evitar sobregiros se debe ir actualizando el presupuesto. Esta actividad debe estar reflejada en el comando </text:span><text:span text:style-name="T16">fepago.</text:span></text:p>
      <text:p text:style-name="P38"/>
      <text:p text:style-name="P38"><text:bookmark-start text:name="__RefHeading__105_745995179"/>Cuarto Paso <text:bookmark-end text:name="__RefHeading__105_745995179"/></text:p>
      <text:p text:style-name="P73"><text:span text:style-name="T25">Finalmente es necesario tener la posibilidad de efectuar consultas y obtener listados. Esta actividad debe estar reflejada en el comando </text:span><text:span text:style-name="T16">feplist</text:span></text:p>
      <text:p text:style-name="P23"/>
      <text:p text:style-name="P14">Se pide:</text:p>
      <text:p text:style-name="P15">Desarrollar <text:s/>los siguientes comandos:</text:p>
      <text:list xml:id="list1894546511" text:style-name="WW8Num16">
        <text:list-item>
          <text:p text:style-name="P129"><text:span text:style-name="T29">Desarrollar <text:s/>un comando de Configuración de Ambiente (</text:span><text:span text:style-name="T30">Fepini</text:span><text:span text:style-name="T29">), en shell script</text:span></text:p>
        </text:list-item>
        <text:list-item>
          <text:p text:style-name="P129"><text:span text:style-name="T29">Desarrollar <text:s/>un comando de Detección de Arribo de Archivos (</text:span><text:span text:style-name="T30">Feponio</text:span><text:span text:style-name="T29">), en shell script</text:span></text:p>
        </text:list-item>
        <text:list-item>
          <text:p text:style-name="P129"><text:span text:style-name="T29">Desarrollar <text:s/>un comando de Validación de Facturas (</text:span><text:span text:style-name="T30">Feprima</text:span><text:span text:style-name="T29">), en shell script</text:span></text:p>
        </text:list-item>
        <text:list-item>
          <text:p text:style-name="P129"><text:span text:style-name="T29">Desarrollar <text:s/>un comando de Pago (</text:span><text:span text:style-name="T30">Fepago</text:span><text:span text:style-name="T29">), en perl o Shell justificando su elección.</text:span></text:p>
        </text:list-item>
        <text:list-item>
          <text:p text:style-name="P129"><text:span text:style-name="T29">Desarrollar <text:s/>un comando de Consultas y Listados (</text:span><text:span text:style-name="T30">feplist</text:span><text:span text:style-name="T29">), en perl</text:span></text:p>
        </text:list-item>
        <text:list-item>
          <text:p text:style-name="P129"><text:span text:style-name="T29">Desarrollar las funciones </text:span><text:span text:style-name="T30">glog, mover, startfe, stopfe</text:span></text:p>
        </text:list-item>
      </text:list>
      <text:p text:style-name="P42"/>
      <text:p text:style-name="P84"><text:bookmark-start text:name="__RefHeading__107_745995179"/>Comandos a Desarrollar<text:bookmark-end text:name="__RefHeading__107_745995179"/></text:p>
      <text:p text:style-name="P38"/>
      <text:p text:style-name="P38"><text:bookmark-start text:name="__RefHeading__109_745995179"/>Comando de Inicialización de Ambiente<text:bookmark-end text:name="__RefHeading__109_745995179"/></text:p>
      <text:p text:style-name="Texto_20_independiente_20_2"><text:bookmark-start text:name="__RefHeading__111_745995179"/>Nombre del Comando<text:bookmark-end text:name="__RefHeading__111_745995179"/></text:p>
      <text:p text:style-name="P62">fepini</text:p>
      <text:p text:style-name="Texto_20_independiente_20_2"><text:bookmark-start text:name="__RefHeading__113_745995179"/>Descripción<text:bookmark-end text:name="__RefHeading__113_745995179"/></text:p>
      <text:p text:style-name="P71"><text:span text:style-name="T39">El propósito de este comando es preparar el entorno de ejecución del TP (ambiente).</text:span><text:span text:style-name="T39">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74">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74">Esto se pide para evitar el hardcode de directorios dentro de los comandos, dentro de ellos no debe escribirse /usr/prueba01/grupo22/arribos sino $grupo/arribos, por ejemplo.</text:p>
      <text:p text:style-name="P71"><text:span text:style-name="T39">Fepini</text:span><text:span text:style-name="T39"> debe setear las variables de ambiente una sola vez por cada sesión de usuario. Si el ambiente ya fue inicializado, entonces mostrar un mensaje de advertencia con el contenido de las variables seteadas. </text:span></text:p>
      <text:p text:style-name="P71"><text:span text:style-name="T39">Fepini</text:span><text:span text:style-name="T39">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71"><text:span text:style-name="T39">Luego del seteo de las variables de ambiente </text:span><text:span text:style-name="T39">y de la verificación de las condiciones óptimas para la ejecución, se debe invocar al script feponio siempre que feponio no se esté ejecutando (verificar con ps).</text:span></text:p>
      <text:p text:style-name="P89"/>
      <text:list xml:id="list501736349" text:style-name="WW8Num10">
        <text:list-item>
          <text:p text:style-name="P124">Si ejecuta correctamente debe mostrar por pantalla el siguiente mensaje:</text:p>
        </text:list-item>
      </text:list>
      <text:p text:style-name="P76">Inicialización de Ambiente Concluida</text:p>
      <text:p text:style-name="P76">Ambiente &lt;mostrar contenido de las variables de ambiente seteadas&gt; </text:p>
      <text:p text:style-name="P77"><text:span text:style-name="T25">Demonio corriendo bajo el no.: &lt;Process Id de </text:span><text:span text:style-name="T4">feponio&gt;</text:span></text:p>
      <text:list xml:id="list1575844934" text:continue-numbering="true" text:style-name="WW8Num10">
        <text:list-item>
          <text:p text:style-name="P124">Si da algún tipo de error</text:p>
        </text:list-item>
      </text:list>
      <text:p text:style-name="P76">Inicialización de Ambiente No fue exitosa. Error en &lt;descripción del error&gt;</text:p>
      <text:p text:style-name="P81"><text:bookmark-start text:name="__RefHeading__115_745995179"/>Comando de Detección de Arribo de Archivos<text:bookmark-end text:name="__RefHeading__115_745995179"/></text:p>
      <text:p text:style-name="Texto_20_independiente_20_2"><text:bookmark-start text:name="__RefHeading__117_745995179"/>Nombre del Comando<text:bookmark-end text:name="__RefHeading__117_745995179"/></text:p>
      <text:p text:style-name="P62">feponio</text:p>
      <text:p text:style-name="Texto_20_independiente_20_2"><text:bookmark-start text:name="__RefHeading__119_745995179"/>Descripción<text:bookmark-end text:name="__RefHeading__119_745995179"/></text:p>
      <text:p text:style-name="P74">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71"><text:span text:style-name="T39">Este comando forma parte del proceso de recepción de </text:span><text:span text:style-name="T39">facturas. </text:span></text:p>
      <text:p text:style-name="P71"><text:span text:style-name="T39">Los archivos válidos poseen nombres con este formato: &lt;</text:span><text:span text:style-name="T39">CAE&gt;</text:span></text:p>
      <text:p text:style-name="P74">Para verificar el CAE se debería usar el WS provisto por la AFIP. A efectos de simplificar el TP solo se solicita que se valide que el CAE sea de 14 dígitos</text:p>
      <text:p text:style-name="P75">Este comando es un proceso del tipo “Demonio”</text:p>
      <text:list xml:id="list149331830" text:style-name="WW8Num22">
        <text:list-item>
          <text:p text:style-name="P152">Un demonio es un proceso que corre en forma permanente, en background.</text:p>
        </text:list-item>
        <text:list-item>
          <text:p text:style-name="P152">Suele armarse como un conjunto de sentencias dentro de un ciclo eterno.</text:p>
        </text:list-item>
        <text:list-item>
          <text:p text:style-name="P152">Se utiliza generalmente para:</text:p>
          <text:list>
            <text:list-item>
              <text:p text:style-name="P153">monitorear otros procesos</text:p>
            </text:list-item>
            <text:list-item>
              <text:p text:style-name="P153">ejecutar procesos rutinarios</text:p>
            </text:list-item>
          </text:list>
        </text:list-item>
      </text:list>
      <text:p text:style-name="Texto_20_independiente_20_2"><text:bookmark-start text:name="__RefHeading__121_745995179"/>Pasos sugeridos<text:bookmark-end text:name="__RefHeading__121_745995179"/></text:p>
      <text:list xml:id="list445428474" text:style-name="WW8Num9">
        <text:list-item>
          <text:p text:style-name="P130"><text:span text:style-name="T25">Chequear la existencia de archivos en el directorio </text:span><text:span text:style-name="T27">$grupo/arribos</text:span></text:p>
        </text:list-item>
        <text:list-item>
          <text:p text:style-name="P125">Si existen archivos, por cada archivo que se detecta</text:p>
          <text:list>
            <text:list-item>
              <text:p text:style-name="P125">Verificar si el nombre del archivo es valido</text:p>
              <text:list>
                <text:list-item>
                  <text:p text:style-name="P175"><text:span text:style-name="T6">Si es válido </text:span><text:span text:style-name="T7">mover</text:span><text:span text:style-name="T6"> el archivo a $grupo/recibidos empleando la función mover indicada mas abajo</text:span></text:p>
                </text:list-item>
                <text:list-item>
                  <text:p text:style-name="P175"><text:span text:style-name="T6">Si no es válido </text:span><text:span text:style-name="T7">mover</text:span><text:span text:style-name="T6"> el archivo a $grupo/rechazados empleando la función mover indicada mas abajo</text:span></text:p>
                </text:list-item>
              </text:list>
            </text:list-item>
          </text:list>
        </text:list-item>
        <text:list-item>
          <text:p text:style-name="P130"><text:span text:style-name="T25">Chequear la existencia de archivos en el directorio </text:span><text:span text:style-name="T27">$grupo/recibidos (ya sean del ciclo actual o de ciclos anteriores)</text:span></text:p>
          <text:list>
            <text:list-item>
              <text:p text:style-name="P130"><text:span text:style-name="T25">Si existen archivos en </text:span><text:span text:style-name="T27">$grupo/recibidos </text:span></text:p>
              <text:list>
                <text:list-item>
                  <text:p text:style-name="P130"><text:span text:style-name="T27">Invocar al Comando </text:span><text:span text:style-name="T5">feprima</text:span></text:p>
                </text:list-item>
              </text:list>
            </text:list-item>
          </text:list>
        </text:list-item>
      </text:list>
      <text:p text:style-name="P78"><text:span text:style-name="T25">Se debe invocar al comando </text:span><text:span text:style-name="T5">feprima</text:span><text:span text:style-name="T25"> siempre que haya algún archivo en </text:span><text:span text:style-name="T27">$grupo/recibidos y </text:span><text:span text:style-name="T5">feprima</text:span><text:span text:style-name="T25"> no se esté ejecutando.</text:span></text:p>
      <text:p text:style-name="P78"><text:span text:style-name="T25">Si arranca correctamente se debe mostrar por pantalla el process id de </text:span><text:span text:style-name="T5">feprima</text:span></text:p>
      <text:p text:style-name="P79">Si da algún tipo de error se debe mostrar por pantalla el mensaje explicativo</text:p>
      <text:list xml:id="list396630623" text:continue-numbering="true" text:style-name="WW8Num9">
        <text:list-item>
          <text:p text:style-name="P125">Dormir un tiempo x </text:p>
        </text:list-item>
        <text:list-item>
          <text:p text:style-name="P125">Volver al punto 1</text:p>
        </text:list-item>
      </text:list>
      <text:p text:style-name="P71"><text:span text:style-name="T40">Queda a consideración de cada grupo el valo</text:span><text:span text:style-name="T40">r que se asigna a la variable de tiempo x, para la prueba del TP se solicitará modificar el valor usando vi.</text:span></text:p>
      <text:p text:style-name="P71"><text:span text:style-name="T40">Se deben generar dos comandos satélites llamados </text:span><text:span text:style-name="T41">stopfe</text:span><text:span text:style-name="T40"> (para detener la ejecución del demonio) y </text:span><text:span text:style-name="T41">startfe</text:span><text:span text:style-name="T40"> (para iniciar la ejecución del demonio). No se puede arrancar el demonio si la inicialización de ambiente no fue realizada o si ya existe otro demonio corriendo.</text:span></text:p>
      <text:p text:style-name="P81"><text:bookmark-start text:name="__RefHeading__123_745995179"/>Comando de Validación de Facturas<text:bookmark-end text:name="__RefHeading__123_745995179"/></text:p>
      <text:p text:style-name="Texto_20_independiente_20_2"><text:bookmark-start text:name="__RefHeading__125_745995179"/>Nombre del Comando<text:bookmark-end text:name="__RefHeading__125_745995179"/></text:p>
      <text:p text:style-name="P62">feprima</text:p>
      <text:p text:style-name="Texto_20_independiente_20_2"><text:bookmark-start text:name="__RefHeading__127_745995179"/><text:span text:style-name="T39">D</text:span><text:span text:style-name="T39">escripción</text:span><text:bookmark-end text:name="__RefHeading__127_745995179"/></text:p>
      <text:p text:style-name="P71"><text:span text:style-name="T39">El propósito de este comando es validar los </text:span><text:span text:style-name="T39">registros de la factura electrónica</text:span></text:p>
      <text:list xml:id="list1459820766" text:style-name="WW8Num11">
        <text:list-item>
          <text:p text:style-name="P154">Cada factura viene en un archivo diferente</text:p>
        </text:list-item>
        <text:list-item>
          <text:p text:style-name="P154">El primer registro es el registro cabecera con los datos de encabezamiento de la factura</text:p>
        </text:list-item>
        <text:list-item>
          <text:p text:style-name="P154">El segundo registro y siguientes contienen los ítems de la factura</text:p>
        </text:list-item>
      </text:list>
      <text:p text:style-name="P71"><text:span text:style-name="T39">Si </text:span><text:span text:style-name="T39">la factura es válida <text:s/>debe generar el archivo de facturas a pagar para que el siguiente comando pueda liberar el pago si tiene disponibilidad presupuestaria</text:span></text:p>
      <text:p text:style-name="P74">Si la factura no es válida, <text:s/>debe rechazarla.</text:p>
      <text:p text:style-name="P74">Este comando forma parte del proceso de recepción de facturas. Es el tercero en orden de ejecución y graba en el archivo de Log. </text:p>
      <text:p text:style-name="Texto_20_independiente_20_2"><text:bookmark-start text:name="__RefHeading__129_745995179"/>Pasos sugeridos<text:bookmark-end text:name="__RefHeading__129_745995179"/></text:p>
      <text:p text:style-name="P90">Ver si existe otro feprima corriendo</text:p>
      <text:p text:style-name="P27">Si se detecta otro en ejecución mostrar un mensaje explicativo y terminar la ejecución de éste.</text:p>
      <text:p text:style-name="P90">Ver si se inicializó el ambiente</text:p>
      <text:p text:style-name="P27">No se puede ejecutar este comando si la inicialización de ambiente no fue realizada. Si detecta algún problema mostrar un mensaje explicativo y terminar la ejecución.</text:p>
      <text:p text:style-name="P90">Inicializar el Log</text:p>
      <text:p text:style-name="P27">Grabar en log</text:p>
      <text:list xml:id="list562856088" text:style-name="WW8Num7">
        <text:list-item>
          <text:p text:style-name="P158">Inicio de Feprima: &lt;cantidad de archivos a procesar&gt;</text:p>
        </text:list-item>
      </text:list>
      <text:p text:style-name="P90">El Archivo</text:p>
      <text:p text:style-name="P27">Los archivos de input se encuentran en $grupo/recibidos</text:p>
      <text:p text:style-name="P27">Grabar en log</text:p>
      <text:list xml:id="list406847785" text:continue-numbering="true" text:style-name="WW8Num7">
        <text:list-item>
          <text:p text:style-name="P158">Archivo a Procesar: &lt;nombre del archivo&gt;</text:p>
        </text:list-item>
      </text:list>
      <text:p text:style-name="Texto_20_independiente_20_2"><text:span text:style-name="T2">Verificar que no sea un CAE duplicad</text:span>o</text:p>
      <text:p text:style-name="Standard"><text:span text:style-name="T27">Es posible detectar tempranamente si la factura vino duplicada analizando el directorio $grupo/</text:span><text:span text:style-name="T31">aceptados</text:span><text:span text:style-name="T27">. Si existe en este directorio un archivo de igual nombre, entonces se lo considerará duplicado. En este caso, mover el archivo a $grupo/rechazados empleando la función mover indicada mas abajo, Grabar en log y seguir en el punto 5.</text:span></text:p>
      <text:list xml:id="list567585375" text:continue-numbering="true" text:style-name="WW8Num7">
        <text:list-item>
          <text:p text:style-name="P158">Factura Duplicada: &lt;nombre del archivo&gt;</text:p>
        </text:list-item>
      </text:list>
      <text:p text:style-name="P27"/>
      <text:p text:style-name="P27">Si no está duplicada, seguir en el siguiente paso</text:p>
      <text:p text:style-name="P90">Validar Registro Cabecera</text:p>
      <text:p text:style-name="P26">El primer registro del archivo corresponde al registro cabecera</text:p>
      <text:p text:style-name="P26"/>
      <text:p text:style-name="P27">Si en el registro se indica un proveedor inexistente, rechazar. Esta validación se hace con el archivo maestro de proveedores usando el CUITProveedor</text:p>
      <text:p text:style-name="P27"/>
      <text:p text:style-name="P27">Si en el registro se indica CAE vencido, rechazar. Esta validación se hace comparando la fecha actual con la fechaVencimientoCAE. Si la fecha actual es &gt; fechaVencimientoCAE, entonces rechazar</text:p>
      <text:p text:style-name="P27"><text:soft-page-break/></text:p>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49966590" text:continue-numbering="true" text:style-name="WW8Num7">
        <text:list-item>
          <text:p text:style-name="P158">Factura Errónea en registro cabecera: &lt;nombre del archivo&gt; </text:p>
        </text:list-item>
      </text:list>
      <text:p text:style-name="P27"/>
      <text:p text:style-name="P90">Validar Ítems</text:p>
      <text:p text:style-name="P26">El segundo registro del archivo y siguientes corresponde a los registros de detalle de la factura</text:p>
      <text:p text:style-name="P26"/>
      <text:p text:style-name="P27">Todos los montos deben ser &gt;= cero</text:p>
      <text:p text:style-name="P27"/>
      <text:p text:style-name="Standard"><text:span text:style-name="T46">Verificar que </text:span><text:span text:style-name="T32">MontoIVAItem</text:span><text:span text:style-name="T46"> <text:s/>= </text:span><text:span text:style-name="T32">MontoItem</text:span><text:span text:style-name="T46"> *</text:span><text:span text:style-name="T32"> TasaIVAItem</text:span><text:span text:style-name="T46"> /100</text:span></text:p>
      <text:p text:style-name="P28"/>
      <text:p text:style-name="P27">Ejemplos</text:p>
      <table:table table:name="Tabla3" table:style-name="Tabla3">
        <table:table-column table:style-name="Tabla3.A"/>
        <table:table-column table:style-name="Tabla3.B"/>
        <table:table-row table:style-name="Tabla3.1">
          <table:table-cell table:style-name="Tabla3.A1" office:value-type="string">
            <text:p text:style-name="P16">DescItem</text:p>
          </table:table-cell>
          <table:table-cell table:style-name="Tabla3.A1" office:value-type="string">
            <text:p text:style-name="P16">Ejemplo de Item gravado con 21% de iva</text:p>
          </table:table-cell>
        </table:table-row>
        <table:table-row table:style-name="Tabla3.1">
          <table:table-cell table:style-name="Tabla3.A1" office:value-type="string">
            <text:p text:style-name="P29"><text:span text:style-name="T31">Monto</text:span><text:span text:style-name="T31">Item</text:span></text:p>
          </table:table-cell>
          <table:table-cell table:style-name="Tabla3.A1" office:value-type="string">
            <text:p text:style-name="P16">100.00</text:p>
          </table:table-cell>
        </table:table-row>
        <table:table-row table:style-name="Tabla3.1">
          <table:table-cell table:style-name="Tabla3.A1" office:value-type="string">
            <text:p text:style-name="P29"><text:span text:style-name="T31">T</text:span><text:span text:style-name="T31">asaIVAItem</text:span></text:p>
          </table:table-cell>
          <table:table-cell table:style-name="Tabla3.A1" office:value-type="string">
            <text:p text:style-name="P16">21.00</text:p>
          </table:table-cell>
        </table:table-row>
        <table:table-row table:style-name="Tabla3.1">
          <table:table-cell table:style-name="Tabla3.A1" office:value-type="string">
            <text:p text:style-name="P29"><text:span text:style-name="T31">M</text:span><text:span text:style-name="T31">ontoIVAItem</text:span></text:p>
          </table:table-cell>
          <table:table-cell table:style-name="Tabla3.A1" office:value-type="string">
            <text:p text:style-name="P16">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6">DescItem</text:p>
          </table:table-cell>
          <table:table-cell table:style-name="Tabla4.A1" office:value-type="string">
            <text:p text:style-name="P16">Ejemplo de Item gravado con 10,5% de iva</text:p>
          </table:table-cell>
        </table:table-row>
        <table:table-row table:style-name="Tabla4.1">
          <table:table-cell table:style-name="Tabla4.A1" office:value-type="string">
            <text:p text:style-name="P16">MontoItem</text:p>
          </table:table-cell>
          <table:table-cell table:style-name="Tabla4.A1" office:value-type="string">
            <text:p text:style-name="P16">200.00</text:p>
          </table:table-cell>
        </table:table-row>
        <table:table-row table:style-name="Tabla4.1">
          <table:table-cell table:style-name="Tabla4.A1" office:value-type="string">
            <text:p text:style-name="P16">TasaIVAItem</text:p>
          </table:table-cell>
          <table:table-cell table:style-name="Tabla4.A1" office:value-type="string">
            <text:p text:style-name="P16">10.50</text:p>
          </table:table-cell>
        </table:table-row>
        <table:table-row table:style-name="Tabla4.1">
          <table:table-cell table:style-name="Tabla4.A1" office:value-type="string">
            <text:p text:style-name="P16">MontoIVAItem</text:p>
          </table:table-cell>
          <table:table-cell table:style-name="Tabla4.A1" office:value-type="string">
            <text:p text:style-name="P16">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6">DescItem</text:p>
          </table:table-cell>
          <table:table-cell table:style-name="Tabla5.A1" office:value-type="string">
            <text:p text:style-name="P16">Ejemplo de Item NO gravado</text:p>
          </table:table-cell>
        </table:table-row>
        <table:table-row table:style-name="Tabla5.1">
          <table:table-cell table:style-name="Tabla5.A1" office:value-type="string">
            <text:p text:style-name="P16">MontoItem</text:p>
          </table:table-cell>
          <table:table-cell table:style-name="Tabla5.A1" office:value-type="string">
            <text:p text:style-name="P16">400.00</text:p>
          </table:table-cell>
        </table:table-row>
        <table:table-row table:style-name="Tabla5.1">
          <table:table-cell table:style-name="Tabla5.A1" office:value-type="string">
            <text:p text:style-name="P16">TasaIVAItem</text:p>
          </table:table-cell>
          <table:table-cell table:style-name="Tabla5.A1" office:value-type="string">
            <text:p text:style-name="P16">0.00</text:p>
          </table:table-cell>
        </table:table-row>
        <table:table-row table:style-name="Tabla5.1">
          <table:table-cell table:style-name="Tabla5.A1" office:value-type="string">
            <text:p text:style-name="P16">MontoIVAItem</text:p>
          </table:table-cell>
          <table:table-cell table:style-name="Tabla5.A1" office:value-type="string">
            <text:p text:style-name="P16">0.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409926621" text:continue-numbering="true" text:style-name="WW8Num7">
        <text:list-item>
          <text:p text:style-name="P158">Factura Errónea en registro de ítem: &lt;nombre del archivo&gt; </text:p>
        </text:list-item>
      </text:list>
      <text:p text:style-name="P27"/>
      <text:p text:style-name="P90">Control Final</text:p>
      <text:p text:style-name="Standard"><text:span text:style-name="T27">La suma de los </text:span><text:span text:style-name="T31">MontoItem</text:span><text:span text:style-name="T27"> gravados deben coincidir con el ImporteGravado del registro Cabecera</text:span></text:p>
      <text:p text:style-name="Standard"><text:span text:style-name="T27">La suma de los </text:span><text:span text:style-name="T31">MontoItem</text:span><text:span text:style-name="T27"> NO gravados deben coincidir con el ImporteNoGravado del registro Cabecera</text:span></text:p>
      <text:p text:style-name="Standard"><text:span text:style-name="T27">La suma de los </text:span><text:span text:style-name="T31">MontoIVAItem</text:span><text:span text:style-name="T27"> deben coincidir con el </text:span><text:span text:style-name="T31">importeTributoIVA del registro Cabecera</text:span></text:p>
      <text:p text:style-name="Standard"><text:span text:style-name="T31">ImporteTotal</text:span><text:span text:style-name="T27"> debe ser la suma de los otros tres.</text:span></text:p>
      <text:p text:style-name="P27"/>
      <text:p text:style-name="P27">Ejemplo</text:p>
      <table:table table:name="Tabla6" table:style-name="Tabla6">
        <table:table-column table:style-name="Tabla6.A"/>
        <table:table-column table:style-name="Tabla6.B"/>
        <text:soft-page-break/>
        <table:table-row table:style-name="Tabla6.1">
          <table:table-cell table:style-name="Tabla6.A1" office:value-type="string">
            <text:p text:style-name="P16">CUITProveedor</text:p>
          </table:table-cell>
          <table:table-cell table:style-name="Tabla6.A1" office:value-type="string">
            <text:p text:style-name="P16">27177272822</text:p>
          </table:table-cell>
        </table:table-row>
        <table:table-row table:style-name="Tabla6.1">
          <table:table-cell table:style-name="Tabla6.A1" office:value-type="string">
            <text:p text:style-name="P16">codigoTipoComprobante</text:p>
          </table:table-cell>
          <table:table-cell table:style-name="Tabla6.A1" office:value-type="string">
            <text:p text:style-name="P16">A</text:p>
          </table:table-cell>
        </table:table-row>
        <table:table-row table:style-name="Tabla6.1">
          <table:table-cell table:style-name="Tabla6.A1" office:value-type="string">
            <text:p text:style-name="P16">numeroPuntoVenta</text:p>
          </table:table-cell>
          <table:table-cell table:style-name="Tabla6.A1" office:value-type="string">
            <text:p text:style-name="P16">4444</text:p>
          </table:table-cell>
        </table:table-row>
        <table:table-row table:style-name="Tabla6.1">
          <table:table-cell table:style-name="Tabla6.A1" office:value-type="string">
            <text:p text:style-name="P16">numeroComprobante</text:p>
          </table:table-cell>
          <table:table-cell table:style-name="Tabla6.A1" office:value-type="string">
            <text:p text:style-name="P16">11111111</text:p>
          </table:table-cell>
        </table:table-row>
        <table:table-row table:style-name="Tabla6.1">
          <table:table-cell table:style-name="Tabla6.A1" office:value-type="string">
            <text:p text:style-name="P16">fechaFactura</text:p>
          </table:table-cell>
          <table:table-cell table:style-name="Tabla6.A1" office:value-type="string">
            <text:p text:style-name="P29"><text:span text:style-name="T31"><text:s/></text:span><text:span text:style-name="T31">2010-09-01</text:span></text:p>
          </table:table-cell>
        </table:table-row>
        <table:table-row table:style-name="Tabla6.1">
          <table:table-cell table:style-name="Tabla6.A1" office:value-type="string">
            <text:p text:style-name="P16">fechaVencimientoCAE</text:p>
          </table:table-cell>
          <table:table-cell table:style-name="Tabla6.A1" office:value-type="string">
            <text:p text:style-name="P29"><text:span text:style-name="T31"><text:s/></text:span><text:span text:style-name="T31">2010-11-01</text:span></text:p>
          </table:table-cell>
        </table:table-row>
        <table:table-row table:style-name="Tabla6.1">
          <table:table-cell table:style-name="Tabla6.A1" office:value-type="string">
            <text:p text:style-name="P16">importeNoGravado</text:p>
          </table:table-cell>
          <table:table-cell table:style-name="Tabla6.A1" office:value-type="string">
            <text:p text:style-name="P16">400.00</text:p>
          </table:table-cell>
        </table:table-row>
        <table:table-row table:style-name="Tabla6.1">
          <table:table-cell table:style-name="Tabla6.A1" office:value-type="string">
            <text:p text:style-name="P16">importeGravado</text:p>
          </table:table-cell>
          <table:table-cell table:style-name="Tabla6.A1" office:value-type="string">
            <text:p text:style-name="P16">300.00</text:p>
          </table:table-cell>
        </table:table-row>
        <table:table-row table:style-name="Tabla6.1">
          <table:table-cell table:style-name="Tabla6.A1" office:value-type="string">
            <text:p text:style-name="P16">importeTributoIVA</text:p>
          </table:table-cell>
          <table:table-cell table:style-name="Tabla6.A1" office:value-type="string">
            <text:p text:style-name="P16">42.00</text:p>
          </table:table-cell>
        </table:table-row>
        <table:table-row table:style-name="Tabla6.1">
          <table:table-cell table:style-name="Tabla6.A1" office:value-type="string">
            <text:p text:style-name="P16">ImporteTotal</text:p>
          </table:table-cell>
          <table:table-cell table:style-name="Tabla6.A1" office:value-type="string">
            <text:p text:style-name="P16">742.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825021594" text:continue-numbering="true" text:style-name="WW8Num7">
        <text:list-item>
          <text:p text:style-name="P158">Factura Errónea no coinciden los totales: &lt;nombre del archivo&gt; </text:p>
        </text:list-item>
      </text:list>
      <text:p text:style-name="P27"/>
      <text:p text:style-name="P90">Grabación de Facturas a pagar</text:p>
      <text:p text:style-name="P26">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0">Nombre del Archivo</text:p>
          </table:table-cell>
          <table:covered-table-cell/>
          <table:table-cell table:style-name="Tabla7.C1" office:value-type="string">
            <text:p text:style-name="P31">Directorio</text:p>
          </table:table-cell>
        </table:table-row>
        <table:table-row table:style-name="Tabla7.1">
          <table:table-cell table:style-name="Tabla7.A2" table:number-columns-spanned="2" office:value-type="string">
            <text:p text:style-name="P21">Facturas A Pagar</text:p>
          </table:table-cell>
          <table:covered-table-cell/>
          <table:table-cell table:style-name="Tabla7.C2" office:value-type="string">
            <text:p text:style-name="P9">$grupo/facturas/apagar.txt</text:p>
          </table:table-cell>
        </table:table-row>
        <table:table-row table:style-name="Tabla7.3">
          <table:table-cell table:style-name="Tabla7.A3" table:number-columns-spanned="2" office:value-type="string">
            <text:p text:style-name="P32">Campo</text:p>
          </table:table-cell>
          <table:covered-table-cell/>
          <table:table-cell table:style-name="Tabla7.C3" office:value-type="string">
            <text:p text:style-name="P33">Procedencia</text:p>
          </table:table-cell>
        </table:table-row>
        <table:table-row table:style-name="Tabla7.4">
          <table:table-cell table:style-name="Tabla7.A4" table:number-columns-spanned="2" office:value-type="string">
            <text:p text:style-name="P24">CAE</text:p>
          </table:table-cell>
          <table:covered-table-cell/>
          <table:table-cell table:style-name="Tabla7.C4" office:value-type="string">
            <text:p text:style-name="P35">Se obtiene del nombre del archivo</text:p>
          </table:table-cell>
        </table:table-row>
        <table:table-row table:style-name="Tabla7.4">
          <table:table-cell table:style-name="Tabla7.A4" table:number-columns-spanned="2" office:value-type="string">
            <text:p text:style-name="P18">Estado </text:p>
          </table:table-cell>
          <table:covered-table-cell/>
          <table:table-cell table:style-name="Tabla7.C5" office:value-type="string">
            <text:p text:style-name="P35">A PAGAR </text:p>
          </table:table-cell>
        </table:table-row>
        <table:table-row table:style-name="Tabla7.4">
          <table:table-cell table:style-name="Tabla7.A4" table:number-columns-spanned="2" office:value-type="string">
            <text:p text:style-name="P24">FechaVencimiento</text:p>
          </table:table-cell>
          <table:covered-table-cell/>
          <table:table-cell table:style-name="Tabla7.C4" office:value-type="string">
            <text:p text:style-name="P36">=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9"><text:span text:style-name="T33">Monto</text:span><text:span text:style-name="T33">Factura</text:span></text:p>
          </table:table-cell>
          <table:covered-table-cell/>
          <table:table-cell table:style-name="Tabla7.C5" office:value-type="string">
            <text:p text:style-name="P29"><text:span text:style-name="T47">ImporteTotal (N enteros y 2 dígitos decimales). Se obtiene de la factura.</text:span><text:span text:style-name="T47"> </text:span></text:p>
          </table:table-cell>
        </table:table-row>
        <table:table-row table:style-name="Tabla7.4">
          <table:table-cell table:style-name="Tabla7.A8" office:value-type="string">
            <text:p text:style-name="P17"/>
          </table:table-cell>
          <table:table-cell table:style-name="Tabla7.B8" table:number-columns-spanned="2" office:value-type="string">
            <text:p text:style-name="P37"/>
          </table:table-cell>
          <table:covered-table-cell/>
        </table:table-row>
      </table:table>
      <text:list xml:id="list240381757" text:style-name="WW8Num19">
        <text:list-item>
          <text:list>
            <text:list-item>
              <text:p text:style-name="P174">Fin de Archivo</text:p>
            </text:list-item>
          </text:list>
        </text:list-item>
      </text:list>
      <text:p text:style-name="P27">Para evitar el reprocesamiento de un mismo archivo, moverlo al directorio $grupo/aceptados empleando la función mover indicada mas abajo y grabar en el archivo de log:</text:p>
      <text:list xml:id="list597263117" text:continue-list="list1825021594" text:style-name="WW8Num7">
        <text:list-item>
          <text:p text:style-name="P158">Factura Aceptada: &lt;nombre del archivo&gt;</text:p>
        </text:list-item>
      </text:list>
      <text:list xml:id="list446830248" text:continue-list="list240381757" text:style-name="WW8Num19">
        <text:list-item>
          <text:list>
            <text:list-header>
              <text:p text:style-name="P174">Repetir el paso 4 hasta que se terminen todos los archivos.</text:p>
            </text:list-header>
          </text:list>
        </text:list-item>
      </text:list>
      <text:h text:style-name="P171" text:outline-level="6"/>
      <text:list xml:id="list1468208920" text:continue-numbering="true" text:style-name="WW8Num19">
        <text:list-item>
          <text:list>
            <text:list-header>
              <text:p text:style-name="P174">Cerrar el Log</text:p>
            </text:list-header>
          </text:list>
        </text:list-item>
      </text:list>
      <text:p text:style-name="P27">Grabar en log</text:p>
      <text:list xml:id="list566803291" text:continue-list="list597263117" text:style-name="WW8Num7">
        <text:list-item>
          <text:p text:style-name="P158">Fin de Feprima</text:p>
        </text:list-item>
      </text:list>
      <text:p text:style-name="P81"><text:bookmark-start text:name="__RefHeading__131_745995179"/>Comando de liberación de Pagos<text:bookmark-end text:name="__RefHeading__131_745995179"/></text:p>
      <text:p text:style-name="Texto_20_independiente_20_2"><text:bookmark-start text:name="__RefHeading__133_745995179"/>Nombre del Comando<text:bookmark-end text:name="__RefHeading__133_745995179"/></text:p>
      <text:p text:style-name="P62">fepago</text:p>
      <text:p text:style-name="Texto_20_independiente_20_2"><text:bookmark-start text:name="__RefHeading__135_745995179"/>Descripción<text:bookmark-end text:name="__RefHeading__135_745995179"/></text:p>
      <text:p text:style-name="Standard"><text:span text:style-name="T38">El propósito de este comando es determinar si hay disponibilidad para pagar las facturas</text:span><text:span text:style-name="T38">. Es el cuarto en orden de ejecución y graba en el archivo de Log. Se invoca manualmente indicando: </text:span></text:p>
      <text:list xml:id="list689378545" text:continue-numbering="true" text:style-name="WW8Num7">
        <text:list-item>
          <text:p text:style-name="P155"><text:span text:style-name="T39">Si</text:span><text:span text:style-name="T39"> es barrido por fechas (FechaVencimiento desde hasta)</text:span></text:p>
        </text:list-item>
        <text:list-item>
          <text:p text:style-name="P155"><text:span text:style-name="T39">Si es </text:span><text:span text:style-name="T39">barrido por importes (MontoFactura desde hasta)</text:span></text:p>
        </text:list-item>
        <text:list-item>
          <text:p text:style-name="P155"><text:span text:style-name="T39">Si es </text:span><text:span text:style-name="T39">barrido por fechas e importes (fecha desde y monto desde hasta)</text:span></text:p>
        </text:list-item>
      </text:list>
      <text:p text:style-name="P71"><text:span text:style-name="T39">Debe manejar dos modos de ejecución</text:span><text:span text:style-name="T39">: modo simulación o modo actualización</text:span></text:p>
      <text:p text:style-name="Texto_20_independiente_20_2"><text:bookmark-start text:name="__RefHeading__137_745995179"/><text:span text:style-name="Emphasis"><text:span text:style-name="T53">Pasos sugeridos</text:span></text:span><text:bookmark-end text:name="__RefHeading__137_745995179"/></text:p>
      <text:p text:style-name="P90">Ver si existe otro fepago corriendo</text:p>
      <text:p text:style-name="P26">Si se detecta otro en ejecución mostrar un mensaje explicativo y terminar la ejecución de éste.</text:p>
      <text:p text:style-name="P90">Ver si se inicializó el ambiente</text:p>
      <text:p text:style-name="P26">No se puede ejecutar este comando si la inicialización de ambiente no fue realizada. Si detecta algún problema mostrar un mensaje explicativo y terminar la ejecución.</text:p>
      <text:p text:style-name="P90">Ver si feprima está corriendo</text:p>
      <text:p text:style-name="P26">Si se detecta que feprima está corriendo mostrar un mensaje explicativo y terminar la ejecución de fepago.</text:p>
      <text:p text:style-name="P90">Selección del conjunto de facturas a pagar</text:p>
      <text:p text:style-name="P26">Solicitar al usuario el ingreso de los parámetros de fecha, monto y modo de ejecución.</text:p>
      <text:p text:style-name="Standard"><text:span text:style-name="T26">Inicializar el Log grabando </text:span><text:span text:style-name="T27">Grabar en log</text:span></text:p>
      <text:list xml:id="list1148219237" text:continue-numbering="true" text:style-name="WW8Num7">
        <text:list-item>
          <text:p text:style-name="P159">Inicio de fepago: &lt;parámetros de invocación&gt;</text:p>
        </text:list-item>
      </text:list>
      <text:p text:style-name="P90">Determinar conjunto comprometido</text:p>
      <text:p text:style-name="Standard"><text:span text:style-name="T26">A partir del archivo de Facturas a Pagar, encontrar todos los</text:span><text:span text:style-name="T51"> </text:span><text:span text:style-name="T26">registros de facturas con estado = “A PAGAR” y que cumplan con la condición pasada como parámetro. Este conjunto lo llamaremos facturas comprometidas.</text:span></text:p>
      <text:p text:style-name="P90">Proceso</text:p>
      <text:p text:style-name="P39">Ver Disponibilidad</text:p>
      <text:p text:style-name="P65">Para cada factura comprometida, se debe verificar si hay disponibilidad para efectuar su pago. Esta información se obtiene del presupuesto.</text:p>
      <text:p text:style-name="P72">Dependiendo del monto de la factura es la fuente que se puede usar</text:p>
      <text:list xml:id="list133887325" text:style-name="WW8Num6">
        <text:list-item>
          <text:p text:style-name="P156">Para facturas con monto menor a 1000, se usa la fuente 11</text:p>
        </text:list-item>
        <text:list-item>
          <text:p text:style-name="P156">Para facturas con monto entre 1000 y 10000 se usa la fuente 12</text:p>
        </text:list-item>
        <text:list-item>
          <text:p text:style-name="P156">Para facturas con monto entre 10000 y 50000 se usa la fuente 13</text:p>
        </text:list-item>
        <text:list-item>
          <text:p text:style-name="P156">Para facturas con monto entre 50000 y 150000 se usa la fuente 14</text:p>
        </text:list-item>
        <text:list-item>
          <text:p text:style-name="P156">Para facturas con monto mayor o igual a 150000 se usa la fuente 15</text:p>
        </text:list-item>
      </text:list>
      <text:p text:style-name="P72">Si hay disponibilidad para pagar la factura desde la fuente adecuada, conservar el registro comprometido, disminuir la disponibilidad y analizar el siguiente registro.</text:p>
      <text:p text:style-name="P72">Si no hay disponibilidad, analizar el siguiente registro.</text:p>
      <text:p text:style-name="P72"><text:soft-page-break/>Si no hay más registros para analizar, seguir en el siguiente paso</text:p>
      <text:p text:style-name="P90">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90">Volver a solicitar parámetros o fin del Proceso </text:p>
      <text:p text:style-name="Texto_20_independiente_20_2"><text:bookmark-start text:name="__RefHeading__139_745995179"/><text:span text:style-name="Título_20_2_20_Car"><text:span text:style-name="T36">Comando de consultas y listados</text:span></text:span><text:bookmark-end text:name="__RefHeading__139_745995179"/></text:p>
      <text:p text:style-name="Texto_20_independiente_20_2"><text:bookmark-start text:name="__RefHeading__141_745995179"/>Nombre del Comando<text:bookmark-end text:name="__RefHeading__141_745995179"/></text:p>
      <text:p text:style-name="P62">feplist</text:p>
      <text:p text:style-name="Texto_20_independiente_20_2"><text:bookmark-start text:name="__RefHeading__143_745995179"/>Descripción<text:bookmark-end text:name="__RefHeading__143_745995179"/></text:p>
      <text:p text:style-name="Standard"><text:span text:style-name="T38">Se </text:span><text:span text:style-name="T25">desea obtener algunos listados que permitan conocer números del negocio como ser:</text:span></text:p>
      <text:list xml:id="list660092850" text:style-name="WW8Num18">
        <text:list-item>
          <text:p text:style-name="P157">facturas a pagar/facturas liberadas</text:p>
          <text:list>
            <text:list-item>
              <text:p text:style-name="P157">Por rango de fechas</text:p>
            </text:list-item>
            <text:list-item>
              <text:p text:style-name="P157">Por rango de montos</text:p>
            </text:list-item>
            <text:list-item>
              <text:p text:style-name="P157">Con totales diarios, semanales, mensuales y final</text:p>
            </text:list-item>
          </text:list>
        </text:list-item>
        <text:list-item>
          <text:p text:style-name="P157">Listado de disponibilidad</text:p>
        </text:list-item>
        <text:list-item>
          <text:p text:style-name="P157">Incluir cualquier otro listado que se considere adecuado</text:p>
        </text:list-item>
      </text:list>
      <text:p text:style-name="P22"/>
      <text:p text:style-name="P22">La solución debe:</text:p>
      <text:list xml:id="list2155127100" text:style-name="WW8Num14">
        <text:list-item>
          <text:p text:style-name="P123">Permitir al usuario optar por el tipo de salida: pantalla – listado o ambas</text:p>
        </text:list-item>
        <text:list-item>
          <text:p text:style-name="P123">Las salidas por archivo se deben grabar en el directorio $grupo/facturas/listados</text:p>
        </text:list-item>
        <text:list-item>
          <text:p text:style-name="P128">Emplear estructuras Hash en la resolución (requisito indispensable)</text:p>
        </text:list-item>
      </text:list>
      <text:p text:style-name="P22"/>
      <text:p text:style-name="P22">Debido al alto grado de libertad que se les permite en el desarrollo de este comando, documentarlo detalladamente.</text:p>
      <text:p text:style-name="P80"><text:span text:style-name="Título_20_2_20_Car"><text:span text:style-name="T36">Nombre de la función: Mover</text:span></text:span></text:p>
      <text:p text:style-name="Texto_20_independiente_20_2"><text:bookmark-start text:name="__RefHeading__145_745995179"/>Input<text:bookmark-end text:name="__RefHeading__145_745995179"/></text:p>
      <text:list xml:id="list719646285" text:style-name="WW8Num12">
        <text:list-item>
          <text:p text:style-name="P113">Archivo definido en el parámetro 1</text:p>
        </text:list-item>
      </text:list>
      <text:p text:style-name="Texto_20_independiente_20_2"><text:bookmark-start text:name="__RefHeading__147_745995179"/>Output<text:bookmark-end text:name="__RefHeading__147_745995179"/></text:p>
      <text:list xml:id="list659787185" text:continue-numbering="true" text:style-name="WW8Num12">
        <text:list-item>
          <text:p text:style-name="P113">Archivo definido en el parámetro 2</text:p>
        </text:list-item>
        <text:list-item>
          <text:p text:style-name="P113">Archivo de Log del comando que la invoca (si corresponde)</text:p>
        </text:list-item>
      </text:list>
      <text:p text:style-name="Texto_20_independiente_20_2"><text:bookmark-start text:name="__RefHeading__149_745995179"/>Opciones y Parámetros<text:bookmark-end text:name="__RefHeading__149_745995179"/></text:p>
      <text:list xml:id="list921198668" text:style-name="WW8Num17">
        <text:list-item>
          <text:p text:style-name="P114">Parámetro 1 (obligatorio): origen</text:p>
        </text:list-item>
        <text:list-item>
          <text:p text:style-name="P114">Parámetro 2 (obligatorio): destino</text:p>
        </text:list-item>
        <text:list-item>
          <text:p text:style-name="P114">Parámetro 3 (opcional): comando que la invoca</text:p>
        </text:list-item>
        <text:list-item>
          <text:p text:style-name="P114">Si son necesarios mas, especificar por el desarrollador</text:p>
        </text:list-item>
      </text:list>
      <text:p text:style-name="Texto_20_independiente_20_2"><text:bookmark-start text:name="__RefHeading__151_745995179"/>Descripción<text:bookmark-end text:name="__RefHeading__151_745995179"/></text:p>
      <text:p text:style-name="P66">Esta función tiene por objeto mover un archivo de un directorio a otro contemplando la posibilidad de archivos duplicados. </text:p>
      <text:p text:style-name="P66">Puede ser invocada desde la línea de comando o bien desde otro comando.</text:p>
      <text:p text:style-name="P66">En caso de archivos duplicados se debe gestionar un numero de secuencia nnn.</text:p>
      <text:p text:style-name="P66">Este número de secuencia puede ser centralizado (una única secuencia para todo el sistema) o descentralizado (diferentes secuencias).</text:p>
      <text:p text:style-name="P68">Pasos Sugeridos</text:p>
      <text:list xml:id="list1830692602" text:style-name="WW8Num5">
        <text:list-item>
          <text:p text:style-name="P150">Antes de efectuar el movimiento, debe:</text:p>
          <text:list>
            <text:list-item>
              <text:p text:style-name="P150">Verificar si el origen y el destino son iguales, no hacer nada</text:p>
            </text:list-item>
            <text:list-item>
              <text:p text:style-name="P150">Verificar si es un archivo duplicado, es decir, si en el destino ya existe un archivo con ese mismo nombre. En este caso debe:</text:p>
              <text:list>
                <text:list-item>
                  <text:p text:style-name="P149"><text:span text:style-name="T39">Ver si </text:span><text:span text:style-name="T25">existe dentro del directorio destino un subdirectorio /dup</text:span></text:p>
                  <text:list>
                    <text:list-item>
                      <text:p text:style-name="P145">si no existe, crearlo</text:p>
                    </text:list-item>
                    <text:list-item>
                      <text:p text:style-name="P150">Mover el archivo a ese subdirectorio con el siguiente nombre: &lt;nombre del archivo original&gt;.nnn dónde nnn es un número de secuencial que evita nombres duplicados.</text:p>
                    </text:list-item>
                  </text:list>
                </text:list-item>
              </text:list>
            </text:list-item>
            <text:list-item>
              <text:p text:style-name="P145">si no es un archivo duplicado, entonces hacer el move al destino indicado.</text:p>
            </text:list-item>
          </text:list>
        </text:list-item>
        <text:list-item>
          <text:p text:style-name="P151">Si esta función es invocada por un comando que graba en el archivo de log, actualizarlo indicando el resultado de la operación</text:p>
          <text:list>
            <text:list-item>
              <text:p text:style-name="P151">Ejemplo: Si el move no tuvo complicaciones Grabar en el Log:</text:p>
            </text:list-item>
          </text:list>
        </text:list-item>
      </text:list>
      <text:p text:style-name="P92">&lt;fecha y hora&gt;-I-Mover exitoso desde: &lt;parámetro 1&gt; hacia &lt;parámetro 2&gt;</text:p>
      <text:list xml:id="list2049324212" text:continue-numbering="true" text:style-name="WW8Num5">
        <text:list-item>
          <text:p text:style-name="P149"><text:span text:style-name="T39">Debe</text:span><text:span text:style-name="T25"> devolver un código de retorno cero (0) si fue exitoso el movimiento o distinto de cero si tuvo errores. </text:span></text:p>
        </text:list-item>
      </text:list>
      <text:p text:style-name="P82"><text:bookmark-start text:name="__RefHeading__153_745995179"/><text:span text:style-name="T38">Nombre de la función: </text:span><text:span text:style-name="T38">Glog</text:span><text:bookmark-end text:name="__RefHeading__153_745995179"/></text:p>
      <text:p text:style-name="Texto_20_independiente_20_2"><text:bookmark-start text:name="__RefHeading__155_745995179"/>Descripción<text:bookmark-end text:name="__RefHeading__155_745995179"/></text:p>
      <text:p text:style-name="P64">Esta función tiene por objeto grabar en el log correspondiente los mensajes pasados como p<text:span text:style-name="T28">arámetro contemplando la creación del archivo de log cuando este no existiera.</text:span></text:p>
      <text:p text:style-name="P70">Puede ser invocada desde la línea de comando o bien desde otro comando.</text:p>
      <text:p text:style-name="P69"><text:span text:style-name="T24">El nombre del </text:span><text:span text:style-name="T24">Archivo de Log</text:span><text:span text:style-name="T24"> siempre tiene el siguiente formato: &lt;nombre del comando&gt;.log</text:span></text:p>
      <text:p text:style-name="P70">El directorio donde se graba el log es $grupo/comandos/log</text:p>
      <text:p text:style-name="P64"><text:span text:style-name="T28">Si el archivo de log no existe, se debe crea</text:span>r. Si existe se le deben agregar los registros.</text:p>
      <text:p text:style-name="P67">Esta función Glog debe contemplar el uso de los siguientes parámetros: nombre del comando y mensaje a grabar.</text:p>
      <text:p text:style-name="P64">El tamaño del archivo de log debe estar controlado, por lo tanto se debe fijar un tamaño de referencia y efectuar un control periódico. Cuando el límite es superado mostrar un mensaje de alerta al operador “log &lt;nombre del archivo&gt; excedido”</text:p>
      <text:p text:style-name="P64">Existen cuatro tipos de mensajes:</text:p>
      <text:list xml:id="list635633537" text:style-name="WW8Num20">
        <text:list-item>
          <text:p text:style-name="P126">I = INFORMATIVO</text:p>
        </text:list-item>
        <text:list-item>
          <text:p text:style-name="P126">W = WARNING (de alerta)</text:p>
        </text:list-item>
        <text:list-item>
          <text:p text:style-name="P126">E = ERROR </text:p>
        </text:list-item>
        <text:list-item>
          <text:p text:style-name="P126">SE = ERROR SEVERO</text:p>
        </text:list-item>
      </text:list>
      <text:p text:style-name="P63"><text:span text:style-name="T38">Cada línea de log debe contener Fecha y hora-Tipo de Mensaje-Mensaje. </text:span><text:span text:style-name="T24">Todo en una sola línea. </text:span></text:p>
      <text:p text:style-name="P63"><text:span text:style-name="T24">El separador de registros debe ser new line</text:span><text:span text:style-name="T25">.</text:span></text:p>
      <text:p text:style-name="P83"><text:bookmark-start text:name="__RefHeading__157_745995179"/>Directorios y Estructuras<text:bookmark-end text:name="__RefHeading__157_745995179"/></text:p>
      <text:p text:style-name="P13"/>
      <text:p text:style-name="Texto_20_independiente_20_2">Aclaraciones y Definiciones </text:p>
      <text:p text:style-name="Standard"/>
      <text:p text:style-name="P87">(1) Separador de campos es ; </text:p>
      <text:p text:style-name="P86"><text:span text:style-name="T44">(2) Formato para el tipo de dato </text:span><text:span text:style-name="T45">fecha </text:span><text:span text:style-name="T8">es: AAAA-MM-DD, sin uso horario. </text:span></text:p>
      <text:p text:style-name="P86"><text:span text:style-name="T44">(3) </text:span><text:span text:style-name="T8">Separador de decimales es el punto “</text:span><text:span text:style-name="T9">.</text:span><text:span text:style-name="T8">” </text:span></text:p>
      <text:p text:style-name="P88">(4) CAE: Código de Autorización Electrónico. </text:p>
      <text:p text:style-name="P40"/>
      <table:table table:name="Tabla8" table:style-name="Tabla8">
        <table:table-column table:style-name="Tabla8.A"/>
        <table:table-column table:style-name="Tabla8.B"/>
        <table:table-row table:style-name="Tabla8.1">
          <table:table-cell table:style-name="Tabla8.A1" office:value-type="string">
            <text:p text:style-name="P30">Nombre del Archivo</text:p>
          </table:table-cell>
          <table:table-cell table:style-name="Tabla8.B1" office:value-type="string">
            <text:p text:style-name="P31">Directorio</text:p>
          </table:table-cell>
        </table:table-row>
        <table:table-row table:style-name="Tabla8.1">
          <table:table-cell table:style-name="Tabla8.A2" office:value-type="string">
            <text:p text:style-name="P21">Maestro de Proveedores</text:p>
          </table:table-cell>
          <table:table-cell table:style-name="Tabla8.B2" office:value-type="string">
            <text:p text:style-name="P29"><text:span text:style-name="T18">$grupo</text:span><text:span text:style-name="T18">/prin/maepro.txt</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Proveedor</text:p>
          </table:table-cell>
          <table:table-cell table:style-name="Tabla8.B4" office:value-type="string">
            <text:p text:style-name="P29"><text:span text:style-name="T47">N Caracteres. Apellido y </text:span><text:span text:style-name="T47">Nombres, denominación o razón social. </text:span></text:p>
          </table:table-cell>
        </table:table-row>
        <table:table-row table:style-name="Tabla8.4">
          <table:table-cell table:style-name="Tabla8.A4" office:value-type="string">
            <text:p text:style-name="P24">CUITProveedor</text:p>
          </table:table-cell>
          <table:table-cell table:style-name="Tabla8.B4" office:value-type="string">
            <text:p text:style-name="P29"><text:span text:style-name="T47">11 Dígitos. </text:span><text:span text:style-name="T48"> Clave Única de Identificación Tributaria</text:span></text:p>
          </table:table-cell>
        </table:table-row>
        <table:table-row table:style-name="Tabla8.4">
          <table:table-cell table:style-name="Tabla8.A4" office:value-type="string">
            <text:p text:style-name="P24">Domicilio</text:p>
          </table:table-cell>
          <table:table-cell table:style-name="Tabla8.B4" office:value-type="string">
            <text:p text:style-name="P29"><text:span text:style-name="T47">N Caracteres. </text:span><text:span text:style-name="T48">Domicilio comercial</text:span></text:p>
          </table:table-cell>
        </table:table-row>
        <table:table-row table:style-name="Tabla8.4">
          <table:table-cell table:style-name="Tabla8.A4" office:value-type="string">
            <text:p text:style-name="P24">IVA</text:p>
          </table:table-cell>
          <table:table-cell table:style-name="Tabla8.B4" office:value-type="string">
            <text:p text:style-name="P29"><text:span text:style-name="T47">N Caracteres. </text:span><text:span text:style-name="T48"> </text:span><text:span text:style-name="T49">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4">Fecha de Inicio de Actividades</text:p>
          </table:table-cell>
          <table:table-cell table:style-name="Tabla8.B4" office:value-type="string">
            <text:p text:style-name="P36">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4">CondiciondePago</text:p>
          </table:table-cell>
          <table:table-cell table:style-name="Tabla8.B4" office:value-type="string">
            <text:p text:style-name="P36">N dígitos. Cantidad de Días</text:p>
          </table:table-cell>
        </table:table-row>
        <table:table-row table:style-name="Tabla8.1">
          <table:table-cell table:style-name="Tabla8.A10" office:value-type="string">
            <text:p text:style-name="P30">Nombre del Archivo</text:p>
          </table:table-cell>
          <table:table-cell table:style-name="Tabla8.B10" office:value-type="string">
            <text:p text:style-name="P31">Directorio</text:p>
          </table:table-cell>
        </table:table-row>
        <table:table-row table:style-name="Tabla8.1">
          <table:table-cell table:style-name="Tabla8.A2" office:value-type="string">
            <text:p text:style-name="P21">Archivo de Presupuesto</text:p>
          </table:table-cell>
          <table:table-cell table:style-name="Tabla8.B2" office:value-type="string">
            <text:p text:style-name="P29"><text:span text:style-name="T18">$grupo</text:span><text:span text:style-name="T18">/prin/presu.txt</text:span></text:p>
          </table:table-cell>
        </table:table-row>
        <table:table-row table:style-name="Tabla8.1">
          <table:table-cell table:style-name="Tabla8.A2" office:value-type="string">
            <text:p text:style-name="P21">Versión Anterior</text:p>
          </table:table-cell>
          <table:table-cell table:style-name="Tabla8.B2" office:value-type="string">
            <text:p text:style-name="P29"><text:span text:style-name="T19">$grupo</text:span><text:span text:style-name="T19">/prin/old</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Fuente</text:p>
          </table:table-cell>
          <table:table-cell table:style-name="Tabla8.B4" office:value-type="string">
            <text:p text:style-name="P29"><text:span text:style-name="T47">2 </text:span><text:span text:style-name="T47">Dígitos, fuente de financiamiento. Ej: 11,12,13,14,15</text:span></text:p>
          </table:table-cell>
        </table:table-row>
        <table:table-row table:style-name="Tabla8.4">
          <table:table-cell table:style-name="Tabla8.A4" office:value-type="string">
            <text:p text:style-name="P24">MontoDisponible</text:p>
          </table:table-cell>
          <table:table-cell table:style-name="Tabla8.B4" office:value-type="string">
            <text:p text:style-name="P35">Importe (N enteros y 2 dígitos decimales). </text:p>
          </table:table-cell>
        </table:table-row>
        <table:table-row table:style-name="Tabla8.4">
          <table:table-cell table:style-name="Tabla8.A4" office:value-type="string">
            <text:p text:style-name="P24">Fecha Ultima Modificación</text:p>
          </table:table-cell>
          <table:table-cell table:style-name="Tabla8.B4" office:value-type="string">
            <text:p text:style-name="P35">Fecha</text:p>
          </table:table-cell>
        </table:table-row>
        <table:table-row table:style-name="Tabla8.4">
          <table:table-cell table:style-name="Tabla8.A4" office:value-type="string">
            <text:p text:style-name="P24">Usuario Ultima Modificación</text:p>
          </table:table-cell>
          <table:table-cell table:style-name="Tabla8.B4" office:value-type="string">
            <text:p text:style-name="P35">UserId</text:p>
          </table:table-cell>
        </table:table-row>
      </table:table>
      <text:p text:style-name="P80"/>
      <table:table table:name="Tabla9" table:style-name="Tabla9">
        <table:table-column table:style-name="Tabla9.A"/>
        <table:table-column table:style-name="Tabla9.B"/>
        <table:table-row table:style-name="Tabla9.1">
          <table:table-cell table:style-name="Tabla9.A1" office:value-type="string">
            <text:p text:style-name="P30">Nombre del Archivo</text:p>
          </table:table-cell>
          <table:table-cell table:style-name="Tabla9.B1" office:value-type="string">
            <text:p text:style-name="P31">Directorio</text:p>
          </table:table-cell>
        </table:table-row>
        <table:table-row table:style-name="Tabla9.1">
          <table:table-cell table:style-name="Tabla9.A2" office:value-type="string">
            <text:p text:style-name="P21">Arribos</text:p>
          </table:table-cell>
          <table:table-cell table:style-name="Tabla9.B2" office:value-type="string">
            <text:p text:style-name="P9">$grupo/arribos</text:p>
          </table:table-cell>
        </table:table-row>
        <table:table-row table:style-name="Tabla9.1">
          <table:table-cell table:style-name="Tabla9.A2" office:value-type="string">
            <text:p text:style-name="P21">Facturas Recibidas</text:p>
          </table:table-cell>
          <table:table-cell table:style-name="Tabla9.B2" office:value-type="string">
            <text:p text:style-name="P9">$grupo/recibidos</text:p>
          </table:table-cell>
        </table:table-row>
        <table:table-row table:style-name="Tabla9.1">
          <table:table-cell table:style-name="Tabla9.A2" office:value-type="string">
            <text:p text:style-name="P21">Facturas Rechazadas</text:p>
          </table:table-cell>
          <table:table-cell table:style-name="Tabla9.B2" office:value-type="string">
            <text:p text:style-name="P9">$grupo/rechazados</text:p>
          </table:table-cell>
        </table:table-row>
        <table:table-row table:style-name="Tabla9.1">
          <table:table-cell table:style-name="Tabla9.A2" office:value-type="string">
            <text:p text:style-name="P21">Facturas Aceptadas</text:p>
          </table:table-cell>
          <table:table-cell table:style-name="Tabla9.B2" office:value-type="string">
            <text:p text:style-name="P9">$grupo/aceptados</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6">
          <table:table-cell table:style-name="Tabla9.A7" table:number-columns-spanned="2" office:value-type="string">
            <text:p text:style-name="P25">Registro Cabecera</text:p>
          </table:table-cell>
          <table:covered-table-cell/>
        </table:table-row>
        <table:table-row table:style-name="Tabla9.8">
          <table:table-cell table:style-name="Tabla9.A8" office:value-type="string">
            <text:p text:style-name="P24">CUITProveedor</text:p>
          </table:table-cell>
          <table:table-cell table:style-name="Tabla9.B8" office:value-type="string">
            <text:p text:style-name="P29"><text:span text:style-name="T47">11 Dígitos. </text:span><text:span text:style-name="T48"> Clave Única de Identificación Tributaria</text:span></text:p>
          </table:table-cell>
        </table:table-row>
        <table:table-row table:style-name="Tabla9.8">
          <table:table-cell table:style-name="Tabla9.A8" office:value-type="string">
            <text:p text:style-name="P24">codigoTipoComprobante</text:p>
          </table:table-cell>
          <table:table-cell table:style-name="Tabla9.B8" office:value-type="string">
            <text:p text:style-name="P36">1 Carácter. VALORES posibles A B C E</text:p>
          </table:table-cell>
        </table:table-row>
        <table:table-row table:style-name="Tabla9.8">
          <table:table-cell table:style-name="Tabla9.A8" office:value-type="string">
            <text:p text:style-name="P24">numeroPuntoVenta</text:p>
          </table:table-cell>
          <table:table-cell table:style-name="Tabla9.B8" office:value-type="string">
            <text:p text:style-name="P36">4 Caracteres. Valores posibles 0001 a 9998</text:p>
          </table:table-cell>
        </table:table-row>
        <table:table-row table:style-name="Tabla9.8">
          <table:table-cell table:style-name="Tabla9.A8" office:value-type="string">
            <text:p text:style-name="P24">numeroComprobante</text:p>
          </table:table-cell>
          <table:table-cell table:style-name="Tabla9.B8" office:value-type="string">
            <text:p text:style-name="P36">8 Caracteres. Valores posibles 00000001 a 99999998</text:p>
          </table:table-cell>
        </table:table-row>
        <table:table-row table:style-name="Tabla9.8">
          <table:table-cell table:style-name="Tabla9.A8" office:value-type="string">
            <text:p text:style-name="P24">fechaFactura</text:p>
          </table:table-cell>
          <table:table-cell table:style-name="Tabla9.B8" office:value-type="string">
            <text:p text:style-name="P36">Fecha</text:p>
          </table:table-cell>
        </table:table-row>
        <table:table-row table:style-name="Tabla9.8">
          <table:table-cell table:style-name="Tabla9.A8" office:value-type="string">
            <text:p text:style-name="P24">fechaVencimientoCAE</text:p>
          </table:table-cell>
          <table:table-cell table:style-name="Tabla9.B8" office:value-type="string">
            <text:p text:style-name="P36">Fecha</text:p>
          </table:table-cell>
        </table:table-row>
        <table:table-row table:style-name="Tabla9.8">
          <table:table-cell table:style-name="Tabla9.A8" office:value-type="string">
            <text:p text:style-name="P24">importeNo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TributoIVA</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18">ImporteTotal</text:p>
          </table:table-cell>
          <table:table-cell table:style-name="Tabla9.B14" office:value-type="string">
            <text:p text:style-name="P29"><text:span text:style-name="T47">Importe (N enteros y 2 dígitos decimales).</text:span><text:span text:style-name="T47"> </text:span></text:p>
          </table:table-cell>
        </table:table-row>
        <table:table-row table:style-name="Tabla9.6">
          <table:table-cell table:style-name="Tabla9.A7" table:number-columns-spanned="2" office:value-type="string">
            <text:p text:style-name="P25">Registro Item</text:p>
          </table:table-cell>
          <table:covered-table-cell/>
        </table:table-row>
        <table:table-row table:style-name="Tabla9.8">
          <table:table-cell table:style-name="Tabla9.A8" office:value-type="string">
            <text:p text:style-name="P24">DescItem</text:p>
          </table:table-cell>
          <table:table-cell table:style-name="Tabla9.B8" office:value-type="string">
            <text:p text:style-name="P35">N Caracteres. Descripción del Item</text:p>
          </table:table-cell>
        </table:table-row>
        <table:table-row table:style-name="Tabla9.8">
          <table:table-cell table:style-name="Tabla9.A8" office:value-type="string">
            <text:p text:style-name="P24">PrecioItem</text:p>
          </table:table-cell>
          <table:table-cell table:style-name="Tabla9.B14" office:value-type="string">
            <text:p text:style-name="P35">Importe (N enteros y 2 dígitos decimales). Valor del Item antes de aplicar IVA</text:p>
          </table:table-cell>
        </table:table-row>
        <table:table-row table:style-name="Tabla9.8">
          <table:table-cell table:style-name="Tabla9.A8" office:value-type="string">
            <text:p text:style-name="P24">tasaIVAItem</text:p>
          </table:table-cell>
          <table:table-cell table:style-name="Tabla9.B14" office:value-type="string">
            <text:p text:style-name="P29"><text:span text:style-name="T47">Importe (N enteros y 2 dígitos decimales). Tasa de IVA aplicable al </text:span><text:span text:style-name="T47">ítem. Los productos no grava</text:span></text:p>
            <text:p text:style-name="P34">dos tienen tasa de iva cero. El valor habitual es 21. Representa un porcentaje. </text:p>
          </table:table-cell>
        </table:table-row>
        <table:table-row table:style-name="Tabla9.8">
          <table:table-cell table:style-name="Tabla9.A8" office:value-type="string">
            <text:p text:style-name="P24">montoIVAItem</text:p>
          </table:table-cell>
          <table:table-cell table:style-name="Tabla9.B14" office:value-type="string">
            <text:p text:style-name="P29"><text:span text:style-name="T47">Importe (N enteros y 2 dígitos decimales). Monto del Iva </text:span><text:span text:style-name="T47">resultante de aplicar la tasa al precio.</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Facturas A Pagar</text:p>
          </table:table-cell>
          <table:table-cell table:style-name="Tabla9.B2" office:value-type="string">
            <text:p text:style-name="P29"><text:span text:style-name="T18">$grupo/facturas/apagar</text:span><text:span text:style-name="T18">.txt</text:span></text:p>
          </table:table-cell>
        </table:table-row>
        <table:table-row table:style-name="Tabla9.1">
          <table:table-cell table:style-name="Tabla9.A2" office:value-type="string">
            <text:p text:style-name="P21">Versiones Anteriores</text:p>
          </table:table-cell>
          <table:table-cell table:style-name="Tabla9.B2" office:value-type="string">
            <text:p text:style-name="P9">$grupo/facturas/old</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CAE</text:p>
          </table:table-cell>
          <table:table-cell table:style-name="Tabla9.B8" office:value-type="string">
            <text:p text:style-name="P29"><text:span text:style-name="T47">14 Dígitos. </text:span><text:span text:style-name="T48"> </text:span><text:span text:style-name="T43">Código de Autorización Electrónico.</text:span></text:p>
          </table:table-cell>
        </table:table-row>
        <table:table-row table:style-name="Tabla9.8">
          <table:table-cell table:style-name="Tabla9.A8" office:value-type="string">
            <text:p text:style-name="P18">Estado</text:p>
          </table:table-cell>
          <table:table-cell table:style-name="Tabla9.B14" office:value-type="string">
            <text:p text:style-name="P35">Valores posibles: A PAGAR - LIBERADA</text:p>
          </table:table-cell>
        </table:table-row>
        <table:table-row table:style-name="Tabla9.8">
          <table:table-cell table:style-name="Tabla9.A8" office:value-type="string">
            <text:p text:style-name="P24">FechaVencimiento</text:p>
          </table:table-cell>
          <table:table-cell table:style-name="Tabla9.B8" office:value-type="string">
            <text:p text:style-name="P36">Fecha</text:p>
          </table:table-cell>
        </table:table-row>
        <table:table-row table:style-name="Tabla9.8">
          <table:table-cell table:style-name="Tabla9.A8" office:value-type="string">
            <text:p text:style-name="P29"><text:span text:style-name="T33">Monto</text:span><text:span text:style-name="T33">Factura</text:span></text:p>
          </table:table-cell>
          <table:table-cell table:style-name="Tabla9.B14" office:value-type="string">
            <text:p text:style-name="P35">Importe (N enteros y 2 dígitos decimales). </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Listados</text:p>
          </table:table-cell>
          <table:table-cell table:style-name="Tabla9.B2" office:value-type="string">
            <text:p text:style-name="P9">$grupo/facturas/listados</text:p>
          </table:table-cell>
        </table:table-row>
        <table:table-row table:style-name="Tabla9.1">
          <table:table-cell table:style-name="Tabla9.A2" office:value-type="string">
            <text:p text:style-name="P21">Archivos de Log</text:p>
          </table:table-cell>
          <table:table-cell table:style-name="Tabla9.B2" office:value-type="string">
            <text:p text:style-name="P9">$grupo/comandos/log/&lt;comando&gt;.log</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Texto</text:p>
          </table:table-cell>
          <table:table-cell table:style-name="Tabla9.B8" office:value-type="string">
            <text:p text:style-name="P29"><text:span text:style-name="T49">N Caracteres. Línea </text:span><text:span text:style-name="T50">del reporte. La longitud de la línea no debe superar los 132 caracteres</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Comandos</text:p>
          </table:table-cell>
          <table:table-cell table:style-name="Tabla9.B2" office:value-type="string">
            <text:p text:style-name="P9">$grupo/comandos/&lt;comando&gt;</text:p>
          </table:table-cell>
        </table:table-row>
      </table:table>
      <text:p text:style-name="P8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24</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onardo </meta:initial-creator>
    <meta:creation-date>2010-10-11T00:18:28</meta:creation-date>
    <dc:date>2010-10-19T00:03:23</dc:date>
    <dc:creator>Amalia </dc:creator>
    <meta:editing-duration>PT16H27M06S</meta:editing-duration>
    <meta:editing-cycles>50</meta:editing-cycles>
    <meta:generator>OpenOffice.org/3.1$Linux OpenOffice.org_project/310m19$Build-9420</meta:generator>
    <meta:document-statistic meta:table-count="79" meta:image-count="0" meta:object-count="0" meta:page-count="52" meta:paragraph-count="1561" meta:word-count="10994" meta:character-count="74820"/>
  </office:meta>
</office:document-meta>
</file>